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Bitstream Vera Sans8" svg:font-family="'Bitstream Vera Sans'" style:font-family-generic="roman"/>
    <style:font-face style:name="Liberation Sans1" svg:font-family="'Liberation Sans'" style:font-family-generic="roman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556d8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style="normal" fo:font-weight="bold" officeooo:rsid="001f37b8" officeooo:paragraph-rsid="00281999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646cm"/>
          <style:tab-stop style:position="3.413cm"/>
        </style:tab-stops>
      </style:paragraph-properties>
      <style:text-properties fo:color="#008000" loext:opacity="100%" style:font-name="Bitstream Vera Sans1" fo:font-size="11pt" fo:text-shadow="none" fo:font-weight="bold" officeooo:paragraph-rsid="004e110f" fo:background-color="transparent" style:font-size-asian="11pt" style:font-size-complex="11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3.6cm"/>
        </style:tab-stops>
      </style:paragraph-properties>
      <style:text-properties fo:color="#008000" loext:opacity="100%" style:font-name="Bitstream Vera Sans1" fo:font-size="11pt" fo:text-shadow="none" fo:font-weight="bold" officeooo:paragraph-rsid="00328075" fo:background-color="transparent" style:font-size-asian="11pt" style:font-size-complex="11pt"/>
    </style:style>
    <style:style style:name="P28" style:family="paragraph" style:parent-style-name="Exemple_5f_gris">
      <style:paragraph-properties fo:margin-left="0cm" fo:margin-right="0cm" fo:margin-top="0cm" fo:margin-bottom="0cm" style:contextual-spacing="false" fo:line-height="100%" fo:orphans="2" fo:widows="2" fo:text-indent="0cm" style:auto-text-indent="false" style:shadow="none"/>
      <style:text-properties fo:color="#000000" loext:opacity="100%" style:font-name="Bitstream Vera Sans1" fo:font-size="12pt" fo:font-style="normal" fo:font-weight="bold" officeooo:paragraph-rsid="00466e90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9" style:family="paragraph" style:parent-style-name="_5f_Paragraphe_20_livret_20_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officeooo:paragraph-rsid="00513576"/>
    </style:style>
    <style:style style:name="P3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31" style:family="paragraph" style:parent-style-name="Text_20_body">
      <style:paragraph-properties fo:margin-top="0cm" fo:margin-bottom="0cm" style:contextual-spacing="false">
        <style:tab-stops>
          <style:tab-stop style:position="3.6cm"/>
        </style:tab-stops>
      </style:paragraph-properties>
      <style:text-properties style:font-name="Bitstream Vera Sans1" fo:font-size="9pt" officeooo:paragraph-rsid="00328075" style:font-size-asian="9pt" style:font-size-complex="9pt"/>
    </style:style>
    <style:style style:name="P32" style:family="paragraph" style:parent-style-name="_5f_Paragraphe_20_livret_20_">
      <style:paragraph-properties fo:margin-top="0cm" fo:margin-bottom="0cm" style:contextual-spacing="false" style:line-height-at-least="0.6cm">
        <style:tab-stops>
          <style:tab-stop style:position="6.301cm" style:type="right" style:leader-style="dotted" style:leader-text="."/>
        </style:tab-stops>
      </style:paragraph-properties>
      <style:text-properties officeooo:paragraph-rsid="00513576"/>
    </style:style>
    <style:style style:name="P33" style:family="paragraph" style:parent-style-name="_5f_Paragraphe_20_livret_20_">
      <style:paragraph-properties fo:margin-top="0cm" fo:margin-bottom="0cm" style:contextual-spacing="false" fo:line-height="150%">
        <style:tab-stops>
          <style:tab-stop style:position="0.37cm"/>
        </style:tab-stops>
      </style:paragraph-properties>
      <style:text-properties officeooo:paragraph-rsid="00513576"/>
    </style:style>
    <style:style style:name="P34" style:family="paragraph" style:parent-style-name="_5f_Paragraphe_20_livret_20_">
      <style:paragraph-properties fo:margin-top="0cm" fo:margin-bottom="0cm" style:contextual-spacing="false" fo:line-height="150%">
        <style:tab-stops>
          <style:tab-stop style:position="0.37cm"/>
        </style:tab-stops>
      </style:paragraph-properties>
      <style:text-properties officeooo:paragraph-rsid="00524b68"/>
    </style:style>
    <style:style style:name="P35" style:family="paragraph" style:parent-style-name="_5f_Paragraphe_20_livret_20_">
      <style:paragraph-properties fo:margin-top="0cm" fo:margin-bottom="0cm" style:contextual-spacing="false" fo:line-height="150%" fo:text-align="start" style:justify-single-word="false">
        <style:tab-stops>
          <style:tab-stop style:position="0.37cm"/>
        </style:tab-stops>
      </style:paragraph-properties>
      <style:text-properties officeooo:paragraph-rsid="00513576"/>
    </style:style>
    <style:style style:name="P36" style:family="paragraph" style:parent-style-name="_5f_Paragraphe_20_livret_20_réponse_20_élève">
      <style:paragraph-properties fo:margin-top="0cm" fo:margin-bottom="0cm" style:contextual-spacing="false" style:line-height-at-least="0.7cm"/>
      <style:text-properties officeooo:paragraph-rsid="00513576"/>
    </style:style>
    <style:style style:name="P37" style:family="paragraph" style:parent-style-name="Standard">
      <style:paragraph-properties fo:margin-top="0cm" fo:margin-bottom="0.199cm" style:contextual-spacing="false" style:shadow="none"/>
      <style:text-properties style:font-name="Bitstream Vera Sans2" fo:font-size="10pt" fo:font-style="normal" officeooo:paragraph-rsid="002a7319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margin-top="0cm" fo:margin-bottom="0.199cm" style:contextual-spacing="false" style:shadow="none"/>
      <style:text-properties style:font-name="Bitstream Vera Sans2" fo:font-size="10pt" fo:font-style="normal" officeooo:paragraph-rsid="00328075" style:font-size-asian="10pt" style:font-style-asian="normal" style:font-size-complex="10pt" style:font-style-complex="normal"/>
    </style:style>
    <style:style style:name="P39" style:family="paragraph" style:parent-style-name="_5f_Paragraphe_20_livret_20_">
      <style:text-properties officeooo:paragraph-rsid="00513576"/>
    </style:style>
    <style:style style:name="P40" style:family="paragraph" style:parent-style-name="_5f_Paragraphe_20_livret_20_">
      <style:paragraph-properties fo:margin-top="0.4cm" fo:margin-bottom="0cm" style:contextual-spacing="false"/>
      <style:text-properties officeooo:paragraph-rsid="00513576"/>
    </style:style>
    <style:style style:name="P41" style:family="paragraph" style:parent-style-name="_5f_Paragraphe_20_livret_20_">
      <style:paragraph-properties fo:margin-top="0.101cm" fo:margin-bottom="0cm" style:contextual-spacing="false"/>
      <style:text-properties officeooo:paragraph-rsid="00513576"/>
    </style:style>
    <style:style style:name="P42" style:family="paragraph" style:parent-style-name="_5f_Paragraphe_20_livret_20_">
      <style:paragraph-properties fo:margin-top="0.099cm" fo:margin-bottom="0cm" style:contextual-spacing="false" style:line-height-at-least="0.6cm">
        <style:tab-stops>
          <style:tab-stop style:position="6.301cm" style:type="right" style:leader-style="dotted" style:leader-text="."/>
        </style:tab-stops>
      </style:paragraph-properties>
      <style:text-properties officeooo:paragraph-rsid="00513576"/>
    </style:style>
    <style:style style:name="P43" style:family="paragraph" style:parent-style-name="_5f_Paragraphe_20_livret_20_">
      <style:paragraph-properties fo:margin-top="0.199cm" fo:margin-bottom="0cm" style:contextual-spacing="false"/>
      <style:text-properties officeooo:paragraph-rsid="00513576"/>
    </style:style>
    <style:style style:name="P44" style:family="paragraph" style:parent-style-name="_5f_Paragraphe_20_livret_20_">
      <style:paragraph-properties fo:margin-top="0.201cm" fo:margin-bottom="0.201cm" style:contextual-spacing="false" style:line-height-at-least="0.6cm">
        <style:tab-stops>
          <style:tab-stop style:position="6.301cm" style:type="right" style:leader-style="dotted" style:leader-text="."/>
        </style:tab-stops>
      </style:paragraph-properties>
      <style:text-properties officeooo:paragraph-rsid="00513576"/>
    </style:style>
    <style:style style:name="P45" style:family="paragraph" style:parent-style-name="_5f_Paragraphe_20_livret_20_">
      <style:paragraph-properties fo:margin-top="0.3cm" fo:margin-bottom="0.101cm" style:contextual-spacing="false" style:line-height-at-least="0.6cm">
        <style:tab-stops>
          <style:tab-stop style:position="6.301cm" style:type="right" style:leader-style="dotted" style:leader-text="."/>
        </style:tab-stops>
      </style:paragraph-properties>
      <style:text-properties officeooo:paragraph-rsid="00513576"/>
    </style:style>
    <style:style style:name="P46" style:family="paragraph" style:parent-style-name="_5f_Paragraphe_20_livret_20_">
      <style:paragraph-properties fo:margin-top="0.499cm" fo:margin-bottom="0cm" style:contextual-spacing="false"/>
      <style:text-properties officeooo:paragraph-rsid="00513576"/>
    </style:style>
    <style:style style:name="P47" style:family="paragraph" style:parent-style-name="_5f_Paragraphe_20_livret_20_" style:master-page-name="">
      <loext:graphic-properties draw:fill="none"/>
      <style:paragraph-properties fo:margin-left="0cm" fo:margin-right="-0.3cm" fo:margin-top="0cm" fo:margin-bottom="0cm" style:contextual-spacing="false" fo:line-height="150%" fo:text-align="start" style:justify-single-word="false" fo:text-indent="0cm" style:auto-text-indent="false" style:page-number="auto" fo:background-color="transparent" style:shadow="none">
        <style:tab-stops>
          <style:tab-stop style:position="0.37cm"/>
        </style:tab-stops>
      </style:paragraph-properties>
      <style:text-properties officeooo:paragraph-rsid="00513576"/>
    </style:style>
    <style:style style:name="P48" style:family="paragraph" style:parent-style-name="_5f_Paragraphe_20_livret_20_réponse_20_élève">
      <style:text-properties officeooo:paragraph-rsid="00513576"/>
    </style:style>
    <style:style style:name="P49" style:family="paragraph" style:parent-style-name="_5f_Paragraphe_20_livret_20_réponse_20_élève">
      <style:paragraph-properties fo:margin-top="0.3cm" fo:margin-bottom="0.199cm" style:contextual-spacing="false" fo:line-height="100%"/>
      <style:text-properties officeooo:paragraph-rsid="00513576"/>
    </style:style>
    <style:style style:name="P50" style:family="paragraph" style:parent-style-name="Exo_5f_Num">
      <style:text-properties officeooo:paragraph-rsid="00513576"/>
    </style:style>
    <style:style style:name="P51" style:family="paragraph" style:parent-style-name="Exo_5f_Num" style:list-style-name="Num_5f_Exo">
      <style:text-properties fo:color="#000000" loext:opacity="100%" style:font-name="Bitstream Vera Sans5" fo:font-size="10pt" fo:font-style="normal" fo:font-weight="normal" officeooo:paragraph-rsid="00524b68"/>
    </style:style>
    <style:style style:name="P52" style:family="paragraph" style:parent-style-name="Exo_5f_Num">
      <style:paragraph-properties fo:margin-top="0.499cm" fo:margin-bottom="0.199cm" style:contextual-spacing="false"/>
    </style:style>
    <style:style style:name="P53" style:family="paragraph" style:parent-style-name="Exo_5f_Num">
      <style:paragraph-properties fo:break-before="column"/>
      <style:text-properties officeooo:paragraph-rsid="00513576"/>
    </style:style>
    <style:style style:name="P54" style:family="paragraph" style:parent-style-name="Exo_5f_Num" style:list-style-name="Num_5f_Exo">
      <style:paragraph-properties fo:break-before="column"/>
      <style:text-properties officeooo:paragraph-rsid="00524b68"/>
    </style:style>
    <style:style style:name="P55" style:family="paragraph" style:parent-style-name="Exo_5f_Num">
      <style:paragraph-properties fo:margin-top="0.499cm" fo:margin-bottom="0.101cm" style:contextual-spacing="false"/>
      <style:text-properties officeooo:paragraph-rsid="00513576"/>
    </style:style>
    <style:style style:name="P56" style:family="paragraph" style:parent-style-name="Exo_5f_Num" style:list-style-name="">
      <style:paragraph-properties fo:margin-top="0.7cm" fo:margin-bottom="0.101cm" style:contextual-spacing="false" fo:text-align="start" style:justify-single-word="false"/>
      <style:text-properties officeooo:paragraph-rsid="00513576"/>
    </style:style>
    <style:style style:name="P57" style:family="paragraph" style:parent-style-name="Exo_5f_Num" style:master-page-name="">
      <style:paragraph-properties fo:margin-top="0.7cm" fo:margin-bottom="0.101cm" style:contextual-spacing="false" style:page-number="auto" fo:keep-with-next="always"/>
      <style:text-properties officeooo:paragraph-rsid="00513576"/>
    </style:style>
    <style:style style:name="P58" style:family="paragraph" style:parent-style-name="Exo_5f_Num">
      <style:paragraph-properties fo:margin-top="0.399cm" fo:margin-bottom="0cm" style:contextual-spacing="false"/>
      <style:text-properties officeooo:paragraph-rsid="00513576"/>
    </style:style>
    <style:style style:name="P59" style:family="paragraph" style:parent-style-name="Exo_5f_Num" style:master-page-name="">
      <style:paragraph-properties fo:keep-together="always" style:page-number="auto" fo:keep-with-next="always"/>
      <style:text-properties officeooo:paragraph-rsid="00513576"/>
    </style:style>
    <style:style style:name="P60" style:family="paragraph" style:parent-style-name="Standard" style:list-style-name="liste_5f_abc">
      <style:text-properties officeooo:paragraph-rsid="00513576"/>
    </style:style>
    <style:style style:name="P61" style:family="paragraph" style:parent-style-name="_5f_Paragraphe_20_livret_20_" style:list-style-name="liste_5f_abc">
      <style:paragraph-properties fo:margin-top="0.4cm" fo:margin-bottom="0.101cm" style:contextual-spacing="false"/>
      <style:text-properties officeooo:paragraph-rsid="00513576"/>
    </style:style>
    <style:style style:name="P62" style:family="paragraph" style:parent-style-name="_5f_Paragraphe_20_livret_20_">
      <style:paragraph-properties fo:margin-top="0.4cm" fo:margin-bottom="0.101cm" style:contextual-spacing="false"/>
      <style:text-properties officeooo:paragraph-rsid="00513576"/>
    </style:style>
    <style:style style:name="P63" style:family="paragraph" style:parent-style-name="_5f_Paragraphe_20_livret_20_" style:master-page-name="">
      <style:paragraph-properties fo:margin-top="0.4cm" fo:margin-bottom="0.101cm" style:contextual-spacing="false" style:page-number="auto" fo:keep-with-next="always"/>
      <style:text-properties officeooo:paragraph-rsid="00513576"/>
    </style:style>
    <style:style style:name="P64" style:family="paragraph" style:parent-style-name="_5f_Paragraphe_20_livret_20_" style:list-style-name="liste_5f_abc" style:master-page-name="">
      <style:paragraph-properties fo:margin-top="0.4cm" fo:margin-bottom="0.101cm" style:contextual-spacing="false" style:page-number="auto" fo:keep-with-next="always"/>
      <style:text-properties officeooo:paragraph-rsid="00513576"/>
    </style:style>
    <style:style style:name="P65" style:family="paragraph" style:parent-style-name="_5f_Paragraphe_20_livret_20_" style:list-style-name="liste_5f_abc" style:master-page-name="">
      <style:paragraph-properties fo:margin-top="0.4cm" fo:margin-bottom="0.101cm" style:contextual-spacing="false" fo:line-height="100%" style:page-number="auto"/>
      <style:text-properties officeooo:paragraph-rsid="00513576"/>
    </style:style>
    <style:style style:name="P66" style:family="paragraph" style:parent-style-name="_5f_Paragraphe_20_livret_20_" style:list-style-name="_5f_Numérotation_20_des_20_exercices_20_livrets">
      <style:paragraph-properties fo:margin-top="0.4cm" fo:margin-bottom="0cm" style:contextual-spacing="false"/>
      <style:text-properties officeooo:paragraph-rsid="00513576"/>
    </style:style>
    <style:style style:name="P67" style:family="paragraph" style:parent-style-name="_5f_Paragraphe_20_livret_20_" style:list-style-name="liste_5f_abc">
      <style:paragraph-properties fo:margin-top="0.4cm" fo:margin-bottom="0cm" style:contextual-spacing="false"/>
      <style:text-properties fo:color="#000000" loext:opacity="100%" style:font-name="Bitstream Vera Sans5" fo:font-size="10pt" fo:font-style="normal" fo:font-weight="normal" officeooo:paragraph-rsid="00513576"/>
    </style:style>
    <style:style style:name="P68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13576"/>
    </style:style>
    <style:style style:name="P69" style:family="paragraph" style:parent-style-name="_5f_Paragraphe_20_livret_20_" style:list-style-name="liste_5f_abc">
      <style:paragraph-properties fo:margin-top="0cm" fo:margin-bottom="0cm" style:contextual-spacing="false"/>
      <style:text-properties fo:color="#000000" loext:opacity="100%" style:font-name="Bitstream Vera Sans5" fo:font-size="10pt" fo:font-style="normal" fo:font-weight="normal" officeooo:paragraph-rsid="00513576"/>
    </style:style>
    <style:style style:name="P70" style:family="paragraph" style:parent-style-name="_5f_Paragraphe_20_livret_20_" style:list-style-name="_5f_Numérotation_20_des_20_exercices_20_livrets">
      <style:paragraph-properties fo:margin-top="0cm" fo:margin-bottom="0cm" style:contextual-spacing="false" fo:line-height="150%"/>
      <style:text-properties officeooo:paragraph-rsid="00513576"/>
    </style:style>
    <style:style style:name="P71" style:family="paragraph" style:parent-style-name="_5f_Paragraphe_20_livret_20_" style:list-style-name="liste_5f_abc">
      <style:paragraph-properties fo:margin-top="0cm" fo:margin-bottom="0cm" style:contextual-spacing="false" fo:line-height="150%"/>
      <style:text-properties officeooo:paragraph-rsid="00513576"/>
    </style:style>
    <style:style style:name="P72" style:family="paragraph" style:parent-style-name="_5f_Paragraphe_20_livret_20_">
      <style:paragraph-properties fo:margin-top="0cm" fo:margin-bottom="0cm" style:contextual-spacing="false" fo:line-height="150%">
        <style:tab-stops>
          <style:tab-stop style:position="0.37cm"/>
        </style:tab-stops>
      </style:paragraph-properties>
      <style:text-properties officeooo:paragraph-rsid="005519d9"/>
    </style:style>
    <style:style style:name="P73" style:family="paragraph" style:parent-style-name="_5f_Paragraphe_20_livret_20_">
      <style:paragraph-properties fo:margin-top="0cm" fo:margin-bottom="0cm" style:contextual-spacing="false" fo:line-height="150%" fo:text-align="start" style:justify-single-word="false">
        <style:tab-stops>
          <style:tab-stop style:position="0.37cm"/>
        </style:tab-stops>
      </style:paragraph-properties>
      <style:text-properties officeooo:paragraph-rsid="005519d9"/>
    </style:style>
    <style:style style:name="P74" style:family="paragraph" style:parent-style-name="_5f_Paragraphe_20_livret_20_" style:list-style-name="_5f_Numérotation_20_des_20_exercices_20_livrets">
      <style:paragraph-properties fo:margin-top="0cm" fo:margin-bottom="0cm" style:contextual-spacing="false" fo:line-height="200%"/>
      <style:text-properties officeooo:paragraph-rsid="00513576"/>
    </style:style>
    <style:style style:name="P75" style:family="paragraph" style:parent-style-name="_5f_Paragraphe_20_livret_20_" style:list-style-name="liste_5f_abc">
      <style:paragraph-properties fo:margin-top="0cm" fo:margin-bottom="0cm" style:contextual-spacing="false" fo:line-height="200%"/>
      <style:text-properties officeooo:paragraph-rsid="00513576"/>
    </style:style>
    <style:style style:name="P76" style:family="paragraph" style:parent-style-name="_5f_Paragraphe_20_livret_20_" style:list-style-name="liste_5f_abc">
      <style:paragraph-properties fo:margin-top="0cm" fo:margin-bottom="0cm" style:contextual-spacing="false" fo:line-height="100%"/>
      <style:text-properties officeooo:paragraph-rsid="00513576"/>
    </style:style>
    <style:style style:name="P77" style:family="paragraph" style:parent-style-name="_5f_Paragraphe_20_livret_20_">
      <style:paragraph-properties fo:margin-top="0cm" fo:margin-bottom="0cm" style:contextual-spacing="false"/>
      <style:text-properties officeooo:paragraph-rsid="00513576"/>
    </style:style>
    <style:style style:name="P78" style:family="paragraph" style:parent-style-name="_5f_Paragraphe_20_livret_20_" style:list-style-name="liste_5f_abc">
      <style:paragraph-properties fo:margin-top="0cm" fo:margin-bottom="0cm" style:contextual-spacing="false" fo:line-height="115%"/>
      <style:text-properties officeooo:paragraph-rsid="00513576"/>
    </style:style>
    <style:style style:name="P79" style:family="paragraph" style:parent-style-name="_5f_Paragraphe_20_livret_20_" style:master-page-name="">
      <style:paragraph-properties fo:margin-top="0cm" fo:margin-bottom="0cm" style:contextual-spacing="false" style:page-number="auto"/>
      <style:text-properties officeooo:paragraph-rsid="00513576"/>
    </style:style>
    <style:style style:name="P80" style:family="paragraph" style:parent-style-name="_5f_Paragraphe_20_livret_20_" style:list-style-name="liste_5f_abc" style:master-page-name="">
      <style:paragraph-properties fo:margin-top="0cm" fo:margin-bottom="0cm" style:contextual-spacing="false" fo:line-height="115%" style:page-number="auto" fo:keep-with-next="always"/>
      <style:text-properties officeooo:paragraph-rsid="00513576"/>
    </style:style>
    <style:style style:name="P81" style:family="paragraph" style:parent-style-name="_5f_Paragraphe_20_livret_20_" style:list-style-name="liste_5f_abc">
      <style:paragraph-properties fo:margin-top="0cm" fo:margin-bottom="0cm" style:contextual-spacing="false" fo:line-height="115%" fo:keep-with-next="always"/>
      <style:text-properties officeooo:paragraph-rsid="00513576"/>
    </style:style>
    <style:style style:name="P82" style:family="paragraph" style:parent-style-name="_5f_Paragraphe_20_livret_20_" style:list-style-name="liste_5f_abc" style:master-page-name="">
      <style:paragraph-properties fo:margin-top="0cm" fo:margin-bottom="0cm" style:contextual-spacing="false" fo:line-height="115%" style:page-number="auto" fo:keep-with-next="auto"/>
      <style:text-properties officeooo:paragraph-rsid="00513576"/>
    </style:style>
    <style:style style:name="P83" style:family="paragraph" style:parent-style-name="_5f_Paragraphe_20_livret_20_" style:list-style-name="liste_5f_abc">
      <style:paragraph-properties fo:margin-top="0.099cm" fo:margin-bottom="0cm" style:contextual-spacing="false"/>
      <style:text-properties fo:color="#000000" loext:opacity="100%" style:font-name="Bitstream Vera Sans5" fo:font-size="10pt" fo:font-style="normal" fo:font-weight="normal" officeooo:paragraph-rsid="00513576"/>
    </style:style>
    <style:style style:name="P84" style:family="paragraph" style:parent-style-name="_5f_Paragraphe_20_livret_20_" style:list-style-name="liste_5f_abc">
      <style:paragraph-properties fo:margin-top="0.099cm" fo:margin-bottom="0cm" style:contextual-spacing="false" fo:line-height="100%"/>
      <style:text-properties officeooo:paragraph-rsid="00513576"/>
    </style:style>
    <style:style style:name="P85" style:family="paragraph" style:parent-style-name="_5f_Paragraphe_20_livret_20_">
      <style:paragraph-properties fo:margin-top="0cm" fo:margin-bottom="0.101cm" style:contextual-spacing="false"/>
      <style:text-properties officeooo:paragraph-rsid="00513576"/>
    </style:style>
    <style:style style:name="P86" style:family="paragraph" style:parent-style-name="_5f_Paragraphe_20_livret_20_" style:list-style-name="liste_5f_abc">
      <style:paragraph-properties fo:margin-top="0.101cm" fo:margin-bottom="0.101cm" style:contextual-spacing="false"/>
      <style:text-properties officeooo:paragraph-rsid="00513576"/>
    </style:style>
    <style:style style:name="P87" style:family="paragraph" style:parent-style-name="_5f_Paragraphe_20_livret_20_">
      <style:paragraph-properties fo:keep-with-next="always"/>
      <style:text-properties officeooo:paragraph-rsid="00513576"/>
    </style:style>
    <style:style style:name="P88" style:family="paragraph" style:parent-style-name="_5f_Paragraphe_20_livret_20_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officeooo:paragraph-rsid="005519d9"/>
    </style:style>
    <style:style style:name="P89" style:family="paragraph" style:parent-style-name="_5f_Paragraphe_20_livret_20_" style:master-page-name="">
      <loext:graphic-properties draw:fill="none"/>
      <style:paragraph-properties fo:margin-left="0cm" fo:margin-right="-1cm" fo:margin-top="0cm" fo:margin-bottom="0cm" style:contextual-spacing="false" fo:line-height="150%" fo:text-align="start" style:justify-single-word="false" fo:text-indent="0cm" style:auto-text-indent="false" style:page-number="auto" fo:background-color="transparent" style:shadow="none">
        <style:tab-stops>
          <style:tab-stop style:position="0.37cm"/>
        </style:tab-stops>
      </style:paragraph-properties>
      <style:text-properties officeooo:paragraph-rsid="005519d9"/>
    </style:style>
    <style:style style:name="P90" style:family="paragraph" style:parent-style-name="_5f_Paragraphe_20_livret_20_" style:master-page-name="">
      <loext:graphic-properties draw:fill="none"/>
      <style:paragraph-properties fo:margin-left="0cm" fo:margin-right="-0.3cm" fo:margin-top="0cm" fo:margin-bottom="0cm" style:contextual-spacing="false" fo:line-height="150%" fo:text-align="start" style:justify-single-word="false" fo:text-indent="0cm" style:auto-text-indent="false" style:page-number="auto" fo:background-color="transparent" style:shadow="none">
        <style:tab-stops>
          <style:tab-stop style:position="0.37cm"/>
        </style:tab-stops>
      </style:paragraph-properties>
      <style:text-properties officeooo:paragraph-rsid="005519d9"/>
    </style:style>
    <style:style style:name="P91" style:family="paragraph" style:parent-style-name="_5f_Paragraphe_20_livret_20_réponse_20_élève" style:list-style-name="liste_5f_abc">
      <style:text-properties officeooo:paragraph-rsid="00513576"/>
    </style:style>
    <style:style style:name="P92" style:family="paragraph" style:parent-style-name="_5f_Paragraphe_20_livret_20_réponse_20_élève" style:list-style-name="liste_5f_abc">
      <style:paragraph-properties style:line-height-at-least="0.7cm"/>
      <style:text-properties officeooo:paragraph-rsid="00513576"/>
    </style:style>
    <style:style style:name="P93" style:family="paragraph" style:parent-style-name="_5f_Paragraphe_20_livret_20_réponse_20_élève" style:list-style-name="_5f_Numérotation_20_des_20_exercices_20_livrets">
      <style:text-properties officeooo:paragraph-rsid="00513576"/>
    </style:style>
    <style:style style:name="P94" style:family="paragraph" style:parent-style-name="_5f_Paragraphe_20_livret_20_réponse_20_élève">
      <style:paragraph-properties fo:line-height="115%"/>
      <style:text-properties officeooo:paragraph-rsid="00513576"/>
    </style:style>
    <style:style style:name="P95" style:family="paragraph" style:parent-style-name="_5f_Paragraphe_20_livret_20_réponse_20_élève" style:list-style-name="liste_5f_abc">
      <style:paragraph-properties fo:margin-top="0.101cm" fo:margin-bottom="0cm" style:contextual-spacing="false" fo:line-height="100%"/>
      <style:text-properties officeooo:paragraph-rsid="00513576"/>
    </style:style>
    <style:style style:name="P96" style:family="paragraph" style:parent-style-name="_5f_Paragraphe_20_livret_20_réponse_20_élève" style:list-style-name="liste_5f_abc">
      <style:paragraph-properties fo:margin-top="0.101cm" fo:margin-bottom="0cm" style:contextual-spacing="false" fo:line-height="100%"/>
      <style:text-properties style:use-window-font-color="true" loext:opacity="0%" fo:font-style="normal" officeooo:paragraph-rsid="00513576" style:font-style-asian="normal" style:font-style-complex="normal"/>
    </style:style>
    <style:style style:name="P97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99cm"/>
      <style:text-properties officeooo:paragraph-rsid="00513576"/>
    </style:style>
    <style:style style:name="P98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99cm"/>
      <style:text-properties officeooo:paragraph-rsid="005519d9"/>
    </style:style>
    <style:style style:name="P99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/>
      <style:text-properties officeooo:paragraph-rsid="00513576"/>
    </style:style>
    <style:style style:name="P100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/>
      <style:text-properties officeooo:paragraph-rsid="005519d9"/>
    </style:style>
    <style:style style:name="P101" style:family="paragraph" style:parent-style-name="_5f_Paragraphe_20_livret_20_réponse_20_élève">
      <style:paragraph-properties fo:margin-top="0cm" fo:margin-bottom="0cm" style:contextual-spacing="false" style:line-height-at-least="0.7cm"/>
      <style:text-properties officeooo:paragraph-rsid="005519d9"/>
    </style:style>
    <style:style style:name="P102" style:family="paragraph" style:parent-style-name="_5f_Paragraphe_20_livret_20_réponse_20_élève" style:list-style-name="liste_5f_abc">
      <style:paragraph-properties fo:margin-top="0.3cm" fo:margin-bottom="0cm" style:contextual-spacing="false" style:line-height-at-least="0.7cm"/>
      <style:text-properties officeooo:paragraph-rsid="00513576"/>
    </style:style>
    <style:style style:name="P103" style:family="paragraph" style:parent-style-name="_5f_Pied_20_de_20_page" style:list-style-name="">
      <style:paragraph-properties fo:text-align="end" style:justify-single-word="false"/>
    </style:style>
    <style:style style:name="P104" style:family="paragraph" style:parent-style-name="_5f_Pied_20_de_20_page">
      <style:paragraph-properties fo:text-align="end" style:justify-single-word="false"/>
    </style:style>
    <style:style style:name="P105" style:family="paragraph" style:parent-style-name="_5f_Pied_20_de_20_page" style:list-style-name=""/>
    <style:style style:name="P10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8" fo:break-before="auto" fo:break-after="auto" style:shadow="none"/>
      <style:text-properties style:font-name="Liberation Serif" fo:font-size="10pt" fo:font-style="normal" fo:font-weight="bold" officeooo:rsid="00290c92" officeooo:paragraph-rsid="0029549c" style:font-size-asian="10pt" style:font-style-asian="normal" style:font-weight-asian="bold" style:font-size-complex="10pt" style:font-style-complex="normal" style:font-weight-complex="bold"/>
    </style:style>
    <style:style style:name="P108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09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text-align="center"/>
    </style:style>
    <style:style style:name="P11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13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6b667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text-shadow="none" style:text-underline-style="none" fo:font-weight="normal" fo:background-color="transparent" loext:char-shading-value="0" style:font-name-asian="Bitstream Vera Sans1" style:font-size-asian="10pt" style:font-weight-asian="normal" style:font-name-complex="Bitstream Vera Sans1" style:font-weight-complex="normal" style:text-emphasize="none" style:font-relief="none"/>
    </style:style>
    <style:style style:name="T8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text-shadow="none" style:text-underline-style="none" fo:font-weight="normal" fo:background-color="transparent" loext:char-shading-value="0" style:font-name-asian="Bitstream Vera Sans1" style:font-size-asian="10pt" style:language-asian="zxx" style:country-asian="none" style:font-weight-asian="normal" style:font-name-complex="Bitstream Vera Sans1" style:font-weight-complex="normal" style:text-emphasize="none" style:font-relief="none"/>
    </style:style>
    <style:style style:name="T9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tyle-complex="italic" style:font-weight-complex="normal" style:text-emphasize="none" style:font-relief="none"/>
    </style:style>
    <style:style style:name="T10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weight-complex="normal" style:text-emphasize="none" style:font-relief="none"/>
    </style:style>
    <style:style style:name="T11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font-style="normal" fo:text-shadow="none" style:text-underline-style="none" fo:font-weight="normal" fo:background-color="transparent" loext:char-shading-value="0" style:font-name-asian="Bitstream Vera Sans1" style:font-size-asian="10pt" style:language-asian="zxx" style:country-asian="none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12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font-style="normal" fo:text-shadow="none" style:text-underline-style="none" fo:font-weight="normal" fo:background-color="transparent" loext:char-shading-value="0" style:font-size-asian="10pt" style:language-asian="zxx" style:country-asian="none" style:font-style-asian="normal" style:font-size-complex="10pt" style:font-style-complex="normal" style:text-emphasize="none" style:font-relief="none"/>
    </style:style>
    <style:style style:name="T14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font-style="normal" fo:text-shadow="none" style:text-underline-style="none" fo:font-weight="normal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text-emphasize="none" style:font-relief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Bitstream Vera Sans1" fo:font-size="10pt" fo:language="zxx" fo:country="none" fo:font-style="normal" style:text-underline-style="none" fo:font-weight="normal" style:font-name-asian="Bitstream Vera Sans1" style:font-size-asian="10pt" style:language-asian="zxx" style:country-asian="none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16" style:family="text">
      <style:text-properties style:use-window-font-color="true" loext:opacity="0%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1" style:font-size-asian="10pt" style:language-asian="zxx" style:country-asian="none" style:font-style-asian="italic" style:font-weight-asian="normal" style:font-name-complex="OpenSymbol1" style:font-style-complex="italic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1" style:font-size-asian="10pt" style:language-asian="zxx" style:country-asian="none" style:font-style-asian="italic" style:font-weight-asian="normal" style:font-name-complex="OpenSymbol1" style:font-size-complex="10pt" style:font-style-complex="italic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1" style:language-asian="zxx" style:country-asian="none" style:font-weight-asian="normal" style:font-name-complex="OpenSymbol1" style:font-weight-complex="normal" style:text-emphasize="none" style:text-scale="100%" style:font-relief="none"/>
    </style:style>
    <style:style style:name="T19" style:family="text">
      <style:text-properties style:use-window-font-color="true" loext:opacity="0%" style:text-outline="false" style:text-line-through-style="none" style:text-line-through-type="none" style:font-name="OpenSymbol1" fo:font-size="10pt" fo:language="zxx" fo:country="none" fo:text-shadow="none" style:text-underline-style="none" fo:font-weight="normal" fo:background-color="transparent" loext:char-shading-value="0" style:font-name-asian="Bitstream Vera Sans1" style:font-size-asian="10pt" style:font-weight-asian="normal" style:font-name-complex="Bitstream Vera Sans1" style:font-weight-complex="normal" style:text-emphasize="none" style:font-relief="none"/>
    </style:style>
    <style:style style:name="T20" style:family="text">
      <style:text-properties style:use-window-font-color="true" loext:opacity="0%" style:text-outline="false" style:text-line-through-style="none" style:text-line-through-type="none" style:font-name="OpenSymbol1" fo:font-size="10pt" fo:language="zxx" fo:country="none" fo:text-shadow="none" style:text-underline-style="none" fo:font-weight="normal" fo:background-color="transparent" loext:char-shading-value="0" style:font-name-asian="Bitstream Vera Sans1" style:font-size-asian="10pt" style:language-asian="zxx" style:country-asian="none" style:font-weight-asian="normal" style:font-name-complex="Bitstream Vera Sans1" style:font-size-complex="10pt" style:font-weight-complex="normal" style:text-emphasize="none" style:font-relief="none"/>
    </style:style>
    <style:style style:name="T21" style:family="text">
      <style:text-properties style:use-window-font-color="true" loext:opacity="0%" style:text-outline="false" style:text-line-through-style="none" style:text-line-through-type="none" style:font-name="OpenSymbol1" fo:font-size="10pt" fo:language="zxx" fo:country="none" fo:font-style="normal" fo:text-shadow="none" style:text-underline-style="none" fo:font-weight="normal" fo:background-color="transparent" loext:char-shading-value="0" style:font-name-asian="Bitstream Vera Sans1" style:font-size-asian="10pt" style:language-asian="zxx" style:country-asian="none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22" style:family="text">
      <style:text-properties style:use-window-font-color="true" loext:opacity="0%" style:text-outline="false" style:text-line-through-style="none" style:text-line-through-type="none" style:font-name="OpenSymbol1" fo:font-size="10pt" fo:language="zxx" fo:country="none" fo:font-style="normal" style:text-underline-style="none" fo:font-weight="normal" fo:background-color="transparent" loext:char-shading-value="0" style:font-name-asian="Bitstream Vera Sans1" style:font-size-asian="10pt" style:language-asian="zxx" style:country-asian="none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23" style:family="text">
      <style:text-properties style:use-window-font-color="true" loext:opacity="0%" style:font-name="Bitstream Vera Sans1" fo:font-size="10pt" style:font-size-asian="10pt" style:font-size-complex="10pt"/>
    </style:style>
    <style:style style:name="T24" style:family="text">
      <style:text-properties style:use-window-font-color="true" loext:opacity="0%" style:font-name="Bitstream Vera Sans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style:use-window-font-color="true" loext:opacity="0%" style:font-name="Bitstream Vera Sans1" fo:font-size="10pt" fo:font-style="normal" fo:font-weight="normal" officeooo:rsid="003c971f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6" style:family="text">
      <style:text-properties style:use-window-font-color="true" loext:opacity="0%" style:font-name="Bitstream Vera Sans1" fo:font-size="10pt" fo:language="zxx" fo:country="none" fo:font-style="normal" style:text-underline-style="none" fo:font-weight="normal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27" style:family="text">
      <style:text-properties style:use-window-font-color="true" loext:opacity="0%" style:font-name="Bitstream Vera Sans1" fo:font-size="10pt" fo:font-weight="normal" officeooo:rsid="003c971f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style:use-window-font-color="true" loext:opacity="0%" style:font-name="Bitstream Vera Sans1" fo:font-style="normal" style:font-style-asian="normal" style:font-style-complex="normal"/>
    </style:style>
    <style:style style:name="T29" style:family="text">
      <style:text-properties style:use-window-font-color="true" loext:opacity="0%" fo:font-style="normal" style:font-style-asian="normal" style:font-style-complex="normal"/>
    </style:style>
    <style:style style:name="T30" style:family="text">
      <style:text-properties style:use-window-font-color="true" loext:opacity="0%" fo:language="zxx" fo:country="none" style:text-underline-style="none" fo:font-weight="normal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scale="100%" style:font-relief="none"/>
    </style:style>
    <style:style style:name="T31" style:family="text">
      <style:text-properties style:use-window-font-color="true" loext:opacity="0%" style:font-size-asian="10pt" style:font-size-complex="10pt" style:text-scale="100%"/>
    </style:style>
    <style:style style:name="T32" style:family="text">
      <style:text-properties style:use-window-font-color="true" loext:opacity="0%" fo:font-weight="normal" officeooo:rsid="003c971f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3" style:family="text">
      <style:text-properties style:font-name="Bitstream Vera Sans1" fo:font-size="10pt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34" style:family="text">
      <style:text-properties style:font-name="Bitstream Vera Sans1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5" style:family="text">
      <style:text-properties style:font-name="Bitstream Vera Sans1" fo:font-size="10pt" fo:font-style="normal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6" style:family="text">
      <style:text-properties style:font-name="Bitstream Vera Sans1" fo:font-size="10pt" fo:font-style="normal" fo:font-weight="normal" officeooo:rsid="003f11d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7" style:family="text">
      <style:text-properties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Bitstream Vera Sans1" fo:font-size="10pt" style:font-size-asian="10pt" style:font-size-complex="10pt"/>
    </style:style>
    <style:style style:name="T39" style:family="text">
      <style:text-properties style:font-name="Bitstream Vera Sans1" style:text-scale="100%"/>
    </style:style>
    <style:style style:name="T40" style:family="text">
      <style:text-properties style:font-name="Bitstream Vera Sans1" fo:background-color="#ffff00" loext:char-shading-value="0" style:text-scale="100%"/>
    </style:style>
    <style:style style:name="T41" style:family="text">
      <style:text-properties style:font-name="Bitstream Vera Sans1" fo:font-size="8pt" fo:font-style="normal" fo:font-weight="normal" officeooo:rsid="003f11de" fo:background-color="#ffff00" loext:char-shading-value="0" style:font-name-asian="OpenSymbol1" style:font-size-asian="8pt" style:font-style-asian="normal" style:font-name-complex="OpenSymbol1" style:font-size-complex="8pt" style:font-style-complex="normal"/>
    </style:style>
    <style:style style:name="T42" style:family="text">
      <style:text-properties style:font-name="OpenSymbol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43" style:family="text">
      <style:text-properties style:font-name="OpenSymbol1" fo:font-size="10pt" fo:font-style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44" style:family="text">
      <style:text-properties style:font-name="OpenSymbol1" fo:font-size="10pt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45" style:family="text">
      <style:text-properties style:font-name="OpenSymbol1" fo:font-size="10pt" fo:font-style="normal" fo:background-color="#ffff00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46" style:family="text">
      <style:text-properties style:font-name="OpenSymbol1" fo:font-size="10pt" fo:font-style="normal" fo:font-weight="normal" style:font-name-asian="OpenSymbol1" style:font-size-asian="10pt" style:font-style-asian="normal" style:font-name-complex="OpenSymbol1" style:font-size-complex="10pt" style:font-style-complex="normal"/>
    </style:style>
    <style:style style:name="T47" style:family="text">
      <style:text-properties style:font-name="OpenSymbol1" fo:font-size="10pt" fo:font-style="normal" fo:font-weight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48" style:family="text">
      <style:text-properties style:font-name="OpenSymbol1" fo:font-size="10pt" fo:font-style="normal" fo:font-weight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49" style:family="text">
      <style:text-properties style:font-name="OpenSymbol1" fo:font-size="10pt" fo:font-style="normal" fo:font-weight="normal" fo:background-color="#ffff00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50" style:family="text">
      <style:text-properties style:font-name="OpenSymbol1" fo:font-size="10pt" fo:font-style="normal" fo:font-weight="normal" officeooo:rsid="003e5c17" fo:background-color="#ffff00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51" style:family="text">
      <style:text-properties style:font-name="OpenSymbol1" fo:font-size="10pt" fo:font-style="normal" fo:font-weight="normal" officeooo:rsid="003f11de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2" style:family="text">
      <style:text-properties style:font-name="OpenSymbol1" fo:font-size="10pt" fo:font-style="normal" fo:font-weight="normal" officeooo:rsid="00408653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53" style:family="text">
      <style:text-properties style:font-name="OpenSymbol1" fo:font-size="10pt" fo:font-style="normal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54" style:family="text">
      <style:text-properties style:font-name="OpenSymbol1" fo:font-size="10pt" fo:font-style="normal" officeooo:rsid="0039e626" fo:background-color="transparent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55" style:family="text">
      <style:text-properties style:font-name="OpenSymbol1" fo:font-size="9pt" fo:font-style="normal" fo:background-color="#ffff00" loext:char-shading-value="0" style:font-name-asian="OpenSymbol1" style:font-size-asian="9pt" style:font-name-complex="OpenSymbol1" style:font-size-complex="9pt"/>
    </style:style>
    <style:style style:name="T56" style:family="text">
      <style:text-properties style:font-name="OpenSymbol1" fo:font-size="8pt" fo:font-style="normal" fo:font-weight="normal" officeooo:rsid="003f11de" fo:background-color="#ffff00" loext:char-shading-value="0" style:font-name-asian="OpenSymbol1" style:font-size-asian="8pt" style:font-style-asian="normal" style:font-name-complex="OpenSymbol1" style:font-size-complex="8pt" style:font-style-complex="normal"/>
    </style:style>
    <style:style style:name="T57" style:family="text">
      <style:text-properties style:font-name="OpenSymbol1" fo:font-size="8pt" fo:font-style="normal" fo:font-weight="normal" officeooo:rsid="00408653" fo:background-color="#ffff00" loext:char-shading-value="0" style:font-name-asian="OpenSymbol1" style:font-size-asian="8pt" style:font-style-asian="normal" style:font-name-complex="OpenSymbol1" style:font-size-complex="8pt" style:font-style-complex="normal"/>
    </style:style>
    <style:style style:name="T58" style:family="text">
      <style:text-properties fo:color="#c74028" loext:opacity="100%" style:font-name="Bitstream Vera Sans1" fo:font-size="10pt" fo:language="zxx" fo:country="none" fo:font-style="normal" style:text-underline-style="solid" style:text-underline-width="auto" style:text-underline-color="font-color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59" style:family="text">
      <style:text-properties fo:color="#c74028" loext:opacity="100%" style:text-outline="false" style:text-line-through-style="none" style:text-line-through-type="none" style:font-name="Bitstream Vera Sans1" fo:font-size="10pt" fo:language="zxx" fo:country="none" fo:font-style="normal" style:text-underline-style="solid" style:text-underline-width="auto" style:text-underline-color="font-color" fo:font-weight="normal" style:font-name-asian="Bitstream Vera Sans1" style:font-size-asian="10pt" style:language-asian="zxx" style:country-asian="none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60" style:family="text">
      <style:text-properties fo:color="#c74028" loext:opacity="100%" style:text-outline="false" style:text-line-through-style="none" style:text-line-through-type="none" style:font-name="OpenSymbol1" fo:font-size="10pt" fo:language="zxx" fo:country="none" fo:font-style="normal" style:text-underline-style="solid" style:text-underline-width="auto" style:text-underline-color="font-color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emphasize="none" style:font-relief="none"/>
    </style:style>
    <style:style style:name="T61" style:family="text">
      <style:text-properties fo:color="#7fb241" loext:opacity="100%" style:font-name="Bitstream Vera Sans1" fo:font-size="10pt" fo:language="zxx" fo:country="none" fo:font-style="normal" style:text-underline-style="solid" style:text-underline-width="auto" style:text-underline-color="font-color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62" style:family="text">
      <style:text-properties fo:color="#7fb241" loext:opacity="100%" style:font-name="Bitstream Vera Sans1" fo:font-size="10pt" fo:language="zxx" fo:country="none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63" style:family="text">
      <style:text-properties fo:color="#7fb241" loext:opacity="100%" fo:language="zxx" fo:country="none" style:text-underline-style="solid" style:text-underline-width="auto" style:text-underline-color="font-color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scale="100%" style:font-relief="none"/>
    </style:style>
    <style:style style:name="T64" style:family="text">
      <style:text-properties style:font-name="Bitstream Vera Sans2" fo:font-size="9pt" style:font-size-asian="9pt" style:font-size-complex="9pt"/>
    </style:style>
    <style:style style:name="T65" style:family="text">
      <style:text-properties style:font-name="Bitstream Vera Sans2" fo:font-size="9pt" style:font-size-asian="9pt" style:font-size-complex="9pt" style:text-scale="100%"/>
    </style:style>
    <style:style style:name="T66" style:family="text">
      <style:text-properties style:font-size-asian="10pt" style:font-size-complex="10pt" style:text-scale="100%"/>
    </style:style>
    <style:style style:name="T67" style:family="text">
      <style:text-properties style:text-scale="100%"/>
    </style:style>
    <style:style style:name="T68" style:family="text">
      <style:text-properties fo:text-transform="lowercase" fo:color="#000000" loext:opacity="100%" style:font-name="Times New Roman" fo:font-size="12pt" fo:font-style="italic" fo:font-weight="normal" style:font-size-asian="12pt" style:font-style-asian="italic" style:font-size-complex="12pt" style:font-style-complex="italic"/>
    </style:style>
    <style:style style:name="T69" style:family="text">
      <style:text-properties fo:font-weight="normal" style:text-scale="100%"/>
    </style:style>
    <style:style style:name="T70" style:family="text">
      <style:text-properties fo:font-weight="normal" fo:background-color="#ffff00" loext:char-shading-value="0" style:text-scale="100%"/>
    </style:style>
    <style:style style:name="T71" style:family="text">
      <style:text-properties fo:font-weight="normal" officeooo:rsid="003e5c17" fo:background-color="#ffff00" loext:char-shading-value="0" style:text-scale="100%"/>
    </style:style>
    <style:style style:name="T72" style:family="text">
      <style:text-properties style:text-outline="false" style:text-line-through-style="none" style:text-line-through-type="none" fo:language="zxx" fo:country="none" fo:text-shadow="none" style:text-underline-style="none" officeooo:rsid="002a7319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font-relief="none"/>
    </style:style>
    <style:style style:name="T73" style:family="text">
      <style:text-properties style:text-outline="false" style:text-line-through-style="none" style:text-line-through-type="none" style:font-name="OpenSymbol1" fo:font-size="10pt" fo:language="zxx" fo:country="none" fo:font-style="normal" fo:text-shadow="none" fo:font-weight="normal" fo:background-color="transparent" loext:char-shading-value="0" style:font-name-asian="OpenSymbol1" style:font-weight-asian="normal" style:font-name-complex="OpenSymbol1" style:font-weight-complex="normal" style:text-emphasize="none" style:font-relief="none"/>
    </style:style>
    <style:style style:name="T74" style:family="text">
      <style:text-properties style:text-outline="false" style:text-line-through-style="none" style:text-line-through-type="none" style:font-name="OpenSymbol1" fo:font-size="10pt" fo:language="zxx" fo:country="none" fo:font-style="normal" fo:text-shadow="none" fo:font-weight="normal" fo:background-color="transparent" loext:char-shading-value="0" style:font-name-asian="OpenSymbol1" style:language-asian="zxx" style:country-asian="none" style:font-weight-asian="normal" style:font-name-complex="OpenSymbol1" style:font-weight-complex="normal" style:text-emphasize="none" style:font-relief="none"/>
    </style:style>
    <style:style style:name="T75" style:family="text">
      <style:text-properties style:text-outline="false" style:text-line-through-style="none" style:text-line-through-type="none" style:font-name="OpenSymbol1" fo:font-size="10pt" fo:language="zxx" fo:country="none" fo:font-style="normal" fo:text-shadow="none" fo:font-weight="normal" fo:background-color="transparent" loext:char-shading-value="0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 style:text-emphasize="none" style:font-relief="none"/>
    </style:style>
    <style:style style:name="T76" style:family="text">
      <style:text-properties style:text-outline="false" style:text-line-through-style="none" style:text-line-through-type="none" style:font-name="OpenSymbol1" fo:font-size="10pt" fo:language="zxx" fo:country="none" fo:font-style="normal" fo:font-weight="normal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 style:text-emphasize="none" style:font-relief="none"/>
    </style:style>
    <style:style style:name="T77" style:family="text">
      <style:text-properties fo:color="#1ca2b8" loext:opacity="100%" style:font-name="Bitstream Vera Sans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1ca2b8" loext:opacity="100%" style:text-outline="false" style:text-line-through-style="none" style:text-line-through-type="none" style:font-name="Bitstream Vera Sans1" fo:font-size="10pt" fo:language="zxx" fo:country="none" fo:font-style="normal" fo:text-shadow="none" style:text-underline-style="solid" style:text-underline-width="auto" style:text-underline-color="font-color" fo:font-weight="bold" officeooo:rsid="00363c64" fo:background-color="transparent" loext:char-shading-value="0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emphasize="none" style:font-relief="none"/>
    </style:style>
    <style:style style:name="T79" style:family="text">
      <style:text-properties fo:color="#1ca2b8" loext:opacity="100%" style:text-outline="false" style:text-line-through-style="none" style:text-line-through-type="none" style:font-name="Bitstream Vera Sans1" fo:font-size="10pt" fo:language="zxx" fo:country="none" fo:font-style="normal" fo:text-shadow="none" style:text-underline-style="solid" style:text-underline-width="auto" style:text-underline-color="font-color" fo:font-weight="normal" fo:background-color="transparent" loext:char-shading-value="0" style:font-name-asian="Bitstream Vera Sans1" style:font-size-asian="10pt" style:language-asian="zxx" style:country-asian="none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80" style:family="text">
      <style:text-properties fo:color="#9d0f89" loext:opacity="100%" style:font-name="Bitstream Vera Sans1" fo:font-size="10pt" fo:language="zxx" fo:country="none" fo:font-style="normal" style:text-underline-style="solid" style:text-underline-width="auto" style:text-underline-color="font-color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81" style:family="text">
      <style:text-properties fo:color="#9d0f89" loext:opacity="100%" style:text-outline="false" style:text-line-through-style="none" style:text-line-through-type="none" style:font-name="Bitstream Vera Sans1" fo:font-size="10pt" fo:language="zxx" fo:country="none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text-emphasize="none" style:font-relief="none"/>
    </style:style>
    <style:style style:name="T82" style:family="text">
      <style:text-properties fo:color="#9d0f89" loext:opacity="100%" style:text-outline="false" style:text-line-through-style="none" style:text-line-through-type="none" style:font-name="Bitstream Vera Sans1" fo:font-size="10pt" fo:language="zxx" fo:country="none" fo:font-style="normal" style:text-underline-style="solid" style:text-underline-width="auto" style:text-underline-color="font-color" fo:font-weight="normal" style:font-name-asian="Bitstream Vera Sans1" style:font-size-asian="10pt" style:language-asian="zxx" style:country-asian="none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83" style:family="text">
      <style:text-properties fo:color="#9d0f89" loext:opacity="100%" style:text-outline="false" style:text-line-through-style="none" style:text-line-through-type="none" fo:language="zxx" fo:country="none" style:text-underline-style="solid" style:text-underline-width="auto" style:text-underline-color="font-color" fo:font-weight="bold" style:font-name-asian="OpenSymbol1" style:font-size-asian="10pt" style:language-asian="zxx" style:country-asian="none" style:font-style-asian="italic" style:font-weight-asian="bold" style:font-name-complex="OpenSymbol1" style:font-size-complex="10pt" style:font-style-complex="italic" style:font-weight-complex="bold" style:text-emphasize="none" style:font-relief="none"/>
    </style:style>
    <style:style style:name="T84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85" style:family="text">
      <style:text-properties fo:color="#000000" loext:opacity="100%" style:font-name="Bitstream Vera Sans5" fo:font-size="10pt" fo:font-style="normal" fo:font-weight="normal"/>
    </style:style>
    <style:style style:name="T86" style:family="text">
      <style:text-properties fo:color="#000000" loext:opacity="100%" style:font-name="Bitstream Vera Sans5" fo:font-size="10pt" fo:font-style="normal" fo:font-weight="normal" fo:background-color="#ffff00" loext:char-shading-value="0"/>
    </style:style>
    <style:style style:name="T87" style:family="text">
      <style:text-properties fo:color="#000000" loext:opacity="100%" style:font-name="Bitstream Vera Sans5" fo:font-size="10pt" fo:font-style="normal" fo:font-weight="normal" officeooo:rsid="00408653" fo:background-color="#ffff00" loext:char-shading-value="0"/>
    </style:style>
    <style:style style:name="T88" style:family="text">
      <style:text-properties fo:color="#000000" loext:opacity="100%" style:font-name="Bitstream Vera Sans5" fo:font-size="10pt" fo:font-style="normal" fo:font-weight="normal" officeooo:rsid="00424155" fo:background-color="#ffff00" loext:char-shading-value="0"/>
    </style:style>
    <style:style style:name="T89" style:family="text">
      <style:text-properties fo:color="#000000" loext:opacity="100%" style:font-name="Bitstream Vera Sans5" fo:font-size="10pt" fo:font-style="normal" fo:font-weight="normal" fo:background-color="#ffff00" loext:char-shading-value="0" style:text-scale="100%"/>
    </style:style>
    <style:style style:name="T90" style:family="text">
      <style:text-properties fo:color="#000000" loext:opacity="100%" style:font-name="Bitstream Vera Sans5" fo:font-size="10pt" fo:font-style="normal" fo:font-weight="normal" fo:background-color="#ffff00" loext:char-shading-value="0" style:font-size-asian="10pt" style:font-size-complex="10pt" style:text-scale="100%"/>
    </style:style>
    <style:style style:name="T91" style:family="text">
      <style:text-properties fo:color="#000000" loext:opacity="100%" style:font-name="Bitstream Vera Sans5" fo:font-size="10pt" fo:font-style="normal" fo:font-weight="normal" officeooo:rsid="003c971f" fo:background-color="#ffff00" loext:char-shading-value="0" style:font-size-asian="10pt" style:font-size-complex="10pt" style:text-scale="100%"/>
    </style:style>
    <style:style style:name="T92" style:family="text">
      <style:text-properties fo:color="#000000" loext:opacity="100%" style:font-name="Bitstream Vera Sans5" fo:font-size="10pt" fo:font-style="normal" fo:font-weight="normal" fo:background-color="#ffff00" loext:char-shading-value="0" style:font-size-asian="10pt" style:font-style-asian="normal" style:font-size-complex="10pt" style:font-style-complex="normal" style:text-scale="100%"/>
    </style:style>
    <style:style style:name="T93" style:family="text">
      <style:text-properties fo:color="#000000" loext:opacity="100%" style:font-name="Bitstream Vera Sans5" fo:font-size="10pt" fo:font-style="normal" fo:font-weight="normal" fo:background-color="#ffff00" loext:char-shading-value="0" style:font-style-asian="normal" style:font-style-complex="normal"/>
    </style:style>
    <style:style style:name="T94" style:family="text">
      <style:text-properties fo:color="#000000" loext:opacity="100%" style:font-name="Bitstream Vera Sans5" fo:font-size="10pt" fo:font-style="normal" fo:font-weight="normal" fo:background-color="#ffff00" loext:char-shading-value="0" style:font-style-asian="normal" style:font-style-complex="normal" style:text-scale="100%"/>
    </style:style>
    <style:style style:name="T95" style:family="text">
      <style:text-properties fo:color="#000000" loext:opacity="100%" style:font-name="Bitstream Vera Sans5" fo:font-size="10pt" fo:font-style="normal" fo:font-weight="normal" officeooo:rsid="003c47d6" fo:background-color="#ffff00" loext:char-shading-value="0"/>
    </style:style>
    <style:style style:name="T96" style:family="text">
      <style:text-properties fo:color="#000000" loext:opacity="100%" style:font-name="Bitstream Vera Sans5" fo:font-size="10pt" fo:font-style="normal" fo:font-weight="normal" officeooo:rsid="003c971f" fo:background-color="#ffff00" loext:char-shading-value="0"/>
    </style:style>
    <style:style style:name="T97" style:family="text">
      <style:text-properties fo:color="#000000" loext:opacity="100%" style:font-name="Bitstream Vera Sans5" fo:font-size="10pt" fo:font-style="normal" fo:font-weight="normal" officeooo:rsid="003e5c17" fo:background-color="#ffff00" loext:char-shading-value="0"/>
    </style:style>
    <style:style style:name="T98" style:family="text">
      <style:text-properties fo:color="#000000" loext:opacity="100%" style:font-name="Bitstream Vera Sans5" fo:font-size="10pt" fo:font-style="normal" fo:font-weight="normal" officeooo:rsid="003f11de" fo:background-color="#ffff00" loext:char-shading-value="0"/>
    </style:style>
    <style:style style:name="T99" style:family="text">
      <style:text-properties fo:color="#000000" loext:opacity="100%" style:font-name="Bitstream Vera Sans5" fo:font-size="10pt" fo:font-style="normal" fo:font-weight="normal" officeooo:rsid="003f11de" fo:background-color="#ffff00" loext:char-shading-value="0" style:font-name-asian="Times New Roman" style:font-weight-asian="normal" style:font-name-complex="Times New Roman" style:font-weight-complex="normal"/>
    </style:style>
    <style:style style:name="T100" style:family="text">
      <style:text-properties fo:color="#000000" loext:opacity="100%" style:font-name="Bitstream Vera Sans5" fo:font-size="10pt" fo:font-style="normal" fo:font-weight="normal" officeooo:rsid="003c971f" fo:background-color="#ffff00" loext:char-shading-value="0" style:font-name-asian="Times New Roman" style:font-weight-asian="normal" style:font-name-complex="Times New Roman" style:font-weight-complex="normal"/>
    </style:style>
    <style:style style:name="T101" style:family="text">
      <style:text-properties fo:color="#000000" loext:opacity="100%" style:font-name="Bitstream Vera Sans5" fo:font-size="10pt" fo:font-style="normal" fo:font-weight="normal" officeooo:rsid="003f11de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2" style:family="text">
      <style:text-properties fo:color="#000000" loext:opacity="100%" style:font-name="Bitstream Vera Sans5" fo:font-size="10pt" fo:font-style="normal" fo:font-weight="normal" officeooo:rsid="003f11de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scale="100%"/>
    </style:style>
    <style:style style:name="T103" style:family="text">
      <style:text-properties fo:color="#000000" loext:opacity="100%" style:font-name="Bitstream Vera Sans5" fo:font-size="10pt" fo:font-style="normal" fo:font-weight="normal" officeooo:rsid="003f11de" fo:background-color="#ffff00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104" style:family="text">
      <style:text-properties fo:color="#000000" loext:opacity="100%" style:font-name="Bitstream Vera Sans5" fo:font-size="10pt" fo:font-style="normal" fo:font-weight="normal" officeooo:rsid="003f11d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5" style:family="text">
      <style:text-properties fo:color="#000000" loext:opacity="100%" style:font-name="Bitstream Vera Sans5" fo:font-size="10pt" fo:font-style="normal" fo:font-weight="normal" officeooo:rsid="005519d9" fo:background-color="#ffff00" loext:char-shading-value="0"/>
    </style:style>
    <style:style style:name="T106" style:family="text">
      <style:text-properties fo:color="#000000" loext:opacity="100%" style:font-name="Bitstream Vera Sans5" fo:font-size="10pt" fo:font-style="normal" fo:font-weight="normal" style:text-scale="100%"/>
    </style:style>
    <style:style style:name="T107" style:family="text">
      <style:text-properties fo:color="#000000" loext:opacity="100%" style:font-name="Bitstream Vera Sans5" fo:font-size="10pt" fo:font-style="normal" fo:font-weight="normal" officeooo:rsid="0037f708" style:text-scale="100%"/>
    </style:style>
    <style:style style:name="T108" style:family="text">
      <style:text-properties fo:color="#000000" loext:opacity="100%" style:font-name="Bitstream Vera Sans5" fo:font-size="10pt" fo:font-style="normal" fo:font-weight="normal" officeooo:rsid="00383fcc" style:text-scale="100%"/>
    </style:style>
    <style:style style:name="T109" style:family="text">
      <style:text-properties fo:color="#000000" loext:opacity="100%" style:font-name="Bitstream Vera Sans5" fo:font-size="10pt" fo:font-style="normal" fo:font-weight="normal" officeooo:rsid="0037f708"/>
    </style:style>
    <style:style style:name="T110" style:family="text">
      <style:text-properties fo:color="#000000" loext:opacity="100%" style:font-name="Bitstream Vera Sans5" fo:font-size="10pt" fo:font-style="normal" fo:font-weight="normal" style:font-size-asian="10pt" style:font-size-complex="10pt"/>
    </style:style>
    <style:style style:name="T111" style:family="text">
      <style:text-properties fo:color="#000000" loext:opacity="100%" style:font-name="Bitstream Vera Sans5" fo:font-size="10pt" fo:font-style="normal" fo:font-weight="normal" style:font-size-asian="10pt" style:font-size-complex="10pt" style:text-scale="100%"/>
    </style:style>
    <style:style style:name="T112" style:family="text">
      <style:text-properties fo:color="#000000" loext:opacity="100%" style:font-name="Bitstream Vera Sans5" fo:font-size="10pt" fo:font-style="normal" fo:font-weight="normal" style:font-size-asian="10pt" style:font-size-complex="10pt" style:text-scale="90%"/>
    </style:style>
    <style:style style:name="T113" style:family="text">
      <style:text-properties fo:color="#000000" loext:opacity="100%" style:font-name="Bitstream Vera Sans5" fo:font-size="10pt" fo:font-style="normal" fo:font-weight="normal" style:font-size-asian="10pt" style:font-style-asian="normal" style:font-size-complex="10pt" style:font-style-complex="normal" style:text-scale="100%"/>
    </style:style>
    <style:style style:name="T114" style:family="text">
      <style:text-properties fo:color="#000000" loext:opacity="100%" style:font-name="Bitstream Vera Sans5" fo:font-size="10pt" fo:font-style="normal" fo:font-weight="normal" officeooo:rsid="00383fcc" style:font-size-asian="10pt" style:font-style-asian="normal" style:font-size-complex="10pt" style:font-style-complex="normal" style:text-scale="100%"/>
    </style:style>
    <style:style style:name="T115" style:family="text">
      <style:text-properties fo:color="#000000" loext:opacity="100%" style:font-name="Bitstream Vera Sans5" fo:font-size="10pt" fo:font-style="normal" fo:font-weight="normal" officeooo:rsid="00383fcc"/>
    </style:style>
    <style:style style:name="T116" style:family="text">
      <style:text-properties fo:color="#000000" loext:opacity="100%" style:font-name="Bitstream Vera Sans5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7" style:family="text">
      <style:text-properties fo:color="#000000" loext:opacity="100%" style:font-name="Bitstream Vera Sans5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scale="100%"/>
    </style:style>
    <style:style style:name="T118" style:family="text">
      <style:text-properties fo:color="#000000" loext:opacity="100%" style:font-name="Bitstream Vera Sans5" fo:font-size="10pt" fo:font-style="normal" fo:font-weight="normal" style:font-size-asian="12pt" style:font-style-asian="italic" style:font-size-complex="12pt" style:font-style-complex="italic"/>
    </style:style>
    <style:style style:name="T119" style:family="text">
      <style:text-properties fo:color="#000000" loext:opacity="100%" style:font-name="Bitstream Vera Sans5" fo:font-size="10pt" fo:font-style="normal" fo:font-weight="normal" style:font-size-asian="12pt" style:font-style-asian="italic" style:font-size-complex="12pt" style:font-style-complex="italic" style:text-scale="100%"/>
    </style:style>
    <style:style style:name="T120" style:family="text">
      <style:text-properties fo:color="#000000" loext:opacity="100%" style:font-name="Bitstream Vera Sans5" fo:font-size="10pt" fo:font-style="normal" fo:font-weight="normal" style:font-size-asian="12pt" style:font-size-complex="12pt"/>
    </style:style>
    <style:style style:name="T121" style:family="text">
      <style:text-properties fo:color="#000000" loext:opacity="100%" style:font-name="Bitstream Vera Sans5" fo:font-size="10pt" fo:font-style="normal" fo:font-weight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122" style:family="text">
      <style:text-properties fo:color="#000000" loext:opacity="100%" style:font-name="Bitstream Vera Sans5" fo:font-size="9pt" fo:font-style="normal" fo:font-weight="normal" officeooo:rsid="003f11de" fo:background-color="#ffff00" loext:char-shading-value="0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23" style:family="text">
      <style:text-properties fo:color="#000000" loext:opacity="100%" style:font-name="Bitstream Vera Sans5" fo:font-size="9pt" fo:font-style="normal" fo:font-weight="normal" officeooo:rsid="003f11de" fo:background-color="#ffff00" loext:char-shading-value="0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0%"/>
    </style:style>
    <style:style style:name="T124" style:family="text">
      <style:text-properties fo:color="#000000" loext:opacity="100%" style:font-name="Bitstream Vera Sans5" fo:font-size="9pt" fo:font-style="normal" fo:font-weight="normal" officeooo:rsid="003c971f" fo:background-color="#ffff00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125" style:family="text">
      <style:text-properties fo:color="#000000" loext:opacity="100%" style:font-name="Bitstream Vera Sans5" fo:font-size="9pt" fo:font-style="normal" fo:font-weight="normal" officeooo:rsid="003e5c17" fo:background-color="#ffff00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126" style:family="text">
      <style:text-properties fo:color="#000000" loext:opacity="100%" style:font-name="Bitstream Vera Sans5" fo:font-size="9pt" fo:font-style="normal" fo:font-weight="normal" officeooo:rsid="003f11de" fo:background-color="#ffff00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127" style:family="text">
      <style:text-properties fo:color="#000000" loext:opacity="100%" style:font-name="Bitstream Vera Sans5" fo:font-size="8pt" fo:font-style="normal" fo:font-weight="normal" officeooo:rsid="003f11de" fo:background-color="#ffff00" loext:char-shading-value="0" style:font-size-asian="8pt" style:font-size-complex="8pt"/>
    </style:style>
    <style:style style:name="T128" style:family="text">
      <style:text-properties fo:color="#000000" loext:opacity="100%" style:font-name="Bitstream Vera Sans5" fo:font-size="8pt" fo:font-style="normal" fo:font-weight="normal" officeooo:rsid="003c971f" fo:background-color="#ffff00" loext:char-shading-value="0" style:font-size-asian="8pt" style:font-size-complex="8pt"/>
    </style:style>
    <style:style style:name="T129" style:family="text">
      <style:text-properties fo:color="#000000" loext:opacity="100%" style:text-position="0% 100%" style:font-name="Bitstream Vera Sans5" fo:font-size="10pt" fo:font-style="normal" fo:font-weight="normal" officeooo:rsid="00408653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00%"/>
    </style:style>
    <style:style style:name="T130" style:family="text">
      <style:text-properties fo:color="#000000" loext:opacity="100%" style:text-position="0% 100%" style:font-name="Bitstream Vera Sans5" fo:font-size="10pt" fo:font-style="normal" fo:font-weight="normal" officeooo:rsid="00424155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00%"/>
    </style:style>
    <style:style style:name="T131" style:family="text">
      <style:text-properties fo:color="#000000" loext:opacity="100%" style:font-name="OpenSymbol1" fo:font-size="10pt" fo:font-style="normal" fo:font-weight="normal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32" style:family="text">
      <style:text-properties fo:color="#000000" loext:opacity="100%" style:font-name="OpenSymbol1" fo:font-size="10pt" fo:font-style="normal" fo:font-weight="normal" fo:background-color="#ffff00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133" style:family="text">
      <style:text-properties fo:color="#000000" loext:opacity="100%" style:font-name="OpenSymbol1" fo:font-size="10pt" fo:font-style="normal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34" style:family="text">
      <style:text-properties fo:color="#000000" loext:opacity="100%" style:font-name="OpenSymbol1" fo:font-size="10pt" fo:font-style="normal" fo:font-weight="normal" officeooo:rsid="003f11d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35" style:family="text">
      <style:text-properties fo:color="#000000" loext:opacity="100%" style:font-name="OpenSymbol1" fo:font-size="10pt" fo:font-style="normal" fo:font-weight="normal" style:font-name-asian="OpenSymbol1" style:font-size-asian="10pt" style:font-style-asian="normal" style:font-name-complex="OpenSymbol1" style:font-size-complex="10pt" style:font-style-complex="normal"/>
    </style:style>
    <style:style style:name="T136" style:family="text">
      <style:text-properties fo:color="#000000" loext:opacity="100%" style:font-name="OpenSymbol1" fo:font-size="10pt" fo:font-style="normal" fo:font-weight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137" style:family="text">
      <style:text-properties fo:color="#000000" loext:opacity="100%" style:font-name="OpenSymbol1" fo:font-size="10pt" fo:letter-spacing="-0.004cm" fo:font-style="normal" fo:font-weight="normal" style:font-name-asian="OpenSymbol1" style:font-size-asian="10pt" style:font-style-asian="normal" style:font-name-complex="OpenSymbol1" style:font-size-complex="10pt" style:font-style-complex="normal" style:text-scale="100%"/>
    </style:style>
    <style:style style:name="T138" style:family="text">
      <style:text-properties fo:color="#000000" loext:opacity="100%" style:font-name="OpenSymbol1" fo:font-size="10pt" fo:letter-spacing="-0.004cm" fo:font-style="normal" fo:font-weight="normal" style:font-name-asian="OpenSymbol1" style:font-size-asian="10pt" style:font-style-asian="normal" style:font-name-complex="OpenSymbol1" style:font-size-complex="10pt" style:font-style-complex="normal" style:text-scale="80%"/>
    </style:style>
    <style:style style:name="T139" style:family="text">
      <style:text-properties fo:color="#000000" loext:opacity="100%" style:font-name="OpenSymbol1" fo:font-size="10pt" fo:letter-spacing="-0.004cm" fo:font-style="normal" fo:font-weight="normal" officeooo:rsid="003c417d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40" style:family="text">
      <style:text-properties fo:color="#000000" loext:opacity="100%" style:font-name="OpenSymbol1" fo:font-size="9pt" fo:font-style="normal" fo:font-weight="normal" officeooo:rsid="003f11de" fo:background-color="#ffff00" loext:char-shading-value="0" style:font-name-asian="OpenSymbol1" style:font-size-asian="9pt" style:font-style-asian="normal" style:font-weight-asian="normal" style:font-name-complex="OpenSymbol1" style:font-size-complex="9pt" style:font-style-complex="normal" style:font-weight-complex="normal" style:text-scale="100%"/>
    </style:style>
    <style:style style:name="T141" style:family="text">
      <style:text-properties fo:color="#000000" loext:opacity="100%" fo:font-weight="normal"/>
    </style:style>
    <style:style style:name="T142" style:family="text">
      <style:text-properties fo:color="#000000" loext:opacity="100%" fo:font-weight="normal" fo:background-color="#ffff00" loext:char-shading-value="0"/>
    </style:style>
    <style:style style:name="T143" style:family="text">
      <style:text-properties fo:color="#000000" loext:opacity="100%" fo:font-weight="normal" fo:background-color="#ffff00" loext:char-shading-value="0" style:font-size-asian="10pt" style:font-size-complex="10pt" style:text-scale="100%"/>
    </style:style>
    <style:style style:name="T144" style:family="text">
      <style:text-properties fo:color="#000000" loext:opacity="100%" fo:font-weight="normal" officeooo:rsid="003e5c17" fo:background-color="#ffff00" loext:char-shading-value="0" style:font-size-asian="10pt" style:font-size-complex="10pt" style:text-scale="100%"/>
    </style:style>
    <style:style style:name="T145" style:family="text">
      <style:text-properties fo:color="#000000" loext:opacity="100%" fo:font-weight="normal" officeooo:rsid="003f11de" fo:background-color="#ffff00" loext:char-shading-value="0" style:font-size-asian="10pt" style:font-size-complex="10pt" style:text-scale="100%"/>
    </style:style>
    <style:style style:name="T146" style:family="text">
      <style:text-properties fo:color="#000000" loext:opacity="100%" fo:font-weight="normal" officeooo:rsid="00383fcc" fo:background-color="#ffff00" loext:char-shading-value="0"/>
    </style:style>
    <style:style style:name="T147" style:family="text">
      <style:text-properties fo:color="#000000" loext:opacity="100%" fo:font-weight="normal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 style:text-scale="100%"/>
    </style:style>
    <style:style style:name="T148" style:family="text">
      <style:text-properties fo:color="#000000" loext:opacity="100%" fo:font-weight="normal" fo:background-color="#ffff00" loext:char-shading-value="0" style:text-scale="100%"/>
    </style:style>
    <style:style style:name="T149" style:family="text">
      <style:text-properties fo:color="#000000" loext:opacity="100%" fo:font-weight="normal" officeooo:rsid="003c47d6" fo:background-color="#ffff00" loext:char-shading-value="0" style:text-scale="100%"/>
    </style:style>
    <style:style style:name="T150" style:family="text">
      <style:text-properties fo:color="#000000" loext:opacity="100%" fo:font-weight="normal" officeooo:rsid="003c971f" fo:background-color="#ffff00" loext:char-shading-value="0"/>
    </style:style>
    <style:style style:name="T151" style:family="text">
      <style:text-properties fo:color="#000000" loext:opacity="100%" fo:font-weight="normal" officeooo:rsid="003e5c17" fo:background-color="#ffff00" loext:char-shading-value="0"/>
    </style:style>
    <style:style style:name="T152" style:family="text">
      <style:text-properties fo:color="#000000" loext:opacity="100%" fo:font-weight="normal" officeooo:rsid="003f11de" fo:background-color="#ffff00" loext:char-shading-value="0"/>
    </style:style>
    <style:style style:name="T153" style:family="text">
      <style:text-properties fo:color="#000000" loext:opacity="100%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154" style:family="text">
      <style:text-properties fo:color="#000000" loext:opacity="100%" fo:font-weight="normal" officeooo:rsid="003f11de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5" style:family="text">
      <style:text-properties fo:color="#000000" loext:opacity="100%" fo:font-weight="normal" officeooo:rsid="003f11de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scale="100%"/>
    </style:style>
    <style:style style:name="T156" style:family="text">
      <style:text-properties fo:color="#000000" loext:opacity="100%" fo:font-weight="normal" officeooo:rsid="00408653" fo:background-color="#ffff00" loext:char-shading-value="0"/>
    </style:style>
    <style:style style:name="T157" style:family="text">
      <style:text-properties fo:color="#000000" loext:opacity="100%" fo:font-weight="normal" style:font-size-asian="10pt" style:font-size-complex="10pt" style:text-scale="100%"/>
    </style:style>
    <style:style style:name="T158" style:family="text">
      <style:text-properties fo:color="#000000" loext:opacity="100%" fo:font-weight="normal" fo:background-color="transparent" loext:char-shading-value="0"/>
    </style:style>
    <style:style style:name="T159" style:family="text">
      <style:text-properties fo:color="#000000" loext:opacity="100%" fo:font-weight="normal" officeooo:rsid="00383fcc"/>
    </style:style>
    <style:style style:name="T160" style:family="text">
      <style:text-properties fo:color="#000000" loext:opacity="100%" style:font-name="Bitstream Vera Sans3" fo:font-size="10pt" fo:background-color="#ffff00" loext:char-shading-value="0"/>
    </style:style>
    <style:style style:name="T161" style:family="text">
      <style:text-properties fo:color="#000000" loext:opacity="100%" style:font-name="Bitstream Vera Sans3" fo:font-size="10pt" officeooo:rsid="00391888" fo:background-color="#ffff00" loext:char-shading-value="0"/>
    </style:style>
    <style:style style:name="T162" style:family="text">
      <style:text-properties fo:color="#000000" loext:opacity="100%" style:font-name="Bitstream Vera Sans3" fo:font-size="10pt" officeooo:rsid="0039e626" fo:background-color="#ffff00" loext:char-shading-value="0"/>
    </style:style>
    <style:style style:name="T163" style:family="text">
      <style:text-properties fo:color="#000000" loext:opacity="100%" officeooo:rsid="00391888" fo:background-color="#ffff00" loext:char-shading-value="0"/>
    </style:style>
    <style:style style:name="T164" style:family="text">
      <style:text-properties fo:color="#000000" loext:opacity="100%" officeooo:rsid="003c971f" fo:background-color="#ffff00" loext:char-shading-value="0"/>
    </style:style>
    <style:style style:name="T165" style:family="text">
      <style:text-properties fo:color="#000000" loext:opacity="100%" style:font-name="Bitstream Vera Sans1" fo:font-size="10pt" fo:font-style="normal" fo:font-weight="normal" fo:background-color="#ffff00" loext:char-shading-value="0"/>
    </style:style>
    <style:style style:name="T166" style:family="text">
      <style:text-properties fo:color="#000000" loext:opacity="100%" style:font-name="Bitstream Vera Sans1" fo:font-size="10pt" fo:font-style="normal" fo:font-weight="normal" fo:background-color="#ffff00" loext:char-shading-value="0" style:text-scale="100%"/>
    </style:style>
    <style:style style:name="T167" style:family="text">
      <style:text-properties fo:color="#000000" loext:opacity="100%" style:font-name="Bitstream Vera Sans1" fo:font-size="10pt" fo:font-style="normal" fo:font-weight="normal" officeooo:rsid="003c47d6" fo:background-color="#ffff00" loext:char-shading-value="0" style:text-scale="100%"/>
    </style:style>
    <style:style style:name="T168" style:family="text">
      <style:text-properties fo:color="#000000" loext:opacity="100%" style:font-name="Bitstream Vera Sans1" fo:font-size="10pt" fo:font-style="normal" fo:font-weight="normal" officeooo:rsid="003c79ff" fo:background-color="#ffff00" loext:char-shading-value="0" style:text-scale="100%"/>
    </style:style>
    <style:style style:name="T169" style:family="text">
      <style:text-properties fo:color="#000000" loext:opacity="100%" style:font-name="Bitstream Vera Sans1" fo:font-size="10pt" fo:font-style="normal" fo:font-weight="normal" officeooo:rsid="003e5c17" fo:background-color="#ffff00" loext:char-shading-value="0" style:text-scale="100%"/>
    </style:style>
    <style:style style:name="T170" style:family="text">
      <style:text-properties fo:color="#000000" loext:opacity="100%" style:font-name="Bitstream Vera Sans1" fo:font-size="10pt" fo:font-style="normal" fo:font-weight="normal" officeooo:rsid="003f11de" fo:background-color="#ffff00" loext:char-shading-value="0" style:text-scale="100%"/>
    </style:style>
    <style:style style:name="T171" style:family="text">
      <style:text-properties fo:color="#000000" loext:opacity="100%" style:font-name="Bitstream Vera Sans1" fo:font-size="10pt" fo:font-style="normal" fo:font-weight="normal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 style:text-scale="100%"/>
    </style:style>
    <style:style style:name="T172" style:family="text">
      <style:text-properties fo:color="#000000" loext:opacity="100%" style:font-name="Bitstream Vera Sans1" fo:font-size="10pt" fo:font-style="normal" fo:font-weight="normal" officeooo:rsid="003c417d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 style:text-scale="100%"/>
    </style:style>
    <style:style style:name="T173" style:family="text">
      <style:text-properties fo:color="#000000" loext:opacity="100%" style:font-name="Bitstream Vera Sans1" fo:font-size="10pt" fo:font-style="normal" fo:font-weight="normal" officeooo:rsid="003c971f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4" style:family="text">
      <style:text-properties fo:color="#000000" loext:opacity="100%" style:font-name="Bitstream Vera Sans1" fo:font-size="10pt" fo:font-style="normal" fo:font-weight="normal" officeooo:rsid="003e5c17" fo:background-color="#ffff00" loext:char-shading-value="0"/>
    </style:style>
    <style:style style:name="T175" style:family="text">
      <style:text-properties fo:color="#000000" loext:opacity="100%" style:font-name="Bitstream Vera Sans1" fo:font-size="10pt" fo:font-style="normal" fo:font-weight="normal" fo:background-color="#ffff00" loext:char-shading-value="0" style:font-size-asian="10pt" style:font-size-complex="10pt" style:text-scale="100%"/>
    </style:style>
    <style:style style:name="T176" style:family="text">
      <style:text-properties fo:color="#000000" loext:opacity="100%" style:font-name="Bitstream Vera Sans1" fo:font-size="10pt" fo:font-style="normal" fo:font-weight="normal" officeooo:rsid="003e5c17" fo:background-color="#ffff00" loext:char-shading-value="0" style:font-size-asian="10pt" style:font-size-complex="10pt" style:text-scale="100%"/>
    </style:style>
    <style:style style:name="T177" style:family="text">
      <style:text-properties fo:color="#000000" loext:opacity="100%" style:font-name="Bitstream Vera Sans1" fo:font-size="10pt" fo:font-style="normal" fo:font-weight="normal" officeooo:rsid="003e5c17" fo:background-color="#ffff00" loext:char-shading-value="0" style:font-name-asian="OpenSymbol1" style:font-size-asian="10pt" style:font-style-asian="normal" style:font-name-complex="OpenSymbol1" style:font-size-complex="10pt" style:font-style-complex="normal" style:text-scale="100%"/>
    </style:style>
    <style:style style:name="T178" style:family="text">
      <style:text-properties fo:color="#000000" loext:opacity="100%" style:font-name="Bitstream Vera Sans1" fo:font-size="10pt" fo:font-style="normal" fo:font-weight="normal" style:text-scale="100%"/>
    </style:style>
    <style:style style:name="T179" style:family="text">
      <style:text-properties fo:color="#000000" loext:opacity="100%" style:font-name="Bitstream Vera Sans1" fo:font-size="10pt" fo:font-style="normal" fo:font-weight="normal" officeooo:rsid="003c47d6" style:text-scale="100%"/>
    </style:style>
    <style:style style:name="T180" style:family="text">
      <style:text-properties fo:color="#000000" loext:opacity="100%" style:font-name="Bitstream Vera Sans1" fo:font-size="10pt" fo:letter-spacing="-0.004cm" fo:font-style="normal" fo:font-weight="normal" style:font-style-asian="normal" style:font-style-complex="normal" style:text-scale="75%"/>
    </style:style>
    <style:style style:name="T181" style:family="text">
      <style:text-properties fo:color="#000000" loext:opacity="100%" style:font-name="Bitstream Vera Sans1" fo:font-size="10pt" fo:letter-spacing="-0.004cm" fo:font-style="normal" fo:font-weight="normal" officeooo:rsid="003c417d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00%"/>
    </style:style>
    <style:style style:name="T182" style:family="text">
      <style:text-properties fo:color="#000000" loext:opacity="100%" style:font-name="Bitstream Vera Sans1" fo:font-size="10pt" fo:letter-spacing="-0.004cm" fo:font-style="normal" fo:font-weight="normal" officeooo:rsid="00468c62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00%"/>
    </style:style>
    <style:style style:name="T183" style:family="text">
      <style:text-properties fo:color="#000000" loext:opacity="100%" style:font-name="Bitstream Vera Sans1" fo:font-size="10pt" fo:letter-spacing="-0.004cm" fo:font-style="normal" fo:font-weight="normal" officeooo:rsid="005460e4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00%"/>
    </style:style>
    <style:style style:name="T184" style:family="text">
      <style:text-properties fo:color="#000000" loext:opacity="100%" style:font-name="Bitstream Vera Sans1" fo:font-size="10pt" fo:letter-spacing="-0.004cm" fo:font-style="normal" fo:font-weight="normal" officeooo:rsid="003c417d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75%"/>
    </style:style>
    <style:style style:name="T185" style:family="text">
      <style:text-properties fo:color="#000000" loext:opacity="100%" style:font-name="Bitstream Vera Sans1" fo:font-size="10pt" fo:letter-spacing="-0.004cm" fo:font-style="normal" fo:font-weight="normal" officeooo:rsid="003c417d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80%"/>
    </style:style>
    <style:style style:name="T186" style:family="text">
      <style:text-properties fo:color="#000000" loext:opacity="100%" style:font-name="Bitstream Vera Sans1" fo:font-size="10pt" officeooo:rsid="003c971f" fo:background-color="#ffff00" loext:char-shading-value="0" style:font-size-asian="10pt" style:font-size-complex="10pt"/>
    </style:style>
    <style:style style:name="T187" style:family="text">
      <style:text-properties fo:color="#000000" loext:opacity="100%" style:font-name="Bitstream Vera Sans1" fo:font-size="10pt" fo:font-weight="normal" officeooo:rsid="003c971f" fo:background-color="#ffff00" loext:char-shading-value="0" style:font-size-asian="10pt" style:font-size-complex="10pt"/>
    </style:style>
    <style:style style:name="T188" style:family="text">
      <style:text-properties fo:color="#000000" loext:opacity="100%" style:font-name="Bitstream Vera Sans1" fo:font-weight="normal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 style:text-scale="100%"/>
    </style:style>
    <style:style style:name="T189" style:family="text">
      <style:text-properties fo:color="#000000" loext:opacity="100%" style:font-name="Bitstream Vera Sans1" fo:font-weight="normal" officeooo:rsid="003c417d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 style:text-scale="100%"/>
    </style:style>
    <style:style style:name="T190" style:family="text">
      <style:text-properties fo:color="#000000" loext:opacity="100%" style:font-name="Bitstream Vera Sans1" fo:font-weight="normal" officeooo:rsid="003e5c17" fo:background-color="#ffff00" loext:char-shading-value="0"/>
    </style:style>
    <style:style style:name="T191" style:family="text">
      <style:text-properties fo:color="#000000" loext:opacity="100%" style:font-name="Bitstream Vera Sans1" fo:font-weight="normal" officeooo:rsid="003f11de" fo:background-color="#ffff00" loext:char-shading-value="0"/>
    </style:style>
    <style:style style:name="T192" style:family="text">
      <style:text-properties fo:color="#000000" loext:opacity="100%" style:font-name="Bitstream Vera Sans1" fo:font-weight="normal" officeooo:rsid="003f11de" fo:background-color="#ffff00" loext:char-shading-value="0" style:font-name-asian="Times New Roman" style:font-weight-asian="normal" style:font-name-complex="Times New Roman" style:font-weight-complex="normal"/>
    </style:style>
    <style:style style:name="T193" style:family="text">
      <style:text-properties fo:color="#000000" loext:opacity="100%" style:font-name="Bitstream Vera Sans1" fo:font-weight="normal" officeooo:rsid="003f11de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4" style:family="text">
      <style:text-properties fo:color="#000000" loext:opacity="100%" style:font-name="Bitstream Vera Sans1" fo:font-weight="normal" officeooo:rsid="003f11de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scale="100%"/>
    </style:style>
    <style:style style:name="T195" style:family="text">
      <style:text-properties fo:color="#000000" loext:opacity="100%" style:font-name="Bitstream Vera Sans1" fo:font-weight="normal" officeooo:rsid="0048789d" fo:background-color="#ffff00" loext:char-shading-value="0"/>
    </style:style>
    <style:style style:name="T196" style:family="text">
      <style:text-properties fo:color="#000000" loext:opacity="100%" style:font-name="Bitstream Vera Sans1" fo:font-weight="normal" officeooo:rsid="00408653" fo:background-color="#ffff00" loext:char-shading-value="0"/>
    </style:style>
    <style:style style:name="T197" style:family="text">
      <style:text-properties fo:color="#000000" loext:opacity="100%" style:font-name="Bitstream Vera Sans1" fo:font-size="9pt" fo:font-weight="normal" officeooo:rsid="003f11de" fo:background-color="#ffff00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198" style:family="text">
      <style:text-properties fo:color="#000000" loext:opacity="100%" style:font-name="Bitstream Vera Sans1" fo:font-size="8pt" fo:font-weight="normal" officeooo:rsid="003f11de" fo:background-color="#ffff00" loext:char-shading-value="0" style:font-size-asian="8pt" style:font-size-complex="8pt"/>
    </style:style>
    <style:style style:name="T199" style:family="text">
      <style:text-properties fo:color="#000000" loext:opacity="100%" fo:font-size="10pt" fo:font-style="normal" fo:font-weight="normal"/>
    </style:style>
    <style:style style:name="T200" style:family="text">
      <style:text-properties fo:color="#000000" loext:opacity="100%" fo:font-size="10pt" fo:font-style="normal" fo:font-weight="normal" style:text-scale="100%"/>
    </style:style>
    <style:style style:name="T201" style:family="text">
      <style:text-properties fo:color="#000000" loext:opacity="100%" fo:font-size="10pt" fo:font-style="normal" fo:font-weight="normal" officeooo:rsid="003c79ff" style:text-scale="100%"/>
    </style:style>
    <style:style style:name="T202" style:family="text">
      <style:text-properties fo:color="#000000" loext:opacity="100%" fo:font-size="10pt" fo:font-style="normal" fo:font-weight="normal" style:font-size-asian="10pt" style:font-size-complex="10pt" style:text-scale="100%"/>
    </style:style>
    <style:style style:name="T203" style:family="text">
      <style:text-properties fo:color="#000000" loext:opacity="100%" fo:font-size="10pt" fo:font-style="normal" fo:font-weight="normal" fo:background-color="#ffff00" loext:char-shading-value="0"/>
    </style:style>
    <style:style style:name="T204" style:family="text">
      <style:text-properties fo:color="#000000" loext:opacity="100%" fo:font-size="10pt" fo:font-style="normal" fo:font-weight="normal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 style:text-scale="100%"/>
    </style:style>
    <style:style style:name="T205" style:family="text">
      <style:text-properties fo:color="#000000" loext:opacity="100%" fo:font-size="10pt" fo:font-style="normal" fo:font-weight="normal" officeooo:rsid="003c47d6" fo:background-color="#ffff00" loext:char-shading-value="0"/>
    </style:style>
    <style:style style:name="T206" style:family="text">
      <style:text-properties fo:color="#000000" loext:opacity="100%" fo:font-size="10pt" fo:font-style="normal" fo:font-weight="normal" officeooo:rsid="003c79ff" fo:background-color="#ffff00" loext:char-shading-value="0"/>
    </style:style>
    <style:style style:name="T207" style:family="text">
      <style:text-properties fo:color="#000000" loext:opacity="100%" fo:font-size="10pt" fo:font-style="normal" fo:font-weight="normal" fo:background-color="#ffff00" loext:char-shading-value="0" style:text-scale="100%"/>
    </style:style>
    <style:style style:name="T208" style:family="text">
      <style:text-properties fo:color="#000000" loext:opacity="100%" fo:font-size="10pt" fo:font-style="normal" fo:font-weight="normal" officeooo:rsid="003c79ff" fo:background-color="#ffff00" loext:char-shading-value="0" style:text-scale="100%"/>
    </style:style>
    <style:style style:name="T209" style:family="text">
      <style:text-properties fo:color="#000000" loext:opacity="100%" fo:font-size="10pt" fo:font-style="normal" fo:font-weight="normal" fo:background-color="#ffff00" loext:char-shading-value="0" style:font-size-asian="10pt" style:font-size-complex="10pt" style:text-scale="100%"/>
    </style:style>
    <style:style style:name="T210" style:family="text">
      <style:text-properties fo:color="#000000" loext:opacity="100%" fo:font-size="10pt" fo:font-style="normal" fo:font-weight="normal" officeooo:rsid="003c971f" fo:background-color="#ffff00" loext:char-shading-value="0" style:font-size-asian="10pt" style:font-size-complex="10pt" style:text-scale="100%"/>
    </style:style>
    <style:style style:name="T211" style:family="text">
      <style:text-properties fo:color="#000000" loext:opacity="100%" fo:font-size="10pt" fo:font-style="normal" fo:font-weight="normal" officeooo:rsid="003c971f" fo:background-color="#ffff00" loext:char-shading-value="0" style:font-name-asian="Times New Roman" style:font-size-asian="10pt" style:font-weight-asian="normal" style:font-name-complex="Times New Roman" style:font-size-complex="10pt" style:font-weight-complex="normal" style:text-scale="100%"/>
    </style:style>
    <style:style style:name="T212" style:family="text">
      <style:text-properties fo:color="#000000" loext:opacity="100%" fo:font-size="10pt" fo:font-style="normal" fo:font-weight="normal" officeooo:rsid="003c47d6"/>
    </style:style>
    <style:style style:name="T213" style:family="text">
      <style:text-properties fo:color="#000000" loext:opacity="100%" fo:font-size="10pt" fo:font-style="normal" fo:font-weight="normal" officeooo:rsid="003c79ff"/>
    </style:style>
    <style:style style:name="T214" style:family="text">
      <style:text-properties fo:color="#000000" loext:opacity="100%" fo:font-size="10pt" fo:letter-spacing="-0.004cm" fo:font-style="normal" fo:font-weight="normal" style:font-style-asian="normal" style:font-style-complex="normal" style:text-scale="100%"/>
    </style:style>
    <style:style style:name="T215" style:family="text">
      <style:text-properties fo:color="#000000" loext:opacity="100%" fo:font-size="10pt" fo:letter-spacing="-0.004cm" fo:font-style="normal" fo:font-weight="normal" style:font-style-asian="normal" style:font-style-complex="normal" style:text-scale="75%"/>
    </style:style>
    <style:style style:name="T216" style:family="text">
      <style:text-properties fo:color="#000000" loext:opacity="100%" fo:font-size="10pt" fo:letter-spacing="-0.004cm" fo:font-style="normal" fo:font-weight="normal" style:font-style-asian="normal" style:font-style-complex="normal" style:text-scale="80%"/>
    </style:style>
    <style:style style:name="T217" style:family="text">
      <style:text-properties fo:color="#000000" loext:opacity="100%" fo:font-size="10pt" fo:letter-spacing="-0.004cm" fo:font-style="normal" fo:font-weight="normal" style:font-size-asian="10pt" style:font-style-asian="normal" style:font-size-complex="10pt" style:font-style-complex="normal" style:text-scale="100%"/>
    </style:style>
    <style:style style:name="T218" style:family="text">
      <style:text-properties fo:color="#000000" loext:opacity="100%" fo:font-size="10pt" fo:letter-spacing="-0.004cm" fo:font-style="normal" fo:font-weight="normal" style:font-size-asian="10pt" style:font-style-asian="normal" style:font-size-complex="10pt" style:font-style-complex="normal" style:text-scale="75%"/>
    </style:style>
    <style:style style:name="T219" style:family="text">
      <style:text-properties fo:color="#000000" loext:opacity="100%" fo:font-size="10pt" fo:letter-spacing="-0.004cm" fo:font-style="normal" fo:font-weight="normal" officeooo:rsid="003c417d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 style:text-scale="100%"/>
    </style:style>
    <style:style style:name="T220" style:family="text">
      <style:text-properties fo:color="#000000" loext:opacity="100%" fo:font-size="10pt" officeooo:rsid="003c971f" fo:background-color="#ffff00" loext:char-shading-value="0"/>
    </style:style>
    <style:style style:name="T221" style:family="text">
      <style:text-properties fo:color="#000000" loext:opacity="100%" fo:font-size="10pt" officeooo:rsid="0039e626" fo:background-color="transparent" loext:char-shading-value="0" style:font-size-asian="10pt" style:font-size-complex="10pt" style:text-scale="100%"/>
    </style:style>
    <style:style style:name="T222" style:family="text">
      <style:text-properties fo:color="#000000" loext:opacity="100%" fo:font-size="8pt" fo:font-weight="normal" officeooo:rsid="003e5c17" fo:background-color="#ffff00" loext:char-shading-value="0" style:font-size-asian="8pt" style:font-size-complex="8pt"/>
    </style:style>
    <style:style style:name="T223" style:family="text">
      <style:text-properties fo:color="#000000" loext:opacity="100%" fo:font-size="8pt" fo:font-weight="normal" officeooo:rsid="003f11de" fo:background-color="#ffff00" loext:char-shading-value="0" style:font-size-asian="8pt" style:font-size-complex="8pt"/>
    </style:style>
    <style:style style:name="T224" style:family="text">
      <style:text-properties fo:color="#000000" loext:opacity="100%" fo:font-size="8pt" fo:font-weight="normal" officeooo:rsid="00408653" fo:background-color="#ffff00" loext:char-shading-value="0" style:font-size-asian="8pt" style:font-size-complex="8pt"/>
    </style:style>
    <style:style style:name="T225" style:family="text">
      <style:text-properties fo:color="#000000" loext:opacity="100%" style:font-name="Bitstream Vera Sans1" fo:font-weight="normal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 style:text-scale="100%"/>
    </style:style>
    <style:style style:name="T226" style:family="text">
      <style:text-properties fo:color="#000000" loext:opacity="100%" style:font-name="Bitstream Vera Sans1" fo:font-size="10pt" fo:font-style="normal" fo:font-weight="normal" fo:background-color="#ffff00" loext:char-shading-value="0" style:font-name-asian="Bitstream Vera Sans5" style:font-size-asian="10pt" style:font-weight-asian="normal" style:font-name-complex="Bitstream Vera Sans5" style:font-size-complex="10pt" style:font-weight-complex="normal" style:text-scale="100%"/>
    </style:style>
    <style:style style:name="T227" style:family="text">
      <style:text-properties fo:color="#000000" loext:opacity="100%" style:font-name="Bitstream Vera Sans1" fo:font-size="10pt" fo:font-style="normal" fo:font-weight="normal" officeooo:rsid="003c971f" fo:background-color="#ffff00" loext:char-shading-value="0" style:font-size-asian="10pt" style:font-size-complex="10pt" style:text-scale="100%"/>
    </style:style>
    <style:style style:name="T228" style:family="text">
      <style:text-properties fo:color="#000000" loext:opacity="100%" style:font-name="Bitstream Vera Sans1" fo:font-size="8pt" fo:font-style="normal" fo:font-weight="normal" officeooo:rsid="003f11de" fo:background-color="#ffff00" loext:char-shading-value="0" style:font-size-asian="8pt" style:font-size-complex="8pt"/>
    </style:style>
    <style:style style:name="T229" style:family="text">
      <style:text-properties fo:color="#000000" loext:opacity="100%" style:font-name="Bitstream Vera Sans1" fo:font-size="8pt" fo:font-style="normal" fo:font-weight="normal" officeooo:rsid="003c971f" fo:background-color="#ffff00" loext:char-shading-value="0" style:font-size-asian="8pt" style:font-size-complex="8pt"/>
    </style:style>
    <style:style style:name="T230" style:family="text">
      <style:text-properties fo:color="#000000" loext:opacity="100%" style:font-name="Bitstream Vera Sans1" fo:font-size="8pt" fo:font-style="normal" fo:font-weight="normal" officeooo:rsid="003c971f" fo:background-color="#ffff00" loext:char-shading-value="0" style:font-size-asian="8pt" style:font-size-complex="8pt" style:text-scale="100%"/>
    </style:style>
    <style:style style:name="T231" style:family="text">
      <style:text-properties fo:color="#000000" loext:opacity="100%" style:font-name="Bitstream Vera Sans1" fo:font-size="8pt" fo:font-weight="normal" officeooo:rsid="003e5c17" fo:background-color="#ffff00" loext:char-shading-value="0" style:font-size-asian="8pt" style:font-size-complex="8pt"/>
    </style:style>
    <style:style style:name="T232" style:family="text">
      <style:text-properties fo:color="#000000" loext:opacity="100%" style:font-name="Bitstream Vera Sans1" fo:font-size="8pt" fo:font-weight="normal" officeooo:rsid="003f11de" fo:background-color="#ffff00" loext:char-shading-value="0" style:font-size-asian="8pt" style:font-size-complex="8pt"/>
    </style:style>
    <style:style style:name="T233" style:family="text">
      <style:text-properties fo:color="#000000" loext:opacity="100%" style:font-name="Bitstream Vera Sans1" fo:font-size="8pt" fo:font-weight="normal" officeooo:rsid="00408653" fo:background-color="#ffff00" loext:char-shading-value="0" style:font-size-asian="8pt" style:font-size-complex="8pt"/>
    </style:style>
    <style:style style:name="T234" style:family="text">
      <style:text-properties fo:color="#000000" loext:opacity="100%" style:font-name="Bitstream Vera Sans1" fo:font-size="9pt" fo:font-style="normal" fo:font-weight="normal" officeooo:rsid="003f11de" fo:background-color="#ffff00" loext:char-shading-value="0" style:font-size-asian="9pt" style:font-size-complex="9pt"/>
    </style:style>
    <style:style style:name="T235" style:family="text">
      <style:text-properties fo:color="#000000" loext:opacity="100%" style:font-name="Bitstream Vera Sans1" fo:font-size="9pt" fo:font-style="normal" fo:font-weight="normal" officeooo:rsid="003c971f" fo:background-color="#ffff00" loext:char-shading-value="0" style:font-size-asian="9pt" style:font-size-complex="9pt" style:text-scale="100%"/>
    </style:style>
    <style:style style:name="T236" style:family="text">
      <style:text-properties fo:color="#000000" loext:opacity="100%" style:font-name="Bitstream Vera Sans1" fo:font-size="9pt" fo:font-style="normal" fo:font-weight="normal" officeooo:rsid="003c971f" fo:background-color="#ffff00" loext:char-shading-value="0" style:font-size-asian="9pt" style:font-size-complex="9pt"/>
    </style:style>
    <style:style style:name="T237" style:family="text">
      <style:text-properties fo:color="#000000" loext:opacity="100%" style:font-name="Bitstream Vera Sans1" fo:font-size="9pt" fo:font-weight="normal" officeooo:rsid="003e5c17" fo:background-color="#ffff00" loext:char-shading-value="0" style:font-size-asian="9pt" style:font-size-complex="9pt"/>
    </style:style>
    <style:style style:name="T238" style:family="text">
      <style:text-properties fo:color="#000000" loext:opacity="100%" style:font-name="Bitstream Vera Sans1" fo:font-size="9pt" fo:font-weight="normal" officeooo:rsid="003f11de" fo:background-color="#ffff00" loext:char-shading-value="0" style:font-size-asian="9pt" style:font-size-complex="9pt"/>
    </style:style>
    <style:style style:name="T239" style:family="text">
      <style:text-properties fo:color="#000000" loext:opacity="100%" style:font-name="Bitstream Vera Sans1" fo:font-size="9pt" fo:font-weight="normal" officeooo:rsid="00408653" fo:background-color="#ffff00" loext:char-shading-value="0" style:font-size-asian="9pt" style:font-size-complex="9pt"/>
    </style:style>
    <style:style style:name="T240" style:family="text">
      <style:text-properties fo:background-color="#ffff00" loext:char-shading-value="0"/>
    </style:style>
    <style:style style:name="T241" style:family="text">
      <style:text-properties fo:background-color="#ffff00" loext:char-shading-value="0" style:font-size-asian="10pt" style:font-size-complex="10pt" style:text-scale="100%"/>
    </style:style>
    <style:style style:name="T242" style:family="text">
      <style:text-properties fo:background-color="#ffff00" loext:char-shading-value="0" style:text-scale="100%"/>
    </style:style>
    <style:style style:name="T243" style:family="text">
      <style:text-properties officeooo:rsid="003c971f" fo:background-color="#ffff00" loext:char-shading-value="0"/>
    </style:style>
    <style:style style:name="T244" style:family="text">
      <style:text-properties fo:background-color="transparent" loext:char-shading-value="0"/>
    </style:style>
    <style:style style:name="T245" style:family="text">
      <style:text-properties fo:font-size="9pt" style:font-size-asian="9pt" style:font-size-complex="9pt"/>
    </style:style>
    <style:style style:name="T246" style:family="text">
      <style:text-properties fo:font-size="9pt" style:font-size-asian="9pt" style:font-size-complex="9pt" style:text-scale="100%"/>
    </style:style>
    <style:style style:name="T247" style:family="text">
      <style:text-properties fo:font-size="10pt" officeooo:rsid="0039e626" style:font-size-asian="10pt" style:font-size-complex="10pt"/>
    </style:style>
    <style:style style:name="T248" style:family="text">
      <style:text-properties fo:font-size="10pt" officeooo:rsid="0039e626" fo:background-color="transparent" loext:char-shading-value="0" style:font-size-asian="10pt" style:font-size-complex="10pt"/>
    </style:style>
    <style:style style:name="T249" style:family="text">
      <style:text-properties fo:font-size="10pt" officeooo:rsid="0039e626" fo:background-color="transparent" loext:char-shading-value="0" style:font-size-asian="10pt" style:font-size-complex="10pt" style:text-scale="100%"/>
    </style:style>
    <style:style style:name="T250" style:family="text">
      <style:text-properties fo:font-size="10pt" officeooo:rsid="00373e4e" fo:background-color="transparent" loext:char-shading-value="0" style:font-size-asian="10pt" style:font-size-complex="10pt" style:text-scale="100%"/>
    </style:style>
    <style:style style:name="T251" style:family="text">
      <style:text-properties fo:font-size="10pt" officeooo:rsid="0039e626" fo:background-color="transparent" loext:char-shading-value="0" style:font-name-asian="OpenSymbol1" style:font-size-asian="10pt" style:font-name-complex="OpenSymbol1" style:font-size-complex="10pt" style:text-scale="100%"/>
    </style:style>
    <style:style style:name="T252" style:family="text">
      <style:text-properties fo:font-size="10pt" officeooo:rsid="0039e626" fo:background-color="#ffff66" loext:char-shading-value="0" style:font-size-asian="10pt" style:font-size-complex="10pt"/>
    </style:style>
    <style:style style:name="T253" style:family="text">
      <style:text-properties style:font-name="Bitstream Vera Sans1" fo:font-size="8pt" fo:font-style="normal" fo:font-weight="normal" officeooo:rsid="003f11de" fo:background-color="#ffff00" loext:char-shading-value="0" style:font-name-asian="OpenSymbol1" style:font-size-asian="8pt" style:font-style-asian="normal" style:font-name-complex="OpenSymbol1" style:font-size-complex="8pt" style:font-style-complex="normal"/>
    </style:style>
    <style:style style:name="T254" style:family="text">
      <style:text-properties style:font-name="Bitstream Vera Sans1" fo:font-size="8pt" fo:font-style="normal" fo:font-weight="normal" officeooo:rsid="00408653" fo:background-color="#ffff00" loext:char-shading-value="0" style:font-name-asian="OpenSymbol1" style:font-size-asian="8pt" style:font-style-asian="normal" style:font-name-complex="OpenSymbol1" style:font-size-complex="8pt" style:font-style-complex="normal"/>
    </style:style>
    <style:style style:name="T255" style:family="text">
      <style:text-properties style:font-name="Bitstream Vera Sans1" fo:font-size="9pt" fo:font-style="normal" fo:font-weight="normal" officeooo:rsid="003f11de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256" style:family="text">
      <style:text-properties style:font-name="Bitstream Vera Sans1" fo:font-size="9pt" fo:font-style="normal" fo:font-weight="normal" officeooo:rsid="00408653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257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25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7" text:outline-level="1"><draw:g text:anchor-type="paragraph" draw:z-index="39" draw:name="Forme5" draw:style-name="gr1"><draw:custom-shape draw:style-name="gr2" draw:text-style-name="P109" svg:width="3.964cm" svg:height="0.641cm" draw:transform="skewX (0.00279252680319092) rotate (0.0872664625997165) translate (-0.370416666666667cm -0.0934861111111111cm)"><text:p text:style-name="P108"><text:span text:style-name="T25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8"><draw:text-box fo:min-height="3.93cm"><text:section text:style-name="Sect1" text:name="Section1"><text:p text:style-name="P30"/><text:p text:style-name="P38"><text:span text:style-name="_5f_Niveau_5f_jaune"><text:span text:style-name="T7">Calcule A </text:span></text:span><text:span text:style-name="_5f_Niveau_5f_jaune"><text:span text:style-name="T19">=</text:span></text:span><text:span text:style-name="_5f_Niveau_5f_jaune"><text:span text:style-name="T7"> 7 </text:span></text:span><text:span text:style-name="_5f_Consigne"><text:span text:style-name="T73"></text:span></text:span><text:span text:style-name="_5f_Niveau_5f_jaune"><text:span text:style-name="T7"> 2 </text:span></text:span><text:span text:style-name="_5f_opensymbol"><text:span text:style-name="T16">×</text:span></text:span><text:span text:style-name="_5f_Niveau_5f_jaune"><text:span text:style-name="T9"> </text:span></text:span><text:span text:style-name="_5f_Niveau_5f_jaune"><text:span text:style-name="T10">(5</text:span></text:span><text:span text:style-name="_5f_Niveau_5f_jaune"><text:span text:style-name="T8"> </text:span></text:span><text:span text:style-name="_5f_Consigne"><text:span text:style-name="T74"></text:span></text:span><text:span text:style-name="_5f_Niveau_5f_jaune"><text:span text:style-name="T8"> </text:span></text:span><text:span text:style-name="_5f_Niveau_5f_jaune"><text:span text:style-name="T10">7) </text:span></text:span><text:span text:style-name="_5f_opensymbol"><text:span text:style-name="T18">−</text:span></text:span><text:span text:style-name="_5f_Niveau_5f_jaune"><text:span text:style-name="T10"> 5.</text:span></text:span></text:p><text:p text:style-name="P37"><text:span text:style-name="Bold_5f_niv1"><text:span text:style-name="T72">Correction</text:span></text:span></text:p><text:p text:style-name="P31"><text:span text:style-name="_5f_variables"><text:span text:style-name="T37">A</text:span></text:span><text:span text:style-name="_5f_variables"><text:span text:style-name="T11"> </text:span></text:span><text:span text:style-name="_5f_Niveau_5f_jaune"><text:span text:style-name="T21">=</text:span></text:span><text:span text:style-name="_5f_variables"><text:span text:style-name="T11"> </text:span></text:span><text:span text:style-name="_5f_variables"><text:span text:style-name="T37">7</text:span></text:span><text:span text:style-name="_5f_variables"><text:span text:style-name="T11"> </text:span></text:span><text:span text:style-name="_5f_Consigne"><text:span text:style-name="T75"></text:span></text:span><text:span text:style-name="_5f_variables"><text:span text:style-name="T11"> </text:span></text:span><text:span text:style-name="_5f_variables"><text:span text:style-name="T37">2</text:span></text:span><text:span text:style-name="_5f_variables"><text:span text:style-name="T11"> </text:span></text:span><text:span text:style-name="_5f_opensymbol"><text:span text:style-name="T17">×</text:span></text:span><text:span text:style-name="_5f_variables"><text:span text:style-name="T12"> </text:span></text:span><text:span text:style-name="_5f_variables"><text:span text:style-name="T37">(</text:span></text:span><text:span text:style-name="_5f_variables"><text:span text:style-name="T77">5</text:span></text:span><text:span text:style-name="_5f_variables"><text:span text:style-name="T79"> </text:span></text:span><text:span text:style-name="_5f_variables"><text:span text:style-name="T78">+</text:span></text:span><text:span text:style-name="_5f_variables"><text:span text:style-name="T79"> </text:span></text:span><text:span text:style-name="_5f_variables"><text:span text:style-name="T77">7</text:span></text:span><text:span text:style-name="_5f_variables"><text:span text:style-name="T37">)<text:tab/></text:span></text:span><text:span text:style-name="_5f_opensymbol"><text:span text:style-name="T84">−</text:span></text:span><text:span text:style-name="_5f_variables"><text:span text:style-name="T37"> 5</text:span></text:span></text:p><text:p text:style-name="P27"><text:span text:style-name="_5f_variables"><text:span text:style-name="T26">A</text:span></text:span><text:span text:style-name="_5f_variables"><text:span text:style-name="T15"> </text:span></text:span><text:span text:style-name="_5f_Niveau_5f_jaune"><text:span text:style-name="T22">=</text:span></text:span><text:span text:style-name="_5f_variables"><text:span text:style-name="T15"> </text:span></text:span><text:span text:style-name="_5f_variables"><text:span text:style-name="T26">7</text:span></text:span><text:span text:style-name="_5f_variables"><text:span text:style-name="T15"> </text:span></text:span><text:span text:style-name="_5f_Consigne"><text:span text:style-name="T76"></text:span></text:span><text:span text:style-name="_5f_variables"><text:span text:style-name="T15"> </text:span></text:span><text:span text:style-name="_5f_variables"><text:span text:style-name="T80">2</text:span></text:span><text:span text:style-name="_5f_variables"><text:span text:style-name="T82"> </text:span></text:span><text:span text:style-name="_5f_opensymbol"><text:span text:style-name="T83">×</text:span></text:span><text:span text:style-name="_5f_variables"><text:span text:style-name="T81"> </text:span></text:span><text:span text:style-name="_5f_variables"><text:span text:style-name="T80">12</text:span></text:span><text:span text:style-name="_5f_variables"><text:span text:style-name="T26"> </text:span></text:span><text:span text:style-name="_5f_opensymbol"><text:span text:style-name="T30">−</text:span></text:span><text:span text:style-name="_5f_variables"><text:span text:style-name="T26"> 5</text:span></text:span></text:p><text:p text:style-name="P27"><text:span text:style-name="_5f_variables"><text:span text:style-name="T26">A</text:span></text:span><text:span text:style-name="_5f_variables"><text:span text:style-name="T15"> </text:span></text:span><text:span text:style-name="_5f_Niveau_5f_jaune"><text:span text:style-name="T22">=</text:span></text:span><text:span text:style-name="_5f_variables"><text:span text:style-name="T15"> </text:span></text:span><text:span text:style-name="_5f_variables"><text:span text:style-name="T58">7</text:span></text:span><text:span text:style-name="_5f_variables"><text:span text:style-name="T59"> </text:span></text:span><text:span text:style-name="_5f_Consigne"><text:span text:style-name="T60"></text:span></text:span><text:span text:style-name="_5f_variables"><text:span text:style-name="T59"> </text:span></text:span><text:span text:style-name="_5f_variables"><text:span text:style-name="T58">24</text:span></text:span><text:span text:style-name="_5f_variables"><text:span text:style-name="T26"> </text:span></text:span><text:span text:style-name="_5f_opensymbol"><text:span text:style-name="T30">−</text:span></text:span><text:span text:style-name="_5f_variables"><text:span text:style-name="T26"> 5</text:span></text:span></text:p><text:p text:style-name="P26"><text:span text:style-name="_5f_variables"><text:span text:style-name="T26">A</text:span></text:span><text:span text:style-name="_5f_variables"><text:span text:style-name="T15"> </text:span></text:span><text:span text:style-name="_5f_Niveau_5f_jaune"><text:span text:style-name="T22">=</text:span></text:span><text:span text:style-name="_5f_variables"><text:span text:style-name="T15"> </text:span></text:span><text:span text:style-name="_5f_variables"><text:span text:style-name="T61">31</text:span></text:span><text:span text:style-name="_5f_variables"><text:span text:style-name="T62"> </text:span></text:span><text:span text:style-name="_5f_opensymbol"><text:span text:style-name="T63">−</text:span></text:span><text:span text:style-name="_5f_variables"><text:span text:style-name="T62"> </text:span></text:span><text:span text:style-name="_5f_variables"><text:span text:style-name="T61">5</text:span></text:span></text:p><text:p text:style-name="P28"><text:span text:style-name="_5f_variables"><text:span text:style-name="T13">A</text:span></text:span><text:span text:style-name="_5f_variables"><text:span text:style-name="T11"> </text:span></text:span><text:span text:style-name="_5f_Niveau_5f_jaune"><text:span text:style-name="T20">=</text:span></text:span><text:span text:style-name="_5f_variables"><text:span text:style-name="T11"> </text:span></text:span><text:span text:style-name="_5f_variables"><text:span text:style-name="T14">26</text:span></text:span></text:p></text:section></draw:text-box></draw:frame></text:h>
      <text:list xml:id="list1745730270" text:style-name="Num_5f_Exo">
        <text:list-item>
          <text:h text:style-name="P52" text:outline-level="1"> Entoure le signe opératoire de l'opération prioritaire. (Il peut y en avoir plusieurs.)</text:h>
        </text:list-item>
      </text:list>
      <text:section text:style-name="Sect2" text:name="Section4">
        <text:list xml:id="list2393555123" text:style-name="liste_5f_abc">
          <text:list-item>
            <text:p text:style-name="P95">(6,2<text:span text:style-name="_5f_pointillés_20_gris"><text:span text:style-name="T67"> </text:span></text:span><text:span text:style-name="_5f_opensymbol"><text:span text:style-name="T241">−</text:span></text:span><text:span text:style-name="T67"> </text:span>0,1) <text:span text:style-name="_5f_opensymbol"><text:span text:style-name="T244">÷</text:span></text:span> 10</text:p>
          </text:list-item>
          <text:list-item>
            <text:p text:style-name="P95">238<text:span text:style-name="_5f_pointillés_20_gris"><text:span text:style-name="T67"> </text:span></text:span><text:span text:style-name="_5f_opensymbol"><text:span text:style-name="T66">− </text:span></text:span>4 <text:span text:style-name="_5f_opensymbol">× </text:span>(13 <text:span text:style-name="_5f_Consigne"><text:span text:style-name="T44"> </text:span></text:span>27)</text:p>
          </text:list-item>
          <text:list-item>
            <text:p text:style-name="P95">5 <text:span text:style-name="_5f_Consigne"><text:span text:style-name="T42"> <text:s/></text:span></text:span>(2,8 <text:span text:style-name="_5f_Consigne"><text:span text:style-name="T42"> </text:span></text:span>6<text:span text:style-name="T240"> </text:span><text:span text:style-name="_5f_opensymbol"><text:span text:style-name="T240">× </text:span></text:span>1,2)</text:p>
          </text:list-item>
          <text:list-item>
            <text:p text:style-name="P95">34<text:span text:style-name="_5f_pointillés_20_gris"><text:span text:style-name="T67"> </text:span></text:span><text:span text:style-name="_5f_opensymbol"><text:span text:style-name="T66">− </text:span></text:span>(104 <text:span text:style-name="_5f_opensymbol"><text:span text:style-name="T240">÷ </text:span></text:span>52 <text:span text:style-name="_5f_opensymbol">× </text:span>6)</text:p>
          </text:list-item>
          <text:list-item>
            <text:p text:style-name="P95">90<text:span text:style-name="_5f_pointillés_20_gris"><text:span text:style-name="T67"> </text:span></text:span><text:span text:style-name="_5f_opensymbol"><text:span text:style-name="T66">− </text:span></text:span>(2 <text:span text:style-name="_5f_opensymbol"><text:span text:style-name="T240">× </text:span></text:span>7<text:span text:style-name="_5f_pointillés_20_gris"><text:span text:style-name="T67"> </text:span></text:span><text:span text:style-name="_5f_opensymbol"><text:span text:style-name="T66">− </text:span></text:span>7) <text:span text:style-name="_5f_opensymbol">× </text:span>6 </text:p>
          </text:list-item>
          <text:list-item>
            <text:p text:style-name="P95">9 <text:span text:style-name="_5f_opensymbol">÷ </text:span>3 <text:span text:style-name="_5f_Consigne"><text:span text:style-name="T42"> </text:span></text:span>(15<text:span text:style-name="_5f_pointillés_20_gris"><text:span text:style-name="T67"> </text:span></text:span><text:span text:style-name="_5f_opensymbol"><text:span text:style-name="T66">− </text:span></text:span><text:span text:style-name="T67">6 </text:span><text:span text:style-name="_5f_opensymbol"><text:span text:style-name="T240">÷ </text:span></text:span>3)</text:p>
          </text:list-item>
          <text:list-item>
            <text:p text:style-name="P95">(84<text:span text:style-name="_5f_pointillés_20_gris"><text:span text:style-name="T67"> </text:span></text:span><text:span text:style-name="_5f_opensymbol"><text:span text:style-name="T241">− </text:span></text:span>1) <text:span text:style-name="_5f_opensymbol">÷ </text:span>(5 <text:span text:style-name="_5f_Consigne"><text:span text:style-name="T44"> </text:span></text:span>0,4)</text:p>
          </text:list-item>
          <text:list-item>
            <text:p text:style-name="P96"><text:span text:style-name="T64">3 </text:span><text:span text:style-name="_5f_opensymbol"><text:span text:style-name="T245">× </text:span></text:span><text:span text:style-name="T64">[(1 </text:span><text:span text:style-name="_5f_Consigne"><text:span text:style-name="T55"> </text:span></text:span><text:span text:style-name="T64">2) </text:span><text:span text:style-name="_5f_opensymbol"><text:span text:style-name="T245">× </text:span></text:span><text:span text:style-name="T64">4</text:span><text:span text:style-name="_5f_pointillés_20_gris"><text:span text:style-name="T246"> </text:span></text:span><text:span text:style-name="_5f_opensymbol"><text:span text:style-name="T246">− </text:span></text:span><text:span text:style-name="T65">2]</text:span></text:p>
          </text:list-item>
        </text:list>
      </text:section>
      <text:list xml:id="list192750902815060" text:continue-list="list1745730270" text:style-name="Num_5f_Exo">
        <text:list-header>
          <text:h text:style-name="P50" text:outline-level="1"/>
        </text:list-header>
        <text:list-item>
          <text:h text:style-name="P53" text:outline-level="1">Effectue les calculs suivants en soulignant le calcul en cours.</text:h>
        </text:list-item>
      </text:list>
      <text:p text:style-name="P32">S <text:span text:style-name="_5f_opensymbol">=</text:span> 25<text:span text:style-name="_5f_pointillés_20_gris"><text:span text:style-name="T67"> </text:span></text:span><text:span text:style-name="_5f_opensymbol"><text:span text:style-name="T66">−</text:span></text:span><text:span text:style-name="T67"> </text:span>(8<text:span text:style-name="_5f_pointillés_20_gris"><text:span text:style-name="T67"> </text:span></text:span><text:span text:style-name="_5f_opensymbol"><text:span text:style-name="T241">−</text:span></text:span><text:span text:style-name="T67"> </text:span>3) <text:span text:style-name="_5f_Consigne"><text:span text:style-name="T42"></text:span></text:span> 1</text:p>
      <text:p text:style-name="P48"><text:span text:style-name="T85">S </text:span><text:span text:style-name="_5f_opensymbol"><text:span text:style-name="T85">=</text:span></text:span><text:span text:style-name="_5f_pointillés_20_gris"><text:span text:style-name="T85"> 25</text:span></text:span><text:span text:style-name="_5f_pointillés_20_gris"><text:span text:style-name="T89"> </text:span></text:span><text:span text:style-name="_5f_opensymbol"><text:span text:style-name="T90">−</text:span></text:span><text:span text:style-name="_5f_pointillés_20_gris"><text:span text:style-name="T106"> </text:span></text:span><text:span text:style-name="_5f_pointillés_20_gris"><text:span text:style-name="T107">5</text:span></text:span><text:span text:style-name="_5f_pointillés_20_gris"><text:span text:style-name="T85"> </text:span></text:span><text:span text:style-name="_5f_Consigne"><text:span text:style-name="T46"></text:span></text:span><text:span text:style-name="_5f_pointillés_20_gris"><text:span text:style-name="T85"> 1</text:span></text:span></text:p>
      <text:p text:style-name="P48"><text:span text:style-name="_5f_pointillés_20_gris"><text:span text:style-name="T85">S </text:span></text:span><text:span text:style-name="_5f_opensymbol"><text:span text:style-name="T85">=</text:span></text:span><text:span text:style-name="_5f_pointillés_20_gris"><text:span text:style-name="T85"> 2</text:span></text:span><text:span text:style-name="_5f_pointillés_20_gris"><text:span text:style-name="T107">0</text:span></text:span><text:span text:style-name="_5f_pointillés_20_gris"><text:span text:style-name="T85"> </text:span></text:span><text:span text:style-name="_5f_Consigne"><text:span text:style-name="T131"></text:span></text:span><text:span text:style-name="_5f_pointillés_20_gris"><text:span text:style-name="T85"> 1</text:span></text:span></text:p>
      <text:p text:style-name="P48"><text:span text:style-name="T85">S </text:span><text:span text:style-name="_5f_opensymbol"><text:span text:style-name="T85">=</text:span></text:span><text:span text:style-name="T85"> </text:span><text:span text:style-name="_5f_pointillés_20_gris"><text:span text:style-name="T109">21</text:span></text:span></text:p>
      <text:p text:style-name="P40">T <text:span text:style-name="_5f_opensymbol">=</text:span> 25<text:span text:style-name="_5f_pointillés_20_gris"><text:span text:style-name="T67"> </text:span></text:span><text:span text:style-name="_5f_opensymbol"><text:span text:style-name="T66">−</text:span></text:span><text:span text:style-name="T67"> </text:span>8<text:span text:style-name="_5f_pointillés_20_gris"><text:span text:style-name="T67"> </text:span></text:span><text:span text:style-name="_5f_opensymbol"><text:span text:style-name="T66">−</text:span></text:span><text:span text:style-name="T67"> </text:span>(3 <text:span text:style-name="_5f_Consigne"><text:span text:style-name="T44"></text:span></text:span> 1)</text:p>
      <text:p text:style-name="P43"><text:span text:style-name="_5f_pointillés_20_gris"><text:span text:style-name="T85">T </text:span></text:span><text:span text:style-name="_5f_opensymbol"><text:span text:style-name="T141">=</text:span></text:span><text:span text:style-name="_5f_pointillés_20_gris"><text:span text:style-name="T85"> 25</text:span></text:span><text:span text:style-name="_5f_pointillés_20_gris"><text:span text:style-name="T69"> </text:span></text:span><text:span text:style-name="_5f_opensymbol"><text:span text:style-name="T143">−</text:span></text:span><text:span text:style-name="_5f_pointillés_20_gris"><text:span text:style-name="T106"> </text:span></text:span><text:span text:style-name="_5f_pointillés_20_gris"><text:span text:style-name="T85">8</text:span></text:span><text:span text:style-name="_5f_pointillés_20_gris"><text:span text:style-name="T69"> </text:span></text:span><text:span text:style-name="_5f_opensymbol"><text:span text:style-name="T157">−</text:span></text:span><text:span text:style-name="_5f_pointillés_20_gris"><text:span text:style-name="T106"> </text:span></text:span><text:span text:style-name="_5f_pointillés_20_gris"><text:span text:style-name="T107">4</text:span></text:span></text:p>
      <text:p text:style-name="P43"><text:span text:style-name="_5f_pointillés_20_gris"><text:span text:style-name="T85">T </text:span></text:span><text:span text:style-name="_5f_opensymbol"><text:span text:style-name="T141">=</text:span></text:span><text:span text:style-name="_5f_pointillés_20_gris"><text:span text:style-name="T85"> </text:span></text:span><text:span text:style-name="_5f_pointillés_20_gris"><text:span text:style-name="T109">17</text:span></text:span><text:span text:style-name="_5f_pointillés_20_gris"><text:span text:style-name="T69"> </text:span></text:span><text:span text:style-name="_5f_opensymbol"><text:span text:style-name="T143">−</text:span></text:span><text:span text:style-name="_5f_pointillés_20_gris"><text:span text:style-name="T106"> </text:span></text:span><text:span text:style-name="_5f_pointillés_20_gris"><text:span text:style-name="T107">4</text:span></text:span></text:p>
      <text:p text:style-name="P48"><text:span text:style-name="T85">T </text:span><text:span text:style-name="_5f_opensymbol"><text:span text:style-name="T85">=</text:span></text:span><text:span text:style-name="T85"> </text:span><text:span text:style-name="_5f_pointillés_20_gris"><text:span text:style-name="T109">13</text:span></text:span></text:p>
      <text:p text:style-name="P44">U <text:span text:style-name="_5f_opensymbol">=</text:span> 25<text:span text:style-name="_5f_pointillés_20_gris"><text:span text:style-name="T67"> </text:span></text:span><text:span text:style-name="_5f_opensymbol"><text:span text:style-name="T66">−</text:span></text:span><text:span text:style-name="T67"> </text:span>(8<text:span text:style-name="_5f_pointillés_20_gris"><text:span text:style-name="T67"> </text:span></text:span><text:span text:style-name="_5f_opensymbol"><text:span text:style-name="T241">−</text:span></text:span><text:span text:style-name="T67"> </text:span>3 <text:span text:style-name="_5f_Consigne"><text:span text:style-name="T42"></text:span></text:span> 1)</text:p>
      <text:p text:style-name="P32"><text:span text:style-name="_5f_pointillés_20_gris"><text:span text:style-name="T85">U </text:span></text:span><text:span text:style-name="_5f_opensymbol"><text:span text:style-name="T141">=</text:span></text:span><text:span text:style-name="_5f_pointillés_20_gris"><text:span text:style-name="T85"> 25</text:span></text:span><text:span text:style-name="_5f_pointillés_20_gris"><text:span text:style-name="T69"> </text:span></text:span><text:span text:style-name="_5f_opensymbol"><text:span text:style-name="T157">−</text:span></text:span><text:span text:style-name="_5f_pointillés_20_gris"><text:span text:style-name="T106"> </text:span></text:span><text:span text:style-name="_5f_pointillés_20_gris"><text:span text:style-name="T85">(</text:span></text:span><text:span text:style-name="_5f_pointillés_20_gris"><text:span text:style-name="T109">5 </text:span></text:span><text:span text:style-name="_5f_Consigne"><text:span text:style-name="T48"></text:span></text:span><text:span text:style-name="_5f_pointillés_20_gris"><text:span text:style-name="T85"> 1)</text:span></text:span></text:p>
      <text:p text:style-name="P32"><text:span text:style-name="_5f_pointillés_20_gris"><text:span text:style-name="T85">U </text:span></text:span><text:span text:style-name="_5f_opensymbol"><text:span text:style-name="T141">=</text:span></text:span><text:span text:style-name="_5f_pointillés_20_gris"><text:span text:style-name="T85"> 25</text:span></text:span><text:span text:style-name="_5f_pointillés_20_gris"><text:span text:style-name="T69"> </text:span></text:span><text:span text:style-name="_5f_opensymbol"><text:span text:style-name="T143">−</text:span></text:span><text:span text:style-name="_5f_pointillés_20_gris"><text:span text:style-name="T106"> </text:span></text:span><text:span text:style-name="_5f_pointillés_20_gris"><text:span text:style-name="T107">6</text:span></text:span></text:p>
      <text:p text:style-name="P48"><text:span text:style-name="T85">U </text:span><text:span text:style-name="_5f_opensymbol"><text:span text:style-name="T85">=</text:span></text:span><text:span text:style-name="T85"> </text:span><text:span text:style-name="_5f_pointillés_20_gris"><text:span text:style-name="T109">19</text:span></text:span></text:p>
      <text:p text:style-name="P40">V <text:span text:style-name="_5f_opensymbol">=</text:span><text:span text:style-name="T67"> </text:span>18<text:span text:style-name="_5f_pointillés_20_gris"><text:span text:style-name="T67"> </text:span></text:span><text:span text:style-name="_5f_opensymbol"><text:span text:style-name="T66">−</text:span></text:span><text:span text:style-name="T67"> </text:span>[4<text:span text:style-name="T67"> </text:span><text:span text:style-name="_5f_opensymbol">×</text:span><text:span text:style-name="T67"> </text:span>(5<text:span text:style-name="_5f_pointillés_20_gris"><text:span text:style-name="T67"> </text:span></text:span><text:span text:style-name="_5f_opensymbol"><text:span text:style-name="T241">−</text:span></text:span><text:span text:style-name="T67"> </text:span>3)<text:span text:style-name="T67"> </text:span><text:span text:style-name="_5f_Consigne"><text:span text:style-name="T43"></text:span></text:span><text:span text:style-name="T67"> </text:span>2]</text:p>
      <text:p text:style-name="P43"><text:span text:style-name="_5f_pointillés_20_gris"><text:span text:style-name="T85">V </text:span></text:span><text:span text:style-name="_5f_opensymbol"><text:span text:style-name="T141">=</text:span></text:span><text:span text:style-name="_5f_pointillés_20_gris"><text:span text:style-name="T106"> </text:span></text:span><text:span text:style-name="_5f_pointillés_20_gris"><text:span text:style-name="T85">18</text:span></text:span><text:span text:style-name="_5f_pointillés_20_gris"><text:span text:style-name="T69"> </text:span></text:span><text:span text:style-name="_5f_opensymbol"><text:span text:style-name="T157">−</text:span></text:span><text:span text:style-name="_5f_pointillés_20_gris"><text:span text:style-name="T106"> </text:span></text:span><text:span text:style-name="_5f_pointillés_20_gris"><text:span text:style-name="T85">[4</text:span></text:span><text:span text:style-name="_5f_pointillés_20_gris"><text:span text:style-name="T106"> </text:span></text:span><text:span text:style-name="_5f_opensymbol"><text:span text:style-name="T142">×</text:span></text:span><text:span text:style-name="_5f_pointillés_20_gris"><text:span text:style-name="T106"> </text:span></text:span><text:span text:style-name="_5f_pointillés_20_gris"><text:span text:style-name="T107">2</text:span></text:span><text:span text:style-name="_5f_pointillés_20_gris"><text:span text:style-name="T106"> </text:span></text:span><text:span text:style-name="_5f_Consigne"><text:span text:style-name="T47"></text:span></text:span><text:span text:style-name="_5f_pointillés_20_gris"><text:span text:style-name="T106"> </text:span></text:span><text:span text:style-name="_5f_pointillés_20_gris"><text:span text:style-name="T85">2]</text:span></text:span></text:p>
      <text:p text:style-name="P43"><text:span text:style-name="_5f_pointillés_20_gris"><text:span text:style-name="T85">V </text:span></text:span><text:span text:style-name="_5f_opensymbol"><text:span text:style-name="T141">=</text:span></text:span><text:span text:style-name="_5f_pointillés_20_gris"><text:span text:style-name="T106"> </text:span></text:span><text:span text:style-name="_5f_pointillés_20_gris"><text:span text:style-name="T85">18</text:span></text:span><text:span text:style-name="_5f_pointillés_20_gris"><text:span text:style-name="T69"> </text:span></text:span><text:span text:style-name="_5f_opensymbol"><text:span text:style-name="T157">−</text:span></text:span><text:span text:style-name="_5f_pointillés_20_gris"><text:span text:style-name="T106"> </text:span></text:span><text:span text:style-name="_5f_pointillés_20_gris"><text:span text:style-name="T85">[</text:span></text:span><text:span text:style-name="_5f_pointillés_20_gris"><text:span text:style-name="T107">8</text:span></text:span><text:span text:style-name="_5f_pointillés_20_gris"><text:span text:style-name="T106"> </text:span></text:span><text:span text:style-name="_5f_Consigne"><text:span text:style-name="T49"></text:span></text:span><text:span text:style-name="_5f_pointillés_20_gris"><text:span text:style-name="T106"> </text:span></text:span><text:span text:style-name="_5f_pointillés_20_gris"><text:span text:style-name="T85">2]</text:span></text:span></text:p>
      <text:p text:style-name="P43"><text:span text:style-name="_5f_pointillés_20_gris"><text:span text:style-name="T85">V </text:span></text:span><text:span text:style-name="_5f_opensymbol"><text:span text:style-name="T141">=</text:span></text:span><text:span text:style-name="_5f_pointillés_20_gris"><text:span text:style-name="T106"> </text:span></text:span><text:span text:style-name="_5f_pointillés_20_gris"><text:span text:style-name="T85">18</text:span></text:span><text:span text:style-name="_5f_pointillés_20_gris"><text:span text:style-name="T69"> </text:span></text:span><text:span text:style-name="_5f_opensymbol"><text:span text:style-name="T143">−</text:span></text:span><text:span text:style-name="_5f_pointillés_20_gris"><text:span text:style-name="T106"> </text:span></text:span><text:span text:style-name="_5f_pointillés_20_gris"><text:span text:style-name="T109">10</text:span></text:span></text:p>
      <text:p text:style-name="P48"><text:span text:style-name="T85">V </text:span><text:span text:style-name="_5f_opensymbol"><text:span text:style-name="T85">=</text:span></text:span><text:span text:style-name="T85"> </text:span><text:span text:style-name="_5f_pointillés_20_gris"><text:span text:style-name="T109">8</text:span></text:span></text:p>
      <text:p text:style-name="P45"><text:span text:style-name="T85">W </text:span><text:span text:style-name="_5f_opensymbol"><text:span text:style-name="T85">=</text:span></text:span><text:span text:style-name="T85"> 24 </text:span><text:span text:style-name="_5f_opensymbol"><text:span text:style-name="T85">÷</text:span></text:span><text:span text:style-name="T85"> [8</text:span><text:span text:style-name="_5f_pointillés_20_gris"><text:span text:style-name="T106"> </text:span></text:span><text:span text:style-name="_5f_opensymbol"><text:span text:style-name="T111">−</text:span></text:span><text:span text:style-name="T106"> </text:span><text:span text:style-name="T85">(3 </text:span><text:span text:style-name="_5f_Consigne"><text:span text:style-name="T131"></text:span></text:span><text:span text:style-name="T85"> 1)]</text:span></text:p>
      <text:p text:style-name="P42"><text:span text:style-name="_5f_pointillés_20_gris"><text:span text:style-name="T85">W </text:span></text:span><text:span text:style-name="_5f_opensymbol"><text:span text:style-name="T85">=</text:span></text:span><text:span text:style-name="_5f_pointillés_20_gris"><text:span text:style-name="T85"> 24 </text:span></text:span><text:span text:style-name="_5f_opensymbol"><text:span text:style-name="T85">÷</text:span></text:span><text:span text:style-name="_5f_pointillés_20_gris"><text:span text:style-name="T85"> [8</text:span></text:span><text:span text:style-name="_5f_pointillés_20_gris"><text:span text:style-name="T106"> </text:span></text:span><text:span text:style-name="_5f_opensymbol"><text:span text:style-name="T90">−</text:span></text:span><text:span text:style-name="_5f_pointillés_20_gris"><text:span text:style-name="T106"> </text:span></text:span><text:span text:style-name="_5f_pointillés_20_gris"><text:span text:style-name="T107">4</text:span></text:span><text:span text:style-name="_5f_pointillés_20_gris"><text:span text:style-name="T85">]</text:span></text:span></text:p>
      <text:p text:style-name="P42"><text:span text:style-name="_5f_pointillés_20_gris"><text:span text:style-name="T85">W </text:span></text:span><text:span text:style-name="_5f_opensymbol"><text:span text:style-name="T85">=</text:span></text:span><text:span text:style-name="_5f_pointillés_20_gris"><text:span text:style-name="T85"> 24 </text:span></text:span><text:span text:style-name="_5f_opensymbol"><text:span text:style-name="T86">÷</text:span></text:span><text:span text:style-name="_5f_pointillés_20_gris"><text:span text:style-name="T85"> </text:span></text:span><text:span text:style-name="_5f_pointillés_20_gris"><text:span text:style-name="T109">4</text:span></text:span></text:p>
      <text:p text:style-name="P42"><text:span text:style-name="_5f_pointillés_20_gris"><text:span text:style-name="T85">W </text:span></text:span><text:span text:style-name="_5f_opensymbol"><text:span text:style-name="T85">=</text:span></text:span><text:span text:style-name="_5f_pointillés_20_gris"><text:span text:style-name="T85"> </text:span></text:span><text:span text:style-name="_5f_pointillés_20_gris"><text:span text:style-name="T109">6</text:span></text:span></text:p>
      <text:p text:style-name="P40">X <text:span text:style-name="_5f_opensymbol">=</text:span> <text:span text:style-name="T67">[</text:span>2<text:span text:style-name="T67"> </text:span><text:span text:style-name="_5f_Consigne"><text:span text:style-name="T43"></text:span></text:span><text:span text:style-name="T67"> </text:span>0,1<text:span text:style-name="T67"> </text:span><text:span text:style-name="_5f_opensymbol">×</text:span><text:span text:style-name="T67"> </text:span>(5<text:span text:style-name="T67"> </text:span><text:span text:style-name="_5f_Consigne"><text:span text:style-name="T45"></text:span></text:span><text:span text:style-name="T67"> </text:span>3)]<text:span text:style-name="T67"> </text:span><text:span text:style-name="_5f_opensymbol">÷</text:span><text:span text:style-name="T67"> </text:span>4</text:p>
      <text:p text:style-name="P40"><text:span text:style-name="_5f_pointillés_20_gris"><text:span text:style-name="T85">X </text:span></text:span><text:span text:style-name="_5f_opensymbol"><text:span text:style-name="T141">=</text:span></text:span><text:span text:style-name="_5f_pointillés_20_gris"><text:span text:style-name="T85"> </text:span></text:span><text:span text:style-name="_5f_pointillés_20_gris"><text:span text:style-name="T106">[</text:span></text:span><text:span text:style-name="_5f_pointillés_20_gris"><text:span text:style-name="T85">2</text:span></text:span><text:span text:style-name="_5f_pointillés_20_gris"><text:span text:style-name="T106"> </text:span></text:span><text:span text:style-name="_5f_Consigne"><text:span text:style-name="T47"></text:span></text:span><text:span text:style-name="_5f_pointillés_20_gris"><text:span text:style-name="T106"> </text:span></text:span><text:span text:style-name="_5f_pointillés_20_gris"><text:span text:style-name="T85">0,1</text:span></text:span><text:span text:style-name="_5f_pointillés_20_gris"><text:span text:style-name="T106"> </text:span></text:span><text:span text:style-name="_5f_opensymbol"><text:span text:style-name="T142">×</text:span></text:span><text:span text:style-name="_5f_pointillés_20_gris"><text:span text:style-name="T106"> </text:span></text:span><text:span text:style-name="_5f_pointillés_20_gris"><text:span text:style-name="T108">8</text:span></text:span><text:span text:style-name="_5f_pointillés_20_gris"><text:span text:style-name="T85">]</text:span></text:span><text:span text:style-name="_5f_pointillés_20_gris"><text:span text:style-name="T106"> </text:span></text:span><text:span text:style-name="_5f_opensymbol"><text:span text:style-name="T141">÷</text:span></text:span><text:span text:style-name="_5f_pointillés_20_gris"><text:span text:style-name="T106"> </text:span></text:span><text:span text:style-name="_5f_pointillés_20_gris"><text:span text:style-name="T85">4</text:span></text:span></text:p>
      <text:p text:style-name="P40"><text:span text:style-name="_5f_pointillés_20_gris"><text:span text:style-name="T85">X </text:span></text:span><text:span text:style-name="_5f_opensymbol"><text:span text:style-name="T141">=</text:span></text:span><text:span text:style-name="_5f_pointillés_20_gris"><text:span text:style-name="T85"> </text:span></text:span><text:span text:style-name="_5f_pointillés_20_gris"><text:span text:style-name="T106">[</text:span></text:span><text:span text:style-name="_5f_pointillés_20_gris"><text:span text:style-name="T85">2</text:span></text:span><text:span text:style-name="_5f_pointillés_20_gris"><text:span text:style-name="T106"> </text:span></text:span><text:span text:style-name="_5f_Consigne"><text:span text:style-name="T49"></text:span></text:span><text:span text:style-name="_5f_pointillés_20_gris"><text:span text:style-name="T106"> </text:span></text:span><text:span text:style-name="_5f_pointillés_20_gris"><text:span text:style-name="T85">0,</text:span></text:span><text:span text:style-name="_5f_pointillés_20_gris"><text:span text:style-name="T115">8</text:span></text:span><text:span text:style-name="_5f_pointillés_20_gris"><text:span text:style-name="T106"> ] </text:span></text:span><text:span text:style-name="_5f_opensymbol"><text:span text:style-name="T158">÷</text:span></text:span><text:span text:style-name="_5f_pointillés_20_gris"><text:span text:style-name="T106"> </text:span></text:span><text:span text:style-name="_5f_pointillés_20_gris"><text:span text:style-name="T85">4</text:span></text:span></text:p>
      <text:p text:style-name="P40"><text:span text:style-name="_5f_pointillés_20_gris"><text:span text:style-name="T115">X </text:span></text:span><text:span text:style-name="_5f_opensymbol"><text:span text:style-name="T159">=</text:span></text:span><text:span text:style-name="_5f_pointillés_20_gris"><text:span text:style-name="T115"> 2,8</text:span></text:span><text:span text:style-name="_5f_pointillés_20_gris"><text:span text:style-name="T108"> </text:span></text:span><text:span text:style-name="_5f_opensymbol"><text:span text:style-name="T146">÷</text:span></text:span><text:span text:style-name="_5f_pointillés_20_gris"><text:span text:style-name="T108"> </text:span></text:span><text:span text:style-name="_5f_pointillés_20_gris"><text:span text:style-name="T115">4</text:span></text:span></text:p>
      <text:p text:style-name="P49"><text:span text:style-name="T113">X </text:span><text:span text:style-name="_5f_opensymbol"><text:span text:style-name="T113">=</text:span></text:span><text:span text:style-name="T113"> </text:span><text:span text:style-name="_5f_pointillés_20_gris"><text:span text:style-name="T114">0,7</text:span></text:span></text:p>
      <text:list xml:id="list192752085279403" text:continue-numbering="true" text:style-name="Num_5f_Exo">
        <text:list-item>
          <text:h text:style-name="P55" text:outline-level="1"> Observe puis calcule astucieusement les expressions suivantes.</text:h>
        </text:list-item>
      </text:list>
      <text:list xml:id="list192751779009806" text:continue-list="list2393555123" text:style-name="liste_5f_abc">
        <text:list-item text:start-value="1">
          <text:p text:style-name="P95">(52 <text:span text:style-name="_5f_opensymbol">× </text:span>321<text:span text:style-name="_5f_pointillés_20_gris"><text:span text:style-name="T67"> </text:span></text:span><text:span text:style-name="_5f_opensymbol"><text:span text:style-name="T66">− </text:span></text:span>18 <text:span text:style-name="_5f_opensymbol">× </text:span>25) <text:span text:style-name="_5f_opensymbol">× </text:span>(2 <text:span text:style-name="_5f_opensymbol">× </text:span>31 <text:span text:style-name="_5f_opensymbol"><text:span text:style-name="T66">− </text:span></text:span>62) <text:span text:style-name="_5f_opensymbol">=</text:span><text:span text:style-name="T160"> </text:span><text:span text:style-name="_5f_pointillés_20_gris"><text:span text:style-name="T160">0</text:span></text:span></text:p>
        </text:list-item>
        <text:list-item>
          <text:p text:style-name="P92">(78 <text:span text:style-name="_5f_Consigne"><text:span text:style-name="T42"> </text:span></text:span>7 <text:span text:style-name="_5f_opensymbol">× </text:span>27) <text:span text:style-name="_5f_opensymbol">÷</text:span> (78 <text:span text:style-name="_5f_Consigne"><text:span text:style-name="T42"> </text:span></text:span>7 <text:span text:style-name="_5f_opensymbol">× </text:span>27) <text:span text:style-name="_5f_opensymbol">=</text:span><text:span text:style-name="T160"> </text:span><text:span text:style-name="_5f_pointillés_20_gris"><text:span text:style-name="T161">1</text:span></text:span></text:p>
        </text:list-item>
        <text:list-item>
          <text:p text:style-name="P92">0,4 <text:span text:style-name="_5f_opensymbol">×</text:span> 0,27 <text:span text:style-name="_5f_opensymbol">×</text:span> 250 <text:span text:style-name="_5f_opensymbol">=</text:span><text:span text:style-name="T160"> </text:span><text:span text:style-name="_5f_pointillés_20_gris"><text:span text:style-name="T161">100 </text:span></text:span><text:span text:style-name="_5f_opensymbol"><text:span text:style-name="T163">×</text:span></text:span><text:span text:style-name="_5f_pointillés_20_gris"><text:span text:style-name="T161"> 0,27 = 27</text:span></text:span></text:p>
        </text:list-item>
      </text:list>
      <text:list xml:id="list192751715200635" text:continue-list="list192752085279403" text:style-name="Num_5f_Exo">
        <text:list-item>
          <text:h text:style-name="P59" text:outline-level="1"><text:soft-page-break/> Avec la calculatrice, calcule les expressions suivantes sans noter les résultats intermédiaires.</text:h>
        </text:list-item>
      </text:list>
      <text:list xml:id="list192750875756273" text:continue-list="list192751779009806" text:style-name="liste_5f_abc">
        <text:list-item text:start-value="1">
          <text:p text:style-name="P95">54,2<text:span text:style-name="_5f_pointillés_20_gris"><text:span text:style-name="T67"> </text:span></text:span><text:span text:style-name="_5f_opensymbol"><text:span text:style-name="T66">−</text:span></text:span><text:span text:style-name="T67"> </text:span>(8,72<text:span text:style-name="_5f_pointillés_20_gris"><text:span text:style-name="T67"> </text:span></text:span><text:span text:style-name="_5f_opensymbol"><text:span text:style-name="T66">−</text:span></text:span><text:span text:style-name="T67"> </text:span>5,21) <text:span text:style-name="_5f_opensymbol">=</text:span><text:span text:style-name="_5f_pointillés_20_gris"><text:span text:style-name="T160"> </text:span></text:span><text:span text:style-name="_5f_pointillés_20_gris"><text:span text:style-name="T162">50,69</text:span></text:span></text:p>
        </text:list-item>
        <text:list-item>
          <text:p text:style-name="P91">7,2 <text:span text:style-name="_5f_opensymbol">×</text:span> (15,7 <text:span text:style-name="_5f_Consigne"><text:span text:style-name="T42"></text:span></text:span> 0,51) <text:span text:style-name="_5f_opensymbol">×</text:span> 3,5 <text:span text:style-name="_5f_opensymbol">=</text:span><text:span text:style-name="_5f_pointillés_20_gris"><text:span text:style-name="T160"> </text:span></text:span><text:span text:style-name="_5f_pointillés_20_gris"><text:span text:style-name="T162">408,492</text:span></text:span></text:p>
        </text:list-item>
        <text:list-item>
          <text:p text:style-name="P91">[(19,01<text:span text:style-name="_5f_pointillés_20_gris"><text:span text:style-name="T67"> </text:span></text:span><text:span text:style-name="_5f_opensymbol"><text:span text:style-name="T66">−</text:span></text:span><text:span text:style-name="T67"> </text:span>7,5) <text:span text:style-name="_5f_opensymbol">×</text:span> 2<text:span text:style-name="_5f_pointillés_20_gris"><text:span text:style-name="T67"> </text:span></text:span><text:span text:style-name="_5f_opensymbol"><text:span text:style-name="T66">−</text:span></text:span><text:span text:style-name="T67"> </text:span>13,02] <text:span text:style-name="_5f_opensymbol">×</text:span> 2,3 <text:span text:style-name="_5f_opensymbol">=</text:span><text:span text:style-name="_5f_pointillés_20_gris"><text:span text:style-name="T160"> </text:span></text:span><text:span text:style-name="_5f_pointillés_20_gris"><text:span text:style-name="T162">23</text:span></text:span></text:p>
        </text:list-item>
        <text:list-item>
          <text:p text:style-name="P91"><text:span text:style-name="_5f_BVS"><text:span text:style-name="T247">[</text:span></text:span><text:span text:style-name="_5f_BVS"><text:span text:style-name="T248">(20,52</text:span></text:span><text:span text:style-name="_5f_BVS"><text:span text:style-name="T249"> </text:span></text:span><text:span text:style-name="_5f_Consigne"><text:span text:style-name="T54"></text:span></text:span><text:span text:style-name="_5f_BVS"><text:span text:style-name="T251"> </text:span></text:span><text:span text:style-name="_5f_BVS"><text:span text:style-name="T248">7,5) × 2</text:span></text:span><text:span text:style-name="_5f_BVS"><text:span text:style-name="T249"> </text:span></text:span><text:span text:style-name="_5f_BVS"><text:span text:style-name="T250">] </text:span></text:span><text:span text:style-name="_5f_BVS"><text:span text:style-name="T249">× </text:span></text:span><text:span text:style-name="_5f_BVS"><text:span text:style-name="T250">(</text:span></text:span><text:span text:style-name="_5f_BVS"><text:span text:style-name="T248">13</text:span></text:span><text:span text:style-name="_5f_pointillés_20_gris"><text:span text:style-name="T249"> </text:span></text:span><text:span text:style-name="_5f_opensymbol"><text:span text:style-name="T221">− </text:span></text:span><text:span text:style-name="_5f_BVS"><text:span text:style-name="T248">2,3 ) </text:span></text:span><text:span text:style-name="_5f_BVS"><text:span text:style-name="T247">= </text:span></text:span><text:span text:style-name="_5f_BVS"><text:span text:style-name="T252">599,628</text:span></text:span></text:p>
        </text:list-item>
      </text:list>
      <text:list xml:id="list192752135795853" text:continue-list="list192751715200635" text:style-name="Num_5f_Exo">
        <text:list-item>
          <text:h text:style-name="P50" text:outline-level="1"> Récris chaque expression en supprimant les parenthèses ou les crochets qui sont inutiles.</text:h>
        </text:list-item>
      </text:list>
      <text:section text:style-name="Sect2" text:name="Section8">
        <text:p text:style-name="P39"><text:span text:style-name="T85">K </text:span><text:span text:style-name="_5f_opensymbol"><text:span text:style-name="T85">=</text:span></text:span><text:span text:style-name="T85"> 21</text:span><text:span text:style-name="_5f_pointillés_20_gris"><text:span text:style-name="T106"> </text:span></text:span><text:span text:style-name="_5f_opensymbol"><text:span text:style-name="T111">−</text:span></text:span><text:span text:style-name="T106"> </text:span><text:span text:style-name="T85">(8 </text:span><text:span text:style-name="_5f_opensymbol"><text:span text:style-name="T85">×</text:span></text:span><text:span text:style-name="T85"> 4)</text:span></text:p>
        <text:p text:style-name="P85"><text:span text:style-name="T86">K </text:span><text:span text:style-name="_5f_opensymbol"><text:span text:style-name="T86">=</text:span></text:span><text:span text:style-name="T86"> 21</text:span><text:span text:style-name="_5f_pointillés_20_gris"><text:span text:style-name="T70">  </text:span></text:span><text:span text:style-name="_5f_opensymbol"><text:span text:style-name="T90">−</text:span></text:span><text:span text:style-name="_5f_opensymbol"><text:span text:style-name="T143"> </text:span></text:span><text:span text:style-name="T166"> </text:span><text:span text:style-name="T86">8 </text:span><text:span text:style-name="_5f_opensymbol"><text:span text:style-name="T142">×</text:span></text:span><text:span text:style-name="T86"> 4</text:span></text:p>
        <text:p text:style-name="P62"><text:span text:style-name="T85">L </text:span><text:span text:style-name="_5f_opensymbol"><text:span text:style-name="T85">=</text:span></text:span><text:span text:style-name="T85"> 21 </text:span><text:span text:style-name="_5f_opensymbol"><text:span text:style-name="T85">×</text:span></text:span><text:span text:style-name="T85"> (8</text:span><text:span text:style-name="_5f_pointillés_20_gris"><text:span text:style-name="T106"> </text:span></text:span><text:span text:style-name="_5f_opensymbol"><text:span text:style-name="T111">−</text:span></text:span><text:span text:style-name="T106"> </text:span><text:span text:style-name="T85">4)</text:span></text:p>
        <text:p text:style-name="P77"><text:span text:style-name="_5f_pointillés_20_gris"><text:span text:style-name="T86">L </text:span></text:span><text:span text:style-name="_5f_opensymbol"><text:span text:style-name="T86">=</text:span></text:span><text:span text:style-name="_5f_pointillés_20_gris"><text:span text:style-name="T86"> 21 </text:span></text:span><text:span text:style-name="_5f_opensymbol"><text:span text:style-name="T86">×</text:span></text:span><text:span text:style-name="_5f_pointillés_20_gris"><text:span text:style-name="T86"> (8</text:span></text:span><text:span text:style-name="_5f_pointillés_20_gris"><text:span text:style-name="T89"> </text:span></text:span><text:span text:style-name="_5f_opensymbol"><text:span text:style-name="T90">−</text:span></text:span><text:span text:style-name="_5f_pointillés_20_gris"><text:span text:style-name="T89"> </text:span></text:span><text:span text:style-name="_5f_pointillés_20_gris"><text:span text:style-name="T86">4)</text:span></text:span></text:p>
        <text:p text:style-name="P62"><text:span text:style-name="T85">M </text:span><text:span text:style-name="_5f_opensymbol"><text:span text:style-name="T85">=</text:span></text:span><text:span text:style-name="T85"> 21</text:span><text:span text:style-name="_5f_pointillés_20_gris"><text:span text:style-name="T106"> </text:span></text:span><text:span text:style-name="_5f_opensymbol"><text:span text:style-name="T111">−</text:span></text:span><text:span text:style-name="T106"> </text:span><text:span text:style-name="T85">(8</text:span><text:span text:style-name="_5f_pointillés_20_gris"><text:span text:style-name="T106"> </text:span></text:span><text:span text:style-name="_5f_opensymbol"><text:span text:style-name="T111">−</text:span></text:span><text:span text:style-name="T106"> </text:span><text:span text:style-name="T85">4)</text:span></text:p>
        <text:p text:style-name="P77"><text:span text:style-name="_5f_pointillés_20_gris"><text:span text:style-name="T86">M </text:span></text:span><text:span text:style-name="_5f_opensymbol"><text:span text:style-name="T86">=</text:span></text:span><text:span text:style-name="_5f_pointillés_20_gris"><text:span text:style-name="T86"> 21</text:span></text:span><text:span text:style-name="_5f_pointillés_20_gris"><text:span text:style-name="T89"> </text:span></text:span><text:span text:style-name="_5f_opensymbol"><text:span text:style-name="T90">−</text:span></text:span><text:span text:style-name="_5f_pointillés_20_gris"><text:span text:style-name="T89"> </text:span></text:span><text:span text:style-name="_5f_pointillés_20_gris"><text:span text:style-name="T86">(8</text:span></text:span><text:span text:style-name="_5f_pointillés_20_gris"><text:span text:style-name="T89"> </text:span></text:span><text:span text:style-name="_5f_opensymbol"><text:span text:style-name="T90">−</text:span></text:span><text:span text:style-name="_5f_pointillés_20_gris"><text:span text:style-name="T89"> </text:span></text:span><text:span text:style-name="_5f_pointillés_20_gris"><text:span text:style-name="T86">4)</text:span></text:span></text:p>
        <text:p text:style-name="P63"><text:span text:style-name="T85">R </text:span><text:span text:style-name="_5f_opensymbol"><text:span text:style-name="T85">=</text:span></text:span><text:span text:style-name="T85"> (21 </text:span><text:span text:style-name="_5f_opensymbol"><text:span text:style-name="T85">×</text:span></text:span><text:span text:style-name="T85"> 8)</text:span><text:span text:style-name="_5f_pointillés_20_gris"><text:span text:style-name="T106"> </text:span></text:span><text:span text:style-name="_5f_opensymbol"><text:span text:style-name="T111">−</text:span></text:span><text:span text:style-name="T106"> </text:span><text:span text:style-name="T85">4</text:span></text:p>
        <text:p text:style-name="P79"><text:span text:style-name="_5f_pointillés_20_gris"><text:span text:style-name="T86">R </text:span></text:span><text:span text:style-name="_5f_opensymbol"><text:span text:style-name="T86">=</text:span></text:span><text:span text:style-name="_5f_pointillés_20_gris"><text:span text:style-name="T86"> 21 </text:span></text:span><text:span text:style-name="_5f_opensymbol"><text:span text:style-name="T86">×</text:span></text:span><text:span text:style-name="_5f_pointillés_20_gris"><text:span text:style-name="T86"> 8</text:span></text:span><text:span text:style-name="_5f_pointillés_20_gris"><text:span text:style-name="T89"> </text:span></text:span><text:span text:style-name="_5f_opensymbol"><text:span text:style-name="T90">−</text:span></text:span><text:span text:style-name="_5f_pointillés_20_gris"><text:span text:style-name="T89"> </text:span></text:span><text:span text:style-name="_5f_pointillés_20_gris"><text:span text:style-name="T86">4</text:span></text:span></text:p>
        <text:p text:style-name="P62"><text:span text:style-name="T85">S </text:span><text:span text:style-name="_5f_opensymbol"><text:span text:style-name="T85">=</text:span></text:span><text:span text:style-name="T85"> (21 </text:span><text:span text:style-name="_5f_Consigne"><text:span text:style-name="T46"></text:span></text:span><text:span text:style-name="T85">8</text:span><text:span text:style-name="_5f_pointillés_20_gris"><text:span text:style-name="T106"> </text:span></text:span><text:span text:style-name="_5f_opensymbol"><text:span text:style-name="T111">−</text:span></text:span><text:span text:style-name="T106"> </text:span><text:span text:style-name="T85">1) </text:span><text:span text:style-name="_5f_opensymbol"><text:span text:style-name="T85">÷</text:span></text:span><text:span text:style-name="T85"> 4</text:span></text:p>
        <text:p text:style-name="P77"><text:span text:style-name="_5f_pointillés_20_gris"><text:span text:style-name="T86">S </text:span></text:span><text:span text:style-name="_5f_opensymbol"><text:span text:style-name="T86">= </text:span></text:span><text:span text:style-name="_5f_pointillés_20_gris"><text:span text:style-name="T86">(21 </text:span></text:span><text:span text:style-name="_5f_Consigne"><text:span text:style-name="T49"> </text:span></text:span><text:span text:style-name="_5f_pointillés_20_gris"><text:span text:style-name="T86">8</text:span></text:span><text:span text:style-name="_5f_pointillés_20_gris"><text:span text:style-name="T89"> </text:span></text:span><text:span text:style-name="_5f_opensymbol"><text:span text:style-name="T90">−</text:span></text:span><text:span text:style-name="_5f_pointillés_20_gris"><text:span text:style-name="T90"> </text:span></text:span><text:span text:style-name="_5f_pointillés_20_gris"><text:span text:style-name="T86">1) </text:span></text:span><text:span text:style-name="_5f_opensymbol"><text:span text:style-name="T86">÷ </text:span></text:span><text:span text:style-name="_5f_pointillés_20_gris"><text:span text:style-name="T86">4</text:span></text:span></text:p>
        <text:p text:style-name="P62"><text:span text:style-name="T85">T </text:span><text:span text:style-name="_5f_opensymbol"><text:span text:style-name="T85">= </text:span></text:span><text:span text:style-name="T85">21</text:span><text:span text:style-name="_5f_pointillés_20_gris"><text:span text:style-name="T106"> </text:span></text:span><text:span text:style-name="_5f_opensymbol"><text:span text:style-name="T111">− </text:span></text:span><text:span text:style-name="T85">[8</text:span><text:span text:style-name="_5f_pointillés_20_gris"><text:span text:style-name="T106"> </text:span></text:span><text:span text:style-name="_5f_opensymbol"><text:span text:style-name="T111">− </text:span></text:span><text:span text:style-name="T85">(4 </text:span><text:span text:style-name="_5f_opensymbol"><text:span text:style-name="T85">× </text:span></text:span><text:span text:style-name="T85">2)]</text:span></text:p>
        <text:p text:style-name="P77"><text:span text:style-name="_5f_pointillés_20_gris"><text:span text:style-name="T93">T </text:span></text:span><text:span text:style-name="_5f_opensymbol"><text:span text:style-name="T93">= </text:span></text:span><text:span text:style-name="_5f_pointillés_20_gris"><text:span text:style-name="T93">21</text:span></text:span><text:span text:style-name="_5f_pointillés_20_gris"><text:span text:style-name="T94"> </text:span></text:span><text:span text:style-name="_5f_opensymbol"><text:span text:style-name="T92">−</text:span></text:span><text:span text:style-name="_5f_pointillés_20_gris"><text:span text:style-name="T92"> </text:span></text:span><text:span text:style-name="_5f_pointillés_20_gris"><text:span text:style-name="T93">[8</text:span></text:span><text:span text:style-name="_5f_pointillés_20_gris"><text:span text:style-name="T94"> </text:span></text:span><text:span text:style-name="_5f_opensymbol"><text:span text:style-name="T92">−</text:span></text:span><text:span text:style-name="_5f_pointillés_20_gris"><text:span text:style-name="T92"> </text:span></text:span><text:span text:style-name="_5f_pointillés_20_gris"><text:span text:style-name="T93">4 </text:span></text:span><text:span text:style-name="_5f_opensymbol"><text:span text:style-name="T93">× </text:span></text:span><text:span text:style-name="_5f_pointillés_20_gris"><text:span text:style-name="T93">2]</text:span></text:span></text:p>
      </text:section>
      <text:list xml:id="list192750860667970" text:continue-numbering="true" text:style-name="Num_5f_Exo">
        <text:list-item>
          <text:h text:style-name="P55" text:outline-level="1"> Place des parenthèses pour que les égalités suivantes soient vraies et vérifie chacune de tes réponses.</text:h>
        </text:list-item>
      </text:list>
      <text:section text:style-name="Sect2" text:name="Section6">
        <text:list xml:id="list192751493279361" text:continue-list="list192750875756273" text:style-name="liste_5f_abc">
          <text:list-item text:start-value="1">
            <text:p text:style-name="P86">4<text:span text:style-name="T67"> </text:span><text:span text:style-name="_5f_opensymbol">×</text:span><text:span text:style-name="_5f_opensymbol"><text:span text:style-name="T39"> </text:span></text:span>2<text:span text:style-name="T67"> </text:span><text:span text:style-name="_5f_Consigne"><text:span text:style-name="T43"></text:span></text:span><text:span text:style-name="_5f_Consigne"><text:span text:style-name="T33"> </text:span></text:span>9<text:span text:style-name="T67"> </text:span><text:span text:style-name="_5f_opensymbol">=</text:span><text:span text:style-name="_5f_opensymbol"><text:span text:style-name="T39"> </text:span></text:span>44</text:p>
          </text:list-item>
        </text:list>
        <text:p text:style-name="P94"><text:span text:style-name="_5f_pointillés_20_gris"><text:span text:style-name="T171">4 </text:span></text:span><text:span text:style-name="_5f_opensymbol"><text:span text:style-name="T147">×</text:span></text:span><text:span text:style-name="_5f_opensymbol"><text:span text:style-name="T188"> </text:span></text:span><text:span text:style-name="_5f_opensymbol"><text:span text:style-name="T189">(</text:span></text:span><text:span text:style-name="_5f_pointillés_20_gris"><text:span text:style-name="T171">2 </text:span></text:span><text:span text:style-name="_5f_Consigne"><text:span text:style-name="T53"></text:span></text:span><text:span text:style-name="_5f_Consigne"><text:span text:style-name="T35"> </text:span></text:span><text:span text:style-name="_5f_pointillés_20_gris"><text:span text:style-name="T171">9</text:span></text:span><text:span text:style-name="_5f_pointillés_20_gris"><text:span text:style-name="T172">)</text:span></text:span><text:span text:style-name="_5f_pointillés_20_gris"><text:span text:style-name="T171"> </text:span></text:span></text:p>
        <text:p text:style-name="P94"><text:span text:style-name="_5f_pointillés_20_gris"><text:span text:style-name="T172">= </text:span></text:span><text:span text:style-name="_5f_pointillés_20_gris"><text:span text:style-name="T171">4 </text:span></text:span><text:span text:style-name="_5f_opensymbol"><text:span text:style-name="T147">×</text:span></text:span><text:span text:style-name="_5f_opensymbol"><text:span text:style-name="T188"> </text:span></text:span><text:span text:style-name="_5f_pointillés_20_gris"><text:span text:style-name="T172">11</text:span></text:span></text:p>
        <text:p text:style-name="P94"><text:span text:style-name="_5f_opensymbol"><text:span text:style-name="T188">= </text:span></text:span><text:span text:style-name="_5f_pointillés_20_gris"><text:span text:style-name="T171">44</text:span></text:span></text:p>
        <text:list xml:id="list192752213150952" text:continue-numbering="true" text:style-name="liste_5f_abc">
          <text:list-item>
            <text:p text:style-name="P61"><text:span text:style-name="T199">15</text:span><text:span text:style-name="_5f_pointillés_20_gris"><text:span text:style-name="T200"> </text:span></text:span><text:span text:style-name="_5f_opensymbol"><text:span text:style-name="T202">−</text:span></text:span><text:span text:style-name="T200"> </text:span><text:span text:style-name="T199">3</text:span><text:span text:style-name="T200"> </text:span><text:span text:style-name="_5f_opensymbol"><text:span text:style-name="T199">×</text:span></text:span><text:span text:style-name="T200"> </text:span><text:span text:style-name="T199">2 </text:span><text:span text:style-name="_5f_opensymbol"><text:span text:style-name="T199">=</text:span></text:span><text:span text:style-name="T199"> 24</text:span></text:p>
            <text:p text:style-name="P78"><text:span text:style-name="_5f_pointillés_20_gris"><text:span text:style-name="T189">(</text:span></text:span><text:span text:style-name="_5f_pointillés_20_gris"><text:span text:style-name="T188">15 − 3</text:span></text:span><text:span text:style-name="_5f_pointillés_20_gris"><text:span text:style-name="T189">)</text:span></text:span><text:span text:style-name="_5f_pointillés_20_gris"><text:span text:style-name="T188"> × 2 </text:span></text:span></text:p>
            <text:p text:style-name="P78"><text:span text:style-name="_5f_pointillés_20_gris"><text:span text:style-name="T189">= 12 × 2 </text:span></text:span></text:p>
            <text:p text:style-name="P78"><text:span text:style-name="_5f_pointillés_20_gris"><text:span text:style-name="T189">= 24</text:span></text:span></text:p>
          </text:list-item>
          <text:list-item>
            <text:p text:style-name="P64"><text:span text:style-name="T199">5</text:span><text:span text:style-name="T200"> </text:span><text:span text:style-name="_5f_Consigne"><text:span text:style-name="T136"> </text:span></text:span><text:span text:style-name="T199">5</text:span><text:span text:style-name="T200"> </text:span><text:span text:style-name="_5f_opensymbol"><text:span text:style-name="T199">×</text:span></text:span><text:span text:style-name="_5f_opensymbol"><text:span text:style-name="T200"> </text:span></text:span><text:span text:style-name="T199">5</text:span><text:span text:style-name="T200"> </text:span><text:span text:style-name="_5f_opensymbol"><text:span text:style-name="T202">− </text:span></text:span><text:span text:style-name="T199">5 </text:span><text:span text:style-name="_5f_opensymbol"><text:span text:style-name="T199">= </text:span></text:span><text:span text:style-name="T199">0</text:span></text:p>
            <text:p text:style-name="P80"><text:span text:style-name="_5f_pointillés_20_gris"><text:span text:style-name="T172">(</text:span></text:span><text:span text:style-name="_5f_pointillés_20_gris"><text:span text:style-name="T171">5 </text:span></text:span><text:span text:style-name="_5f_Consigne"><text:span text:style-name="T133"></text:span></text:span><text:span text:style-name="_5f_pointillés_20_gris"><text:span text:style-name="T171"> 5</text:span></text:span><text:span text:style-name="_5f_pointillés_20_gris"><text:span text:style-name="T172">)</text:span></text:span><text:span text:style-name="_5f_pointillés_20_gris"><text:span text:style-name="T171"> </text:span></text:span><text:span text:style-name="_5f_opensymbol"><text:span text:style-name="T204">×</text:span></text:span><text:span text:style-name="_5f_pointillés_20_gris"><text:span text:style-name="T171"> </text:span></text:span><text:span text:style-name="_5f_pointillés_20_gris"><text:span text:style-name="T172">(</text:span></text:span><text:span text:style-name="_5f_pointillés_20_gris"><text:span text:style-name="T171">5 </text:span></text:span><text:span text:style-name="_5f_opensymbol"><text:span text:style-name="T204">−</text:span></text:span><text:span text:style-name="_5f_pointillés_20_gris"><text:span text:style-name="T171"> 5</text:span></text:span><text:span text:style-name="_5f_pointillés_20_gris"><text:span text:style-name="T172">)</text:span></text:span><text:span text:style-name="_5f_pointillés_20_gris"><text:span text:style-name="T171"> </text:span></text:span><text:span text:style-name="_5f_pointillés_20_gris"><text:span text:style-name="T188"> </text:span></text:span></text:p>
            <text:p text:style-name="P81"><text:span text:style-name="_5f_pointillés_20_gris"><text:span text:style-name="T189">= 10 × 0 </text:span></text:span></text:p>
            <text:p text:style-name="P82"><text:span text:style-name="_5f_pointillés_20_gris"><text:span text:style-name="T189">= 0</text:span></text:span></text:p>
          </text:list-item>
          <text:list-item>
            <text:p text:style-name="P65"><text:span text:style-name="T214"><text:line-break/>2</text:span><text:span text:style-name="T215"> </text:span><text:span text:style-name="_5f_opensymbol"><text:span text:style-name="T214">×</text:span></text:span><text:span text:style-name="_5f_opensymbol"><text:span text:style-name="T215"> </text:span></text:span><text:span text:style-name="T214">5</text:span><text:span text:style-name="_5f_pointillés_20_gris"><text:span text:style-name="T180"> </text:span></text:span><text:span text:style-name="_5f_opensymbol"><text:span text:style-name="T217">−</text:span></text:span><text:span text:style-name="_5f_opensymbol"><text:span text:style-name="T218"> </text:span></text:span><text:span text:style-name="T214">2</text:span><text:span text:style-name="T216"> </text:span><text:span text:style-name="_5f_opensymbol"><text:span text:style-name="T214">×</text:span></text:span><text:span text:style-name="_5f_opensymbol"><text:span text:style-name="T216"> </text:span></text:span><text:span text:style-name="T214">4</text:span><text:span text:style-name="T216"> </text:span><text:span text:style-name="_5f_Consigne"><text:span text:style-name="T137"></text:span></text:span><text:span text:style-name="_5f_Consigne"><text:span text:style-name="T138"> </text:span></text:span><text:span text:style-name="T214">1</text:span><text:span text:style-name="T216"> </text:span><text:span text:style-name="_5f_opensymbol"><text:span text:style-name="T214">=</text:span></text:span><text:span text:style-name="_5f_opensymbol"><text:span text:style-name="T216"> </text:span></text:span><text:span text:style-name="T214">30</text:span></text:p>
            <text:p text:style-name="P78"><text:span text:style-name="_5f_pointillés_20_gris"><text:span text:style-name="T181">2</text:span></text:span><text:span text:style-name="_5f_pointillés_20_gris"><text:span text:style-name="T184"> </text:span></text:span><text:span text:style-name="_5f_opensymbol"><text:span text:style-name="T219">× </text:span></text:span><text:span text:style-name="_5f_pointillés_20_gris"><text:span text:style-name="T181">(5</text:span></text:span><text:span text:style-name="_5f_pointillés_20_gris"><text:span text:style-name="T184"> </text:span></text:span><text:span text:style-name="_5f_opensymbol"><text:span text:style-name="T219">− </text:span></text:span><text:span text:style-name="_5f_pointillés_20_gris"><text:span text:style-name="T181">2) </text:span></text:span><text:span text:style-name="_5f_opensymbol"><text:span text:style-name="T219">× </text:span></text:span><text:span text:style-name="_5f_pointillés_20_gris"><text:span text:style-name="T181">(4</text:span></text:span><text:span text:style-name="_5f_pointillés_20_gris"><text:span text:style-name="T185"> </text:span></text:span><text:span text:style-name="_5f_Consigne"><text:span text:style-name="T139"></text:span></text:span><text:span text:style-name="_5f_pointillés_20_gris"><text:span text:style-name="T185"> </text:span></text:span><text:span text:style-name="_5f_pointillés_20_gris"><text:span text:style-name="T181">1) </text:span></text:span><text:span text:style-name="_5f_pointillés_20_gris"><text:span text:style-name="T183">=</text:span></text:span><text:span text:style-name="_5f_pointillés_20_gris"><text:span text:style-name="T188"> </text:span></text:span></text:p>
            <text:p text:style-name="P78"><text:span text:style-name="_5f_pointillés_20_gris"><text:span text:style-name="T189">= 2 × 3  </text:span></text:span><text:span text:style-name="_5f_opensymbol"><text:span text:style-name="T219">× </text:span></text:span><text:span text:style-name="_5f_opensymbol"><text:span text:style-name="T182">5</text:span></text:span></text:p>
            <text:p text:style-name="P78"><text:span text:style-name="_5f_pointillés_20_gris"><text:span text:style-name="T189">= 30</text:span></text:span></text:p>
          </text:list-item>
        </text:list>
      </text:section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list xml:id="list192752893700881" text:continue-list="list192750860667970" text:style-name="Num_5f_Exo">
        <text:list-item>
          <text:h text:style-name="P57" text:outline-level="1">Calcule les expressions suivantes.</text:h>
        </text:list-item>
      </text:list>
      <text:p text:style-name="P87">A <text:span text:style-name="_5f_opensymbol">=</text:span> 35<text:span text:style-name="_5f_pointillés_20_gris"><text:span text:style-name="T67"> </text:span></text:span><text:span text:style-name="_5f_opensymbol"><text:span text:style-name="T66">−</text:span></text:span><text:span text:style-name="T39"> </text:span>[4 <text:span text:style-name="_5f_opensymbol">×</text:span> (<text:span text:style-name="T240">5 </text:span><text:span text:style-name="_5f_Consigne"><text:span text:style-name="T44"></text:span></text:span><text:span text:style-name="T240"> 2</text:span>)<text:span text:style-name="_5f_pointillés_20_gris"><text:span text:style-name="T67"> </text:span></text:span><text:span text:style-name="_5f_opensymbol"><text:span text:style-name="T66">−</text:span></text:span><text:span text:style-name="T39"> </text:span>7]</text:p>
      <text:p text:style-name="P48"><text:span text:style-name="_5f_pointillés_20_gris"><text:span text:style-name="T85">A </text:span></text:span><text:span text:style-name="_5f_opensymbol"><text:span text:style-name="T141">=</text:span></text:span><text:span text:style-name="_5f_pointillés_20_gris"><text:span text:style-name="T85"> 35</text:span></text:span><text:span text:style-name="_5f_pointillés_20_gris"><text:span text:style-name="T69"> </text:span></text:span><text:span text:style-name="_5f_opensymbol"><text:span text:style-name="T157">−</text:span></text:span><text:span text:style-name="_5f_pointillés_20_gris"><text:span text:style-name="T178"> </text:span></text:span><text:span text:style-name="_5f_pointillés_20_gris"><text:span text:style-name="T85">[</text:span></text:span><text:span text:style-name="_5f_pointillés_20_gris"><text:span text:style-name="T86">4 </text:span></text:span><text:span text:style-name="_5f_opensymbol"><text:span text:style-name="T142">×</text:span></text:span><text:span text:style-name="_5f_pointillés_20_gris"><text:span text:style-name="T86"> </text:span></text:span><text:span text:style-name="_5f_pointillés_20_gris"><text:span text:style-name="T95">7</text:span></text:span><text:span text:style-name="_5f_pointillés_20_gris"><text:span text:style-name="T70"> </text:span></text:span><text:span text:style-name="_5f_opensymbol"><text:span text:style-name="T157">−</text:span></text:span><text:span text:style-name="_5f_pointillés_20_gris"><text:span text:style-name="T178"> </text:span></text:span><text:span text:style-name="_5f_pointillés_20_gris"><text:span text:style-name="T85">7]</text:span></text:span></text:p>
      <text:p text:style-name="P48"><text:span text:style-name="_5f_pointillés_20_gris"><text:span text:style-name="T85">A </text:span></text:span><text:span text:style-name="_5f_opensymbol"><text:span text:style-name="T141">=</text:span></text:span><text:span text:style-name="_5f_pointillés_20_gris"><text:span text:style-name="T85"> 35</text:span></text:span><text:span text:style-name="_5f_pointillés_20_gris"><text:span text:style-name="T69"> </text:span></text:span><text:span text:style-name="_5f_opensymbol"><text:span text:style-name="T157">−</text:span></text:span><text:span text:style-name="_5f_pointillés_20_gris"><text:span text:style-name="T178"> </text:span></text:span><text:span text:style-name="_5f_pointillés_20_gris"><text:span text:style-name="T86">[</text:span></text:span><text:span text:style-name="_5f_pointillés_20_gris"><text:span text:style-name="T149">28 </text:span></text:span><text:span text:style-name="_5f_pointillés_20_gris"><text:span text:style-name="T143">−</text:span></text:span><text:span text:style-name="_5f_pointillés_20_gris"><text:span text:style-name="T148"> </text:span></text:span><text:span text:style-name="_5f_pointillés_20_gris"><text:span text:style-name="T142">7</text:span></text:span><text:span text:style-name="_5f_pointillés_20_gris"><text:span text:style-name="T86">]</text:span></text:span></text:p>
      <text:p text:style-name="P48"><text:span text:style-name="_5f_pointillés_20_gris"><text:span text:style-name="T85">A </text:span></text:span><text:span text:style-name="_5f_opensymbol"><text:span text:style-name="T141">=</text:span></text:span><text:span text:style-name="_5f_pointillés_20_gris"><text:span text:style-name="T86"> 35</text:span></text:span><text:span text:style-name="_5f_pointillés_20_gris"><text:span text:style-name="T70"> </text:span></text:span><text:span text:style-name="_5f_opensymbol"><text:span text:style-name="T143">−</text:span></text:span><text:span text:style-name="_5f_pointillés_20_gris"><text:span text:style-name="T166"> </text:span></text:span><text:span text:style-name="_5f_pointillés_20_gris"><text:span text:style-name="T167">21</text:span></text:span></text:p>
      <text:p text:style-name="P48"><text:span text:style-name="_5f_pointillés_20_gris"><text:span text:style-name="T85">A </text:span></text:span><text:span text:style-name="_5f_opensymbol"><text:span text:style-name="T141">=</text:span></text:span><text:span text:style-name="_5f_pointillés_20_gris"><text:span text:style-name="T86"> </text:span></text:span><text:span text:style-name="_5f_pointillés_20_gris"><text:span text:style-name="T95">14</text:span></text:span></text:p>
      <text:list xml:id="list3206987934" text:style-name="_5f_Numérotation_20_des_20_exercices_20_livrets">
        <text:list-item>
          <text:list>
            <text:list-header>
              <text:p text:style-name="P66">B <text:span text:style-name="_5f_opensymbol">=</text:span> 12 <text:span text:style-name="_5f_opensymbol">×</text:span> [32<text:span text:style-name="_5f_pointillés_20_gris"><text:span text:style-name="T67"> </text:span></text:span><text:span text:style-name="_5f_opensymbol"><text:span text:style-name="T66">−</text:span></text:span><text:span text:style-name="T39"> </text:span><text:span text:style-name="T240">(4 </text:span><text:span text:style-name="_5f_Consigne"><text:span text:style-name="T44"></text:span></text:span><text:span text:style-name="T240"> 7) </text:span><text:span text:style-name="_5f_opensymbol">×</text:span> 2]</text:p>
              <text:p text:style-name="P93"><text:span text:style-name="_5f_pointillés_20_gris"><text:span text:style-name="T199">B </text:span></text:span><text:span text:style-name="_5f_opensymbol"><text:span text:style-name="T141">=</text:span></text:span><text:span text:style-name="_5f_pointillés_20_gris"><text:span text:style-name="T199"> 12 </text:span></text:span><text:span text:style-name="_5f_opensymbol"><text:span text:style-name="T141">×</text:span></text:span><text:span text:style-name="_5f_pointillés_20_gris"><text:span text:style-name="T199"> [32</text:span></text:span><text:span text:style-name="_5f_pointillés_20_gris"><text:span text:style-name="T69"> </text:span></text:span><text:span text:style-name="_5f_opensymbol"><text:span text:style-name="T157">−</text:span></text:span><text:span text:style-name="_5f_pointillés_20_gris"><text:span text:style-name="T166"> </text:span></text:span><text:span text:style-name="_5f_pointillés_20_gris"><text:span text:style-name="T167">11</text:span></text:span><text:span text:style-name="_5f_pointillés_20_gris"><text:span text:style-name="T203"> </text:span></text:span><text:span text:style-name="_5f_opensymbol"><text:span text:style-name="T142">×</text:span></text:span><text:span text:style-name="_5f_pointillés_20_gris"><text:span text:style-name="T203"> 2</text:span></text:span><text:span text:style-name="_5f_pointillés_20_gris"><text:span text:style-name="T199">] </text:span></text:span></text:p>
              <text:p text:style-name="P93"><text:span text:style-name="_5f_pointillés_20_gris"><text:span text:style-name="T199">B </text:span></text:span><text:span text:style-name="_5f_opensymbol"><text:span text:style-name="T141">=</text:span></text:span><text:span text:style-name="_5f_pointillés_20_gris"><text:span text:style-name="T199"> 12 </text:span></text:span><text:span text:style-name="_5f_opensymbol"><text:span text:style-name="T141">×</text:span></text:span><text:span text:style-name="_5f_pointillés_20_gris"><text:span text:style-name="T199"> </text:span></text:span><text:span text:style-name="_5f_pointillés_20_gris"><text:span text:style-name="T203">[32</text:span></text:span><text:span text:style-name="_5f_pointillés_20_gris"><text:span text:style-name="T70"> </text:span></text:span><text:span text:style-name="_5f_opensymbol"><text:span text:style-name="T143">−</text:span></text:span><text:span text:style-name="_5f_pointillés_20_gris"><text:span text:style-name="T166"> </text:span></text:span><text:span text:style-name="_5f_pointillés_20_gris"><text:span text:style-name="T167">22</text:span></text:span><text:span text:style-name="_5f_pointillés_20_gris"><text:span text:style-name="T203">]</text:span></text:span><text:span text:style-name="_5f_pointillés_20_gris"><text:span text:style-name="T199"> </text:span></text:span></text:p>
              <text:p text:style-name="P93"><text:span text:style-name="_5f_pointillés_20_gris"><text:span text:style-name="T199">B </text:span></text:span><text:span text:style-name="_5f_opensymbol"><text:span text:style-name="T141">=</text:span></text:span><text:span text:style-name="_5f_pointillés_20_gris"><text:span text:style-name="T203"> 12 </text:span></text:span><text:span text:style-name="_5f_opensymbol"><text:span text:style-name="T142">×</text:span></text:span><text:span text:style-name="_5f_pointillés_20_gris"><text:span text:style-name="T203"> </text:span></text:span><text:span text:style-name="_5f_pointillés_20_gris"><text:span text:style-name="T167">10</text:span></text:span><text:span text:style-name="_5f_pointillés_20_gris"><text:span text:style-name="T203"> </text:span></text:span></text:p>
              <text:p text:style-name="P93"><text:span text:style-name="_5f_pointillés_20_gris"><text:span text:style-name="T199">B </text:span></text:span><text:span text:style-name="_5f_opensymbol"><text:span text:style-name="T141">=</text:span></text:span><text:span text:style-name="_5f_pointillés_20_gris"><text:span text:style-name="T203"> 12</text:span></text:span><text:span text:style-name="_5f_pointillés_20_gris"><text:span text:style-name="T205">0</text:span></text:span><text:span text:style-name="_5f_pointillés_20_gris"><text:span text:style-name="T212"> </text:span></text:span><text:span text:style-name="_5f_pointillés_20_gris"><text:span text:style-name="T179"><text:s/></text:span></text:span></text:p>
              <text:p text:style-name="P66">C <text:span text:style-name="_5f_opensymbol">=</text:span> (1 <text:span text:style-name="_5f_Consigne"><text:span text:style-name="T42"></text:span></text:span> 7) <text:span text:style-name="_5f_opensymbol">×</text:span> [11<text:span text:style-name="_5f_pointillés_20_gris"><text:span text:style-name="T67"> </text:span></text:span><text:span text:style-name="_5f_opensymbol"><text:span text:style-name="T66">−</text:span></text:span><text:span text:style-name="T39"> </text:span><text:span text:style-name="T240">(2 </text:span><text:span text:style-name="_5f_Consigne"><text:span text:style-name="T44"></text:span></text:span><text:span text:style-name="T240"> 3)</text:span>]</text:p>
              <text:p text:style-name="P93"><text:span text:style-name="_5f_pointillés_20_gris"><text:span text:style-name="T199">C </text:span></text:span><text:span text:style-name="_5f_opensymbol"><text:span text:style-name="T141">=</text:span></text:span><text:span text:style-name="_5f_pointillés_20_gris"><text:span text:style-name="T199"> (1 </text:span></text:span><text:span text:style-name="_5f_Consigne"><text:span text:style-name="T46"></text:span></text:span><text:span text:style-name="_5f_pointillés_20_gris"><text:span text:style-name="T199"> 7) </text:span></text:span><text:span text:style-name="_5f_opensymbol"><text:span text:style-name="T141">×</text:span></text:span><text:span text:style-name="_5f_pointillés_20_gris"><text:span text:style-name="T199"> [</text:span></text:span><text:span text:style-name="_5f_pointillés_20_gris"><text:span text:style-name="T203">11</text:span></text:span><text:span text:style-name="_5f_pointillés_20_gris"><text:span text:style-name="T70"> </text:span></text:span><text:span text:style-name="_5f_opensymbol"><text:span text:style-name="T143">−</text:span></text:span><text:span text:style-name="_5f_pointillés_20_gris"><text:span text:style-name="T166"> </text:span></text:span><text:span text:style-name="_5f_pointillés_20_gris"><text:span text:style-name="T168">5</text:span></text:span><text:span text:style-name="_5f_pointillés_20_gris"><text:span text:style-name="T203">]</text:span></text:span><text:span text:style-name="_5f_pointillés_20_gris"><text:span text:style-name="T199"> </text:span></text:span></text:p>
              <text:p text:style-name="P93"><text:span text:style-name="_5f_pointillés_20_gris"><text:span text:style-name="T199">C </text:span></text:span><text:span text:style-name="_5f_opensymbol"><text:span text:style-name="T141">=</text:span></text:span><text:span text:style-name="_5f_pointillés_20_gris"><text:span text:style-name="T199"> </text:span></text:span><text:span text:style-name="_5f_pointillés_20_gris"><text:span text:style-name="T203">(1 </text:span></text:span><text:span text:style-name="_5f_Consigne"><text:span text:style-name="T48"></text:span></text:span><text:span text:style-name="_5f_pointillés_20_gris"><text:span text:style-name="T203"> 7)</text:span></text:span><text:span text:style-name="_5f_pointillés_20_gris"><text:span text:style-name="T199"> </text:span></text:span><text:span text:style-name="_5f_opensymbol"><text:span text:style-name="T141">×</text:span></text:span><text:span text:style-name="_5f_pointillés_20_gris"><text:span text:style-name="T199"> </text:span></text:span><text:span text:style-name="_5f_pointillés_20_gris"><text:span text:style-name="T213">6</text:span></text:span><text:span text:style-name="_5f_pointillés_20_gris"><text:span text:style-name="T199"> .</text:span></text:span></text:p>
              <text:p text:style-name="P93"><text:span text:style-name="_5f_pointillés_20_gris"><text:span text:style-name="T199">C </text:span></text:span><text:span text:style-name="_5f_opensymbol"><text:span text:style-name="T141">=</text:span></text:span><text:span text:style-name="_5f_pointillés_20_gris"><text:span text:style-name="T203"> </text:span></text:span><text:span text:style-name="_5f_pointillés_20_gris"><text:span text:style-name="T206">8</text:span></text:span><text:span text:style-name="_5f_pointillés_20_gris"><text:span text:style-name="T203"> </text:span></text:span><text:span text:style-name="_5f_opensymbol"><text:span text:style-name="T142">×</text:span></text:span><text:span text:style-name="_5f_pointillés_20_gris"><text:span text:style-name="T203"> </text:span></text:span><text:span text:style-name="_5f_pointillés_20_gris"><text:span text:style-name="T206">6</text:span></text:span><text:span text:style-name="_5f_pointillés_20_gris"><text:span text:style-name="T199"> </text:span></text:span></text:p>
              <text:p text:style-name="P93"><text:span text:style-name="_5f_pointillés_20_gris"><text:span text:style-name="T199">C </text:span></text:span><text:span text:style-name="_5f_opensymbol"><text:span text:style-name="T141">=</text:span></text:span><text:span text:style-name="_5f_pointillés_20_gris"><text:span text:style-name="T203"> </text:span></text:span><text:span text:style-name="_5f_pointillés_20_gris"><text:span text:style-name="T206">48</text:span></text:span><text:span text:style-name="_5f_pointillés_20_gris"><text:span text:style-name="T199"> </text:span></text:span></text:p>
              <text:p text:style-name="P66">D <text:span text:style-name="_5f_opensymbol">=</text:span> 12 <text:span text:style-name="_5f_Consigne"><text:span text:style-name="T42"></text:span></text:span> [<text:span text:style-name="T240">(120</text:span><text:span text:style-name="_5f_pointillés_20_gris"><text:span text:style-name="T242"> </text:span></text:span><text:span text:style-name="_5f_opensymbol"><text:span text:style-name="T241">−</text:span></text:span><text:span text:style-name="T40"> </text:span><text:span text:style-name="T240">20)</text:span><text:span text:style-name="_5f_pointillés_20_gris"><text:span text:style-name="T67"> </text:span></text:span><text:span text:style-name="_5f_opensymbol"><text:span text:style-name="T66">−</text:span></text:span><text:span text:style-name="T39"> </text:span>2 <text:span text:style-name="_5f_opensymbol">×</text:span> 4 <text:span text:style-name="_5f_opensymbol">×</text:span> 5]</text:p>
              <text:p text:style-name="P93"><text:span text:style-name="_5f_pointillés_20_gris"><text:span text:style-name="T200">D </text:span></text:span><text:span text:style-name="_5f_opensymbol"><text:span text:style-name="T200">=</text:span></text:span><text:span text:style-name="_5f_pointillés_20_gris"><text:span text:style-name="T200"> 12 </text:span></text:span><text:span text:style-name="_5f_Consigne"><text:span text:style-name="T136"></text:span></text:span><text:span text:style-name="_5f_pointillés_20_gris"><text:span text:style-name="T200"> [</text:span></text:span><text:span text:style-name="_5f_pointillés_20_gris"><text:span text:style-name="T201">100</text:span></text:span><text:span text:style-name="_5f_pointillés_20_gris"><text:span text:style-name="T200"> </text:span></text:span><text:span text:style-name="_5f_opensymbol"><text:span text:style-name="T202">−</text:span></text:span><text:span text:style-name="_5f_pointillés_20_gris"><text:span text:style-name="T178"> </text:span></text:span><text:span text:style-name="_5f_pointillés_20_gris"><text:span text:style-name="T207">2 </text:span></text:span><text:span text:style-name="_5f_opensymbol"><text:span text:style-name="T207">×</text:span></text:span><text:span text:style-name="_5f_pointillés_20_gris"><text:span text:style-name="T207"> 4 </text:span></text:span><text:span text:style-name="_5f_opensymbol"><text:span text:style-name="T207">×</text:span></text:span><text:span text:style-name="_5f_pointillés_20_gris"><text:span text:style-name="T207"> 5]</text:span></text:span><text:span text:style-name="_5f_pointillés_20_gris"><text:span text:style-name="T200"> </text:span></text:span></text:p>
              <text:p text:style-name="P93"><text:span text:style-name="_5f_pointillés_20_gris"><text:span text:style-name="T200">D </text:span></text:span><text:span text:style-name="_5f_opensymbol"><text:span text:style-name="T200">=</text:span></text:span><text:span text:style-name="_5f_pointillés_20_gris"><text:span text:style-name="T200"> 12 </text:span></text:span><text:span text:style-name="_5f_Consigne"><text:span text:style-name="T136"></text:span></text:span><text:span text:style-name="_5f_pointillés_20_gris"><text:span text:style-name="T200"> </text:span></text:span><text:span text:style-name="_5f_pointillés_20_gris"><text:span text:style-name="T207">[</text:span></text:span><text:span text:style-name="_5f_pointillés_20_gris"><text:span text:style-name="T208">100</text:span></text:span><text:span text:style-name="_5f_pointillés_20_gris"><text:span text:style-name="T207"> </text:span></text:span><text:span text:style-name="_5f_opensymbol"><text:span text:style-name="T209">−</text:span></text:span><text:span text:style-name="_5f_pointillés_20_gris"><text:span text:style-name="T166"> </text:span></text:span><text:span text:style-name="_5f_pointillés_20_gris"><text:span text:style-name="T168">40</text:span></text:span><text:span text:style-name="_5f_pointillés_20_gris"><text:span text:style-name="T207">]</text:span></text:span><text:span text:style-name="_5f_pointillés_20_gris"><text:span text:style-name="T200"> </text:span></text:span></text:p>
              <text:p text:style-name="P93"><text:span text:style-name="_5f_pointillés_20_gris"><text:span text:style-name="T200">D </text:span></text:span><text:span text:style-name="_5f_opensymbol"><text:span text:style-name="T200">=</text:span></text:span><text:span text:style-name="_5f_pointillés_20_gris"><text:span text:style-name="T207"> 12 </text:span></text:span><text:span text:style-name="_5f_Consigne"><text:span text:style-name="T132"></text:span></text:span><text:span text:style-name="_5f_pointillés_20_gris"><text:span text:style-name="T207"> </text:span></text:span><text:span text:style-name="_5f_pointillés_20_gris"><text:span text:style-name="T208">60</text:span></text:span><text:span text:style-name="_5f_pointillés_20_gris"><text:span text:style-name="T200"> </text:span></text:span></text:p>
              <text:p text:style-name="P93"><text:span text:style-name="_5f_pointillés_20_gris"><text:span text:style-name="T200">D </text:span></text:span><text:span text:style-name="_5f_opensymbol"><text:span text:style-name="T200">=</text:span></text:span><text:span text:style-name="_5f_pointillés_20_gris"><text:span text:style-name="T207"> </text:span></text:span><text:span text:style-name="_5f_pointillés_20_gris"><text:span text:style-name="T208">72</text:span></text:span><text:span text:style-name="_5f_pointillés_20_gris"><text:span text:style-name="T200"> </text:span></text:span></text:p>
            </text:list-header>
          </text:list>
        </text:list-item>
      </text:list>
      <text:list xml:id="list192751983071123" text:continue-list="list192752893700881" text:style-name="Num_5f_Exo">
        <text:list-item>
          <text:h text:style-name="P58" text:outline-level="1"><text:span text:style-name="T28"> Écris </text:span><text:span text:style-name="T29">les expressions sous la forme d'un calcul en ligne. (N'oublie pas les parenthèses !)</text:span></text:h>
        </text:list-item>
      </text:list>
      <text:list xml:id="list192751595197760" text:continue-list="list192752213150952" text:style-name="liste_5f_abc">
        <text:list-item text:start-value="1">
          <text:p text:style-name="P97">8 <text:span text:style-name="_5f_Consigne"><text:span text:style-name="T42"></text:span></text:span><draw:frame draw:style-name="fr5" draw:name="Objet4" text:anchor-type="as-char" svg:width="0.496cm" svg:height="0.871cm" draw:z-index="13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_5f_opensymbol">=</text:span><text:span text:style-name="T240"> </text:span><text:span text:style-name="T243">8 + 5</text:span><text:span text:style-name="T96"> </text:span><text:span text:style-name="_5f_opensymbol"><text:span text:style-name="T96">÷</text:span></text:span><text:span text:style-name="T96"> 4 </text:span></text:p>
        </text:list-item>
        <text:list-item>
          <text:p text:style-name="P98"><draw:frame draw:style-name="fr5" draw:name="Objet8" text:anchor-type="as-char" svg:width="1.602cm" svg:height="0.873cm" draw:z-index="14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opensymbol">=</text:span><text:span text:style-name="_5f_pointillés_20_gris"><text:span text:style-name="T220"> (17 </text:span></text:span><text:span text:style-name="_5f_opensymbol"><text:span text:style-name="T210">− </text:span></text:span><text:span text:style-name="_5f_pointillés_20_gris"><text:span text:style-name="T220">15)</text:span></text:span><text:span text:style-name="_5f_pointillés_20_gris"><text:span text:style-name="T96"> </text:span></text:span><text:span text:style-name="_5f_opensymbol"><text:span text:style-name="T96">÷</text:span></text:span><text:span text:style-name="_5f_pointillés_20_gris"><text:span text:style-name="T96"> (3 + 2)</text:span></text:span></text:p>
        </text:list-item>
        <text:list-item>
          <text:p text:style-name="P98">17<text:span text:style-name="_5f_pointillés_20_gris"><text:span text:style-name="T67"> </text:span></text:span><text:span text:style-name="_5f_opensymbol"><text:span text:style-name="T66">−</text:span></text:span><draw:frame draw:style-name="fr5" draw:name="Objet9" text:anchor-type="as-char" svg:width="0.72cm" svg:height="0.871cm" draw:z-index="15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Consigne"><text:span text:style-name="T42"></text:span></text:span> 2 <text:span text:style-name="_5f_opensymbol">=</text:span><text:span text:style-name="T240"> </text:span><text:span text:style-name="_5f_pointillés_20_gris"><text:span text:style-name="T220">17 </text:span></text:span><text:span text:style-name="_5f_opensymbol"><text:span text:style-name="T210">− </text:span></text:span><text:span text:style-name="_5f_pointillés_20_gris"><text:span text:style-name="T220">15</text:span></text:span><text:span text:style-name="_5f_pointillés_20_gris"><text:span text:style-name="T96"> </text:span></text:span><text:span text:style-name="_5f_opensymbol"><text:span text:style-name="T96">÷ </text:span></text:span><text:span text:style-name="_5f_pointillés_20_gris"><text:span text:style-name="T96">3 + 2</text:span></text:span></text:p>
        </text:list-item>
        <text:list-item>
          <text:p text:style-name="P60"><draw:frame draw:style-name="fr5" draw:name="Objet15" text:anchor-type="as-char" svg:width="1.152cm" svg:height="0.873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_5f_opensymbol">= </text:span><text:span text:style-name="_5f_pointillés_20_gris"><text:span text:style-name="T164">8 </text:span></text:span><text:span text:style-name="_5f_pointillés_20_gris"><text:span text:style-name="T150">÷</text:span></text:span><text:span text:style-name="_5f_pointillés_20_gris"><text:span text:style-name="T164"> (5 </text:span></text:span><text:span text:style-name="_5f_pointillés_20_gris"><text:span text:style-name="T150">+ 4</text:span></text:span><text:span text:style-name="_5f_pointillés_20_gris"><text:span text:style-name="T164">)</text:span></text:span></text:p>
        </text:list-item>
        <text:list-item>
          <text:p text:style-name="P99"><text:span text:style-name="T38">17 </text:span><text:span text:style-name="_5f_opensymbol">×</text:span><text:span text:style-name="T38"><draw:frame draw:style-name="fr5" draw:name="Objet1" text:anchor-type="as-char" svg:width="1.452cm" svg:height="0.871cm" draw:z-index="1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onsigne"><text:span text:style-name="T42"></text:span></text:span><text:span text:style-name="T38"> 2 </text:span><text:span text:style-name="_5f_opensymbol">×</text:span><text:span text:style-name="T34"> 8 </text:span><text:span text:style-name="_5f_opensymbol">=</text:span><text:span text:style-name="T34"> </text:span></text:p>
          <text:p text:style-name="P100"><text:span text:style-name="_5f_pointillés_20_gris"><text:span text:style-name="T220">17 </text:span></text:span><text:span text:style-name="_5f_opensymbol"><text:span text:style-name="T164">× </text:span></text:span><text:span text:style-name="_5f_pointillés_20_gris"><text:span text:style-name="T220">15</text:span></text:span><text:span text:style-name="_5f_pointillés_20_gris"><text:span text:style-name="T186"> </text:span></text:span><text:span text:style-name="_5f_opensymbol"><text:span text:style-name="T164">×</text:span></text:span><text:span text:style-name="_5f_pointillés_20_gris"><text:span text:style-name="T173"> 4</text:span></text:span><text:span text:style-name="_5f_pointillés_20_gris"><text:span text:style-name="T96"> </text:span></text:span><text:span text:style-name="_5f_opensymbol"><text:span text:style-name="T96">÷ </text:span></text:span><text:span text:style-name="_5f_pointillés_20_gris"><text:span text:style-name="T96">(3 </text:span></text:span><text:span text:style-name="_5f_opensymbol"><text:span text:style-name="T210">−</text:span></text:span><text:span text:style-name="_5f_pointillés_20_gris"><text:span text:style-name="T96"> 2) + 2</text:span></text:span><text:span text:style-name="_5f_pointillés_20_gris"><text:span text:style-name="T187"> </text:span></text:span><text:span text:style-name="_5f_opensymbol"><text:span text:style-name="T150">×</text:span></text:span><text:span text:style-name="_5f_pointillés_20_gris"><text:span text:style-name="T173"> 8</text:span></text:span></text:p>
        </text:list-item>
        <text:list-item>
          <text:p text:style-name="P102"><text:span text:style-name="_5f_pointillés_20_gris"><text:span text:style-name="T23"><draw:frame draw:style-name="fr5" draw:name="Objet2" text:anchor-type="as-char" svg:width="1.358cm" svg:height="0.873cm" draw:z-index="18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pointillés_20_gris"><text:span text:style-name="T66"> </text:span></text:span><text:span text:style-name="_5f_opensymbol"><text:span text:style-name="T31">−</text:span></text:span><text:span text:style-name="_5f_pointillés_20_gris"><text:span text:style-name="T23">0,3 </text:span></text:span><text:span text:style-name="_5f_opensymbol"><text:span text:style-name="T6">×</text:span></text:span><text:span text:style-name="_5f_pointillés_20_gris"><text:span text:style-name="T24"> 10 </text:span></text:span><text:span text:style-name="_5f_opensymbol"><text:span text:style-name="T6">=</text:span></text:span><text:span text:style-name="_5f_pointillés_20_gris"><text:span text:style-name="T24"> </text:span></text:span></text:p>
        </text:list-item>
      </text:list>
      <text:p text:style-name="P101"><text:span text:style-name="_5f_pointillés_20_gris"><text:span text:style-name="T220">(15 + 4) </text:span></text:span><text:span text:style-name="_5f_opensymbol"><text:span text:style-name="T96">÷ </text:span></text:span><text:span text:style-name="_5f_pointillés_20_gris"><text:span text:style-name="T96">(13 </text:span></text:span><text:span text:style-name="_5f_opensymbol"><text:span text:style-name="T210">− </text:span></text:span><text:span text:style-name="_5f_pointillés_20_gris"><text:span text:style-name="T96">3) </text:span></text:span><text:span text:style-name="_5f_opensymbol"><text:span text:style-name="T210">−</text:span></text:span><text:span text:style-name="_5f_pointillés_20_gris"><text:span text:style-name="T91"> </text:span></text:span><text:span text:style-name="_5f_pointillés_20_gris"><text:span text:style-name="T27">0,3 </text:span></text:span><text:span text:style-name="_5f_opensymbol"><text:span text:style-name="T32">×</text:span></text:span><text:span text:style-name="_5f_pointillés_20_gris"><text:span text:style-name="T25"> 10 </text:span></text:span></text:p>
      <text:p text:style-name="P36"><text:span text:style-name="_5f_pointillés_20_gris"><text:span text:style-name="T25"/></text:span></text:p>
      <text:list xml:id="list192751854007667" text:continue-list="list192751983071123" text:style-name="Num_5f_Exo">
        <text:list-item>
          <text:h text:style-name="P50" text:outline-level="1"><text:soft-page-break/> Calcule chacune des expressions suivantes.</text:h>
        </text:list-item>
      </text:list>
      <text:section text:style-name="Sect2" text:name="Section11">
        <text:p text:style-name="P41">A <text:span text:style-name="_5f_opensymbol">=</text:span><draw:frame draw:style-name="fr5" draw:name="Objet10" text:anchor-type="as-char" svg:width="0.72cm" svg:height="0.871cm" draw:z-index="19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_5f_opensymbol">×</text:span> 5<text:span text:style-name="_5f_pointillés_20_gris"><text:span text:style-name="T67"> </text:span></text:span><text:span text:style-name="_5f_opensymbol"><text:span text:style-name="T66">−</text:span></text:span><text:span text:style-name="T39"> </text:span>1</text:p>
        <text:p text:style-name="P33"><text:span text:style-name="_5f_pointillés_20_gris"><text:span text:style-name="T86">A </text:span></text:span><text:span text:style-name="_5f_opensymbol"><text:span text:style-name="T142">=</text:span></text:span><text:span text:style-name="_5f_pointillés_20_gris"><text:span text:style-name="T165"> </text:span></text:span><text:span text:style-name="_5f_opensymbol"><text:span text:style-name="T190">9</text:span></text:span><text:span text:style-name="_5f_pointillés_20_gris"><text:span text:style-name="T97"> </text:span></text:span><text:span text:style-name="_5f_opensymbol"><text:span text:style-name="T142">×</text:span></text:span><text:span text:style-name="_5f_pointillés_20_gris"><text:span text:style-name="T86"> 5</text:span></text:span><text:span text:style-name="_5f_pointillés_20_gris"><text:span text:style-name="T70"> </text:span></text:span><text:span text:style-name="_5f_opensymbol"><text:span text:style-name="T143">−</text:span></text:span><text:span text:style-name="_5f_pointillés_20_gris"><text:span text:style-name="T166"> </text:span></text:span><text:span text:style-name="_5f_pointillés_20_gris"><text:span text:style-name="T86">1</text:span></text:span><text:span text:style-name="_5f_pointillés_20_gris"><text:span text:style-name="T85"> </text:span></text:span></text:p>
        <text:p text:style-name="P33"><text:span text:style-name="_5f_pointillés_20_gris"><text:span text:style-name="T86">A </text:span></text:span><text:span text:style-name="_5f_opensymbol"><text:span text:style-name="T142">=</text:span></text:span><text:span text:style-name="_5f_pointillés_20_gris"><text:span text:style-name="T86"> </text:span></text:span><text:span text:style-name="_5f_pointillés_20_gris"><text:span text:style-name="T97">45</text:span></text:span><text:span text:style-name="_5f_pointillés_20_gris"><text:span text:style-name="T70"> </text:span></text:span><text:span text:style-name="_5f_opensymbol"><text:span text:style-name="T143">−</text:span></text:span><text:span text:style-name="_5f_pointillés_20_gris"><text:span text:style-name="T166"> </text:span></text:span><text:span text:style-name="_5f_pointillés_20_gris"><text:span text:style-name="T86">1</text:span></text:span></text:p>
        <text:p text:style-name="P33"><text:span text:style-name="_5f_pointillés_20_gris"><text:span text:style-name="T86">A </text:span></text:span><text:span text:style-name="_5f_opensymbol"><text:span text:style-name="T142">=</text:span></text:span><text:span text:style-name="_5f_pointillés_20_gris"><text:span text:style-name="T86"> </text:span></text:span><text:span text:style-name="_5f_pointillés_20_gris"><text:span text:style-name="T97">44</text:span></text:span></text:p>
        <text:p text:style-name="P33"><text:span text:style-name="_5f_pointillés_20_gris"><text:span text:style-name="T97"/></text:span></text:p>
        <text:p text:style-name="P46"><text:span text:style-name="T85">B </text:span><text:span text:style-name="_5f_opensymbol"><text:span text:style-name="T85">=</text:span></text:span><text:span text:style-name="T85"><draw:frame draw:style-name="fr5" draw:name="Objet11" text:anchor-type="as-char" svg:width="1.882cm" svg:height="0.873cm" draw:z-index="20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<text:p text:style-name="P33"><text:span text:style-name="_5f_pointillés_20_gris"><text:span text:style-name="T97">B </text:span></text:span><text:span text:style-name="_5f_opensymbol"><text:span text:style-name="T142">=</text:span></text:span><text:span text:style-name="_5f_pointillés_20_gris"><text:span text:style-name="T165"> </text:span></text:span><text:span text:style-name="_5f_opensymbol"><text:span text:style-name="T190">45,5</text:span></text:span><text:span text:style-name="_5f_pointillés_20_gris"><text:span text:style-name="T96"> </text:span></text:span><text:span text:style-name="_5f_opensymbol"><text:span text:style-name="T96">÷</text:span></text:span><text:span text:style-name="_5f_pointillés_20_gris"><text:span text:style-name="T96"> </text:span></text:span><text:span text:style-name="_5f_pointillés_20_gris"><text:span text:style-name="T97">(2</text:span></text:span><text:span text:style-name="_5f_pointillés_20_gris"><text:span text:style-name="T71"> </text:span></text:span><text:span text:style-name="_5f_opensymbol"><text:span text:style-name="T151">× </text:span></text:span><text:span text:style-name="_5f_pointillés_20_gris"><text:span text:style-name="T97">3</text:span></text:span><text:span text:style-name="_5f_pointillés_20_gris"><text:span text:style-name="T71"> </text:span></text:span><text:span text:style-name="_5f_opensymbol"><text:span text:style-name="T143">−</text:span></text:span><text:span text:style-name="_5f_pointillés_20_gris"><text:span text:style-name="T175"> </text:span></text:span><text:span text:style-name="_5f_pointillés_20_gris"><text:span text:style-name="T86">1</text:span></text:span><text:span text:style-name="_5f_pointillés_20_gris"><text:span text:style-name="T97">)</text:span></text:span></text:p>
        <text:p text:style-name="P34"><text:span text:style-name="_5f_pointillés_20_gris"><text:span text:style-name="T97">B </text:span></text:span><text:span text:style-name="_5f_opensymbol"><text:span text:style-name="T151">=</text:span></text:span><text:span text:style-name="_5f_pointillés_20_gris"><text:span text:style-name="T97"> </text:span></text:span><text:span text:style-name="_5f_opensymbol"><text:span text:style-name="T190">45,5</text:span></text:span><text:span text:style-name="_5f_pointillés_20_gris"><text:span text:style-name="T96"> </text:span></text:span><text:span text:style-name="_5f_opensymbol"><text:span text:style-name="T96">÷</text:span></text:span><text:span text:style-name="_5f_pointillés_20_gris"><text:span text:style-name="T96"> </text:span></text:span><text:span text:style-name="_5f_pointillés_20_gris"><text:span text:style-name="T97">(6</text:span></text:span><text:span text:style-name="_5f_pointillés_20_gris"><text:span text:style-name="T71"> </text:span></text:span><text:span text:style-name="_5f_opensymbol"><text:span text:style-name="T144">−</text:span></text:span><text:span text:style-name="_5f_pointillés_20_gris"><text:span text:style-name="T169"> </text:span></text:span><text:span text:style-name="_5f_pointillés_20_gris"><text:span text:style-name="T97">1) </text:span></text:span></text:p>
        <text:p text:style-name="P34"><text:span text:style-name="_5f_pointillés_20_gris"><text:span text:style-name="T97">B</text:span></text:span><text:span text:style-name="_5f_pointillés_20_gris"><text:span text:style-name="T86"> </text:span></text:span><text:span text:style-name="_5f_opensymbol"><text:span text:style-name="T142">=</text:span></text:span><text:span text:style-name="_5f_pointillés_20_gris"><text:span text:style-name="T165"> </text:span></text:span><text:span text:style-name="_5f_opensymbol"><text:span text:style-name="T190">45,5</text:span></text:span><text:span text:style-name="_5f_pointillés_20_gris"><text:span text:style-name="T96"> </text:span></text:span><text:span text:style-name="_5f_opensymbol"><text:span text:style-name="T96">÷</text:span></text:span><text:span text:style-name="_5f_pointillés_20_gris"><text:span text:style-name="T96"> </text:span></text:span><text:span text:style-name="_5f_pointillés_20_gris"><text:span text:style-name="T97">5 </text:span></text:span></text:p>
        <text:p text:style-name="P34"><text:span text:style-name="_5f_pointillés_20_gris"><text:span text:style-name="T97">B</text:span></text:span><text:span text:style-name="_5f_pointillés_20_gris"><text:span text:style-name="T86"> </text:span></text:span><text:span text:style-name="_5f_opensymbol"><text:span text:style-name="T142">=</text:span></text:span><text:span text:style-name="_5f_pointillés_20_gris"><text:span text:style-name="T86"> </text:span></text:span><text:span text:style-name="_5f_pointillés_20_gris"><text:span text:style-name="T97">9,1 </text:span></text:span></text:p>
        <text:p text:style-name="P46"><text:span text:style-name="T85">C </text:span><text:span text:style-name="_5f_opensymbol"><text:span text:style-name="T85">=</text:span></text:span><text:span text:style-name="T85"><draw:frame draw:style-name="fr5" draw:name="Objet12" text:anchor-type="as-char" svg:width="1.229cm" svg:height="0.873cm" draw:z-index="2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opensymbol"><text:span text:style-name="T111">−</text:span></text:span><text:span text:style-name="_5f_opensymbol"><text:span text:style-name="T106"> </text:span></text:span><text:span text:style-name="T85">1 </text:span></text:p>
        <text:p text:style-name="P72"><text:span text:style-name="_5f_pointillés_20_gris"><text:span text:style-name="T97">C </text:span></text:span><text:span text:style-name="_5f_opensymbol"><text:span text:style-name="T151">=</text:span></text:span><text:span text:style-name="_5f_pointillés_20_gris"><text:span text:style-name="T97"> </text:span></text:span><text:span text:style-name="_5f_opensymbol"><text:span text:style-name="T190">27</text:span></text:span><text:span text:style-name="_5f_pointillés_20_gris"><text:span text:style-name="T96"> </text:span></text:span><text:span text:style-name="_5f_opensymbol"><text:span text:style-name="T96">÷</text:span></text:span><text:span text:style-name="_5f_pointillés_20_gris"><text:span text:style-name="T96"> </text:span></text:span><text:span text:style-name="_5f_pointillés_20_gris"><text:span text:style-name="T105">(</text:span></text:span><text:span text:style-name="_5f_pointillés_20_gris"><text:span text:style-name="T97">2</text:span></text:span><text:span text:style-name="_5f_pointillés_20_gris"><text:span text:style-name="T71"> </text:span></text:span><text:span text:style-name="_5f_opensymbol"><text:span text:style-name="T151">× </text:span></text:span><text:span text:style-name="_5f_pointillés_20_gris"><text:span text:style-name="T97">3</text:span></text:span><text:span text:style-name="_5f_pointillés_20_gris"><text:span text:style-name="T105">)</text:span></text:span><text:span text:style-name="_5f_pointillés_20_gris"><text:span text:style-name="T71"> </text:span></text:span><text:span text:style-name="_5f_opensymbol"><text:span text:style-name="T144">−</text:span></text:span><text:span text:style-name="_5f_pointillés_20_gris"><text:span text:style-name="T176"> </text:span></text:span><text:span text:style-name="_5f_pointillés_20_gris"><text:span text:style-name="T97">1 </text:span></text:span></text:p>
        <text:p text:style-name="P72"><text:span text:style-name="_5f_pointillés_20_gris"><text:span text:style-name="T97">C </text:span></text:span><text:span text:style-name="_5f_opensymbol"><text:span text:style-name="T151">=</text:span></text:span><text:span text:style-name="_5f_pointillés_20_gris"><text:span text:style-name="T97"> </text:span></text:span><text:span text:style-name="_5f_opensymbol"><text:span text:style-name="T190">27</text:span></text:span><text:span text:style-name="_5f_pointillés_20_gris"><text:span text:style-name="T97"> </text:span></text:span><text:span text:style-name="_5f_opensymbol"><text:span text:style-name="T96">÷ </text:span></text:span><text:span text:style-name="_5f_pointillés_20_gris"><text:span text:style-name="T97">6</text:span></text:span><text:span text:style-name="_5f_pointillés_20_gris"><text:span text:style-name="T71"> </text:span></text:span><text:span text:style-name="_5f_opensymbol"><text:span text:style-name="T144">−</text:span></text:span><text:span text:style-name="_5f_pointillés_20_gris"><text:span text:style-name="T176"> </text:span></text:span><text:span text:style-name="_5f_pointillés_20_gris"><text:span text:style-name="T97">1</text:span></text:span></text:p>
        <text:p text:style-name="P72"><text:span text:style-name="_5f_pointillés_20_gris"><text:span text:style-name="T97">C </text:span></text:span><text:span text:style-name="_5f_opensymbol"><text:span text:style-name="T151">=</text:span></text:span><text:span text:style-name="_5f_pointillés_20_gris"><text:span text:style-name="T97"> 4,5</text:span></text:span><text:span text:style-name="_5f_pointillés_20_gris"><text:span text:style-name="T71"> </text:span></text:span><text:span text:style-name="_5f_opensymbol"><text:span text:style-name="T144">−</text:span></text:span><text:span text:style-name="_5f_pointillés_20_gris"><text:span text:style-name="T169"> </text:span></text:span><text:span text:style-name="_5f_pointillés_20_gris"><text:span text:style-name="T97">1 </text:span></text:span></text:p>
        <text:p text:style-name="P34"><text:span text:style-name="_5f_pointillés_20_gris"><text:span text:style-name="T97">C </text:span></text:span><text:span text:style-name="_5f_opensymbol"><text:span text:style-name="T151">=</text:span></text:span><text:span text:style-name="_5f_pointillés_20_gris"><text:span text:style-name="T97"> 3,5 </text:span></text:span></text:p>
        <text:p text:style-name="P41"><text:span text:style-name="T85">D </text:span><text:span text:style-name="_5f_opensymbol"><text:span text:style-name="T85">=</text:span></text:span><text:span text:style-name="T85"><draw:frame draw:style-name="fr5" draw:name="Objet21" text:anchor-type="as-char" svg:width="1.376cm" svg:height="0.873cm" draw:z-index="2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onsigne"><text:span text:style-name="T135"></text:span></text:span><text:span text:style-name="T85"> 2</text:span></text:p>
        <text:p text:style-name="P88"><text:span text:style-name="_5f_pointillés_20_gris"><text:span text:style-name="T98">D</text:span></text:span><text:span text:style-name="_5f_pointillés_20_gris"><text:span text:style-name="T97"> </text:span></text:span><text:span text:style-name="_5f_opensymbol"><text:span text:style-name="T151">=</text:span></text:span><text:span text:style-name="_5f_pointillés_20_gris"><text:span text:style-name="T97"> </text:span></text:span><text:span text:style-name="_5f_opensymbol"><text:span text:style-name="T152">(</text:span></text:span><text:span text:style-name="_5f_opensymbol"><text:span text:style-name="T191">17</text:span></text:span><text:span text:style-name="_5f_opensymbol"><text:span text:style-name="T152"> </text:span></text:span><text:span text:style-name="_5f_opensymbol"><text:span text:style-name="T210">−</text:span></text:span><text:span text:style-name="_5f_opensymbol"><text:span text:style-name="T145"> </text:span></text:span><text:span text:style-name="_5f_opensymbol"><text:span text:style-name="T191">5</text:span></text:span><text:span text:style-name="_5f_opensymbol"><text:span text:style-name="T152">)</text:span></text:span><text:span text:style-name="_5f_pointillés_20_gris"><text:span text:style-name="T97"> </text:span></text:span><text:span text:style-name="_5f_opensymbol"><text:span text:style-name="T96">÷</text:span></text:span><text:span text:style-name="_5f_pointillés_20_gris"><text:span text:style-name="T96"> </text:span></text:span><text:span text:style-name="_5f_pointillés_20_gris"><text:span text:style-name="T98">3</text:span></text:span><text:span text:style-name="_5f_pointillés_20_gris"><text:span text:style-name="T169"> </text:span></text:span><text:span text:style-name="_5f_Consigne"><text:span text:style-name="T50"></text:span></text:span><text:span text:style-name="_5f_pointillés_20_gris"><text:span text:style-name="T177"> </text:span></text:span><text:span text:style-name="_5f_pointillés_20_gris"><text:span text:style-name="T170">2</text:span></text:span></text:p>
        <text:p text:style-name="P88"><text:span text:style-name="_5f_pointillés_20_gris"><text:span text:style-name="T98">D</text:span></text:span><text:span text:style-name="_5f_pointillés_20_gris"><text:span text:style-name="T97"> </text:span></text:span><text:span text:style-name="_5f_opensymbol"><text:span text:style-name="T151">=</text:span></text:span><text:span text:style-name="_5f_pointillés_20_gris"><text:span text:style-name="T174"> </text:span></text:span><text:span text:style-name="_5f_opensymbol"><text:span text:style-name="T191">12</text:span></text:span><text:span text:style-name="_5f_pointillés_20_gris"><text:span text:style-name="T97"> </text:span></text:span><text:span text:style-name="_5f_opensymbol"><text:span text:style-name="T96">÷</text:span></text:span><text:span text:style-name="_5f_pointillés_20_gris"><text:span text:style-name="T96"> </text:span></text:span><text:span text:style-name="_5f_pointillés_20_gris"><text:span text:style-name="T98">3</text:span></text:span><text:span text:style-name="_5f_pointillés_20_gris"><text:span text:style-name="T169"> </text:span></text:span><text:span text:style-name="_5f_Consigne"><text:span text:style-name="T50"></text:span></text:span><text:span text:style-name="_5f_pointillés_20_gris"><text:span text:style-name="T169"> </text:span></text:span><text:span text:style-name="_5f_pointillés_20_gris"><text:span text:style-name="T170">2 </text:span></text:span><text:span text:style-name="_5f_pointillés_20_gris"><text:span text:style-name="T98">D</text:span></text:span><text:span text:style-name="_5f_pointillés_20_gris"><text:span text:style-name="T97"> </text:span></text:span><text:span text:style-name="_5f_opensymbol"><text:span text:style-name="T151">=</text:span></text:span><text:span text:style-name="_5f_pointillés_20_gris"><text:span text:style-name="T97"> </text:span></text:span><text:span text:style-name="_5f_pointillés_20_gris"><text:span text:style-name="T98">4</text:span></text:span><text:span text:style-name="_5f_pointillés_20_gris"><text:span text:style-name="T169"> </text:span></text:span><text:span text:style-name="_5f_Consigne"><text:span text:style-name="T50"></text:span></text:span><text:span text:style-name="_5f_pointillés_20_gris"><text:span text:style-name="T169"> </text:span></text:span><text:span text:style-name="_5f_pointillés_20_gris"><text:span text:style-name="T170">2 </text:span></text:span></text:p>
        <text:p text:style-name="P29"><text:span text:style-name="_5f_pointillés_20_gris"><text:span text:style-name="T98">D</text:span></text:span><text:span text:style-name="_5f_pointillés_20_gris"><text:span text:style-name="T97"> </text:span></text:span><text:span text:style-name="_5f_opensymbol"><text:span text:style-name="T151">=</text:span></text:span><text:span text:style-name="_5f_pointillés_20_gris"><text:span text:style-name="T97"> </text:span></text:span><text:span text:style-name="_5f_pointillés_20_gris"><text:span text:style-name="T98">6 </text:span></text:span><text:span text:style-name="_5f_pointillés_20_gris"><text:span text:style-name="T170"><text:s/></text:span></text:span></text:p>
        <text:p text:style-name="P46"><text:span text:style-name="T85">E </text:span><text:span text:style-name="_5f_opensymbol"><text:span text:style-name="T85">=</text:span></text:span><text:span text:style-name="T106"> </text:span><text:span text:style-name="T110">7</text:span><text:span text:style-name="T111"> </text:span><text:span text:style-name="_5f_opensymbol"><text:span text:style-name="T110">×</text:span></text:span><text:span text:style-name="T112"><draw:frame draw:style-name="fr5" draw:name="Objet17" text:anchor-type="as-char" svg:width="1.453cm" svg:height="0.873cm" draw:z-index="2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onsigne"><text:span text:style-name="T136"></text:span></text:span><text:span text:style-name="_5f_Consigne"><text:span text:style-name="T121"> </text:span></text:span><text:span text:style-name="T110">2</text:span><text:span text:style-name="T111"> </text:span><text:span text:style-name="_5f_opensymbol"><text:span text:style-name="T116">×</text:span></text:span><text:span text:style-name="_5f_opensymbol"><text:span text:style-name="T117"> </text:span></text:span><text:span text:style-name="T116">8</text:span></text:p>
        <text:p text:style-name="P73"><text:span text:style-name="_5f_pointillés_20_gris"><text:span text:style-name="T99">E</text:span></text:span><text:span text:style-name="_5f_opensymbol"><text:span text:style-name="T153">=</text:span></text:span><text:span text:style-name="_5f_opensymbol"><text:span text:style-name="T197">7</text:span></text:span><text:span text:style-name="_5f_opensymbol"><text:span text:style-name="T122">×</text:span></text:span><text:span text:style-name="_5f_opensymbol"><text:span text:style-name="T123">(15×4)</text:span></text:span><text:span text:style-name="_5f_opensymbol"><text:span text:style-name="T124">÷</text:span></text:span><text:span text:style-name="_5f_pointillés_20_gris"><text:span text:style-name="T125">(</text:span></text:span><text:span text:style-name="_5f_pointillés_20_gris"><text:span text:style-name="T126">3</text:span></text:span><text:span text:style-name="_5f_opensymbol"><text:span text:style-name="T211">−</text:span></text:span><text:span text:style-name="_5f_pointillés_20_gris"><text:span text:style-name="T126">2)</text:span></text:span><text:span text:style-name="_5f_Consigne"><text:span text:style-name="T140"></text:span></text:span><text:span text:style-name="_5f_pointillés_20_gris"><text:span text:style-name="T126">2</text:span></text:span><text:span text:style-name="_5f_opensymbol"><text:span text:style-name="T122">×</text:span></text:span><text:span text:style-name="_5f_pointillés_20_gris"><text:span text:style-name="T122">8 </text:span></text:span></text:p>
        <text:p text:style-name="P35"><text:span text:style-name="_5f_pointillés_20_gris"><text:span text:style-name="T99">E </text:span></text:span><text:span text:style-name="_5f_opensymbol"><text:span text:style-name="T153">= </text:span></text:span><text:span text:style-name="_5f_opensymbol"><text:span text:style-name="T192">7 </text:span></text:span><text:span text:style-name="_5f_opensymbol"><text:span text:style-name="T101">× </text:span></text:span><text:span text:style-name="_5f_opensymbol"><text:span text:style-name="T102">60 </text:span></text:span><text:span text:style-name="_5f_opensymbol"><text:span text:style-name="T100">÷</text:span></text:span><text:span text:style-name="_5f_pointillés_20_gris"><text:span text:style-name="T99"> 1 </text:span></text:span><text:span text:style-name="_5f_Consigne"><text:span text:style-name="T134"></text:span></text:span><text:span text:style-name="_5f_Consigne"><text:span text:style-name="T104"> </text:span></text:span><text:span text:style-name="_5f_pointillés_20_gris"><text:span text:style-name="T103">2 </text:span></text:span><text:span text:style-name="_5f_opensymbol"><text:span text:style-name="T101">× </text:span></text:span><text:span text:style-name="_5f_pointillés_20_gris"><text:span text:style-name="T101">8 </text:span></text:span></text:p>
        <text:p text:style-name="P35"><text:span text:style-name="_5f_pointillés_20_gris"><text:span text:style-name="T101">E </text:span></text:span><text:span text:style-name="_5f_opensymbol"><text:span text:style-name="T154">= </text:span></text:span><text:span text:style-name="_5f_opensymbol"><text:span text:style-name="T193">420</text:span></text:span><text:span text:style-name="_5f_pointillés_20_gris"><text:span text:style-name="T101"> </text:span></text:span><text:span text:style-name="_5f_Consigne"><text:span text:style-name="T134"></text:span></text:span><text:span text:style-name="_5f_Consigne"><text:span text:style-name="T104"> </text:span></text:span><text:span text:style-name="_5f_pointillés_20_gris"><text:span text:style-name="T102">16</text:span></text:span></text:p>
        <text:p text:style-name="P35"><text:span text:style-name="_5f_pointillés_20_gris"><text:span text:style-name="T102">E </text:span></text:span><text:span text:style-name="_5f_opensymbol"><text:span text:style-name="T155">= </text:span></text:span><text:span text:style-name="_5f_opensymbol"><text:span text:style-name="T194">4</text:span></text:span><text:span text:style-name="_5f_pointillés_20_gris"><text:span text:style-name="T102">36</text:span></text:span></text:p>
        <text:p text:style-name="P46"><text:span text:style-name="T85">F </text:span><text:span text:style-name="_5f_opensymbol"><text:span text:style-name="T85">=</text:span></text:span><text:span text:style-name="T85"><draw:frame draw:style-name="fr5" draw:name="Objet14" text:anchor-type="as-char" svg:width="2.992cm" svg:height="0.875cm" draw:z-index="24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<text:p text:style-name="P89"><text:span text:style-name="_5f_pointillés_20_gris"><text:span text:style-name="T228">F</text:span></text:span><text:span text:style-name="_5f_opensymbol"><text:span text:style-name="T231">=</text:span></text:span><text:span text:style-name="_5f_pointillés_20_gris"><text:span text:style-name="T228">[</text:span></text:span><text:span text:style-name="_5f_opensymbol"><text:span text:style-name="T198">13</text:span></text:span><text:span text:style-name="_5f_opensymbol"><text:span text:style-name="T231">×</text:span></text:span><text:span text:style-name="_5f_opensymbol"><text:span text:style-name="T198">(4</text:span></text:span><text:span text:style-name="_5f_Consigne"><text:span text:style-name="T41"></text:span></text:span><text:span text:style-name="_5f_opensymbol"><text:span text:style-name="T198">7)</text:span></text:span><text:span text:style-name="_5f_opensymbol"><text:span text:style-name="T230">-</text:span></text:span><text:span text:style-name="_5f_opensymbol"><text:span text:style-name="T198">5</text:span></text:span><text:span text:style-name="_5f_pointillés_20_gris"><text:span text:style-name="T198">]</text:span></text:span><text:span text:style-name="_5f_opensymbol"><text:span text:style-name="T229">÷</text:span></text:span><text:span text:style-name="_5f_pointillés_20_gris"><text:span text:style-name="T228">[</text:span></text:span><text:span text:style-name="_5f_opensymbol"><text:span text:style-name="T198">13</text:span></text:span><text:span text:style-name="_5f_opensymbol"><text:span text:style-name="T230">-</text:span></text:span><text:span text:style-name="_5f_opensymbol"><text:span text:style-name="T233">(</text:span></text:span><text:span text:style-name="_5f_opensymbol"><text:span text:style-name="T198">2</text:span></text:span><text:span text:style-name="_5f_opensymbol"><text:span text:style-name="T231">×</text:span></text:span><text:span text:style-name="_5f_opensymbol"><text:span text:style-name="T198">4</text:span></text:span><text:span text:style-name="_5f_Consigne"><text:span text:style-name="T41">3</text:span></text:span><text:span text:style-name="_5f_Consigne"><text:span text:style-name="T254">)</text:span></text:span><text:span text:style-name="_5f_pointillés_20_gris"><text:span text:style-name="T198">]</text:span></text:span><text:span text:style-name="_5f_opensymbol"><text:span text:style-name="T152"> <text:s/></text:span></text:span></text:p>
        <text:p text:style-name="P90"><text:span text:style-name="_5f_pointillés_20_gris"><text:span text:style-name="T98">F</text:span></text:span><text:span text:style-name="_5f_opensymbol"><text:span text:style-name="T151">=</text:span></text:span><text:span text:style-name="_5f_pointillés_20_gris"><text:span text:style-name="T98">[</text:span></text:span><text:span text:style-name="_5f_opensymbol"><text:span text:style-name="T191">13</text:span></text:span><text:span text:style-name="_5f_opensymbol"><text:span text:style-name="T151">×</text:span></text:span><text:span text:style-name="_5f_opensymbol"><text:span text:style-name="T195">11</text:span></text:span><text:span text:style-name="_5f_opensymbol"><text:span text:style-name="T210">-</text:span></text:span><text:span text:style-name="_5f_opensymbol"><text:span text:style-name="T191">5</text:span></text:span><text:span text:style-name="_5f_pointillés_20_gris"><text:span text:style-name="T152">]</text:span></text:span><text:span text:style-name="_5f_opensymbol"><text:span text:style-name="T96">÷</text:span></text:span><text:span text:style-name="_5f_pointillés_20_gris"><text:span text:style-name="T98">[</text:span></text:span><text:span text:style-name="_5f_opensymbol"><text:span text:style-name="T191">13</text:span></text:span><text:span text:style-name="_5f_opensymbol"><text:span text:style-name="T210">-</text:span></text:span><text:span text:style-name="_5f_opensymbol"><text:span text:style-name="T156">(</text:span></text:span><text:span text:style-name="_5f_opensymbol"><text:span text:style-name="T195">8</text:span></text:span><text:span text:style-name="_5f_Consigne"><text:span text:style-name="T51"></text:span></text:span><text:span text:style-name="_5f_Consigne"><text:span text:style-name="T36">3</text:span></text:span><text:span text:style-name="_5f_Consigne"><text:span text:style-name="T52">)</text:span></text:span><text:span text:style-name="_5f_pointillés_20_gris"><text:span text:style-name="T152">] </text:span></text:span><text:span text:style-name="_5f_pointillés_20_gris"><text:span text:style-name="T98">F</text:span></text:span><text:span text:style-name="_5f_opensymbol"><text:span text:style-name="T151">=</text:span></text:span><text:span text:style-name="_5f_pointillés_20_gris"><text:span text:style-name="T98">[</text:span></text:span><text:span text:style-name="_5f_opensymbol"><text:span text:style-name="T191">1</text:span></text:span><text:span text:style-name="_5f_opensymbol"><text:span text:style-name="T196">43</text:span></text:span><text:span text:style-name="_5f_opensymbol"><text:span text:style-name="T156"> –</text:span></text:span><text:span text:style-name="_5f_opensymbol"><text:span text:style-name="T152"> </text:span></text:span><text:span text:style-name="_5f_opensymbol"><text:span text:style-name="T191">5</text:span></text:span><text:span text:style-name="_5f_pointillés_20_gris"><text:span text:style-name="T152">] </text:span></text:span><text:span text:style-name="_5f_opensymbol"><text:span text:style-name="T96">÷</text:span></text:span><text:span text:style-name="_5f_pointillés_20_gris"><text:span text:style-name="T152"> </text:span></text:span><text:span text:style-name="_5f_pointillés_20_gris"><text:span text:style-name="T156">2</text:span></text:span></text:p>
        <text:p text:style-name="P47"><text:span text:style-name="_5f_pointillés_20_gris"><text:span text:style-name="T98">F</text:span></text:span><text:span text:style-name="_5f_opensymbol"><text:span text:style-name="T151">=</text:span></text:span><text:span text:style-name="_5f_pointillés_20_gris"><text:span text:style-name="T156">138 </text:span></text:span><text:span text:style-name="_5f_opensymbol"><text:span text:style-name="T96">÷</text:span></text:span><text:span text:style-name="_5f_pointillés_20_gris"><text:span text:style-name="T152"> </text:span></text:span><text:span text:style-name="_5f_pointillés_20_gris"><text:span text:style-name="T156">2 = 69</text:span></text:span></text:p>
      </text:section>
      <text:list xml:id="list192752514228539" text:continue-numbering="true" text:style-name="Num_5f_Exo">
        <text:list-header>
          <text:h text:style-name="P51" text:outline-level="1"/>
        </text:list-header>
        <text:list-item>
          <text:h text:style-name="P54" text:outline-level="1"><text:span text:style-name="T85"> On donne </text:span><text:span text:style-name="T68">X</text:span><text:span text:style-name="T118"> </text:span><text:span text:style-name="_5f_opensymbol"><text:span text:style-name="T118">=</text:span></text:span><text:span text:style-name="T119"> </text:span><text:span text:style-name="T85">10,8 ; </text:span><text:span text:style-name="T68">y</text:span><text:span text:style-name="T118"> </text:span><text:span text:style-name="_5f_opensymbol"><text:span text:style-name="T118">=</text:span></text:span><text:span text:style-name="T119"> </text:span><text:span text:style-name="T85">5,4 et</text:span><text:span text:style-name="T120"> </text:span><text:span text:style-name="T68">z</text:span><text:span text:style-name="T118"> </text:span><text:span text:style-name="_5f_opensymbol"><text:span text:style-name="T118">=</text:span></text:span><text:span text:style-name="T119"> </text:span><text:span text:style-name="T85">9. <text:line-break/>Dans chacune des expressions suivantes, remplace les lettres par leur valeur puis calcule.</text:span></text:h>
        </text:list-item>
      </text:list>
      <text:list xml:id="list192752880357653" text:continue-list="list192751595197760" text:style-name="liste_5f_abc">
        <text:list-item text:start-value="1">
          <text:p text:style-name="P68"><text:span text:style-name="T68">X</text:span><text:span text:style-name="T118"> </text:span><text:span text:style-name="_5f_Consigne"><text:span text:style-name="T121"></text:span></text:span><text:span text:style-name="T85"><draw:frame draw:style-name="fr5" draw:name="Objet23" text:anchor-type="as-char" svg:width="0.547cm" svg:height="1.028cm" draw:z-index="25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<text:p text:style-name="P69"/>
        </text:list-item>
      </text:list>
      <text:list xml:id="list192752982657591" text:continue-list="list3206987934" text:style-name="_5f_Numérotation_20_des_20_exercices_20_livrets">
        <text:list-item>
          <text:list>
            <text:list-header>
              <text:p text:style-name="P70"><text:span text:style-name="_5f_pointillés_20_gris"><text:span text:style-name="T87">= 10,8 +</text:span></text:span><text:span text:style-name="_5f_pointillés_20_gris"><text:span text:style-name="T87"><draw:frame draw:style-name="fr4" draw:name="Objet5" text:anchor-type="as-char" svg:width="0.829cm" svg:height="0.87cm" draw:z-index="26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        <text:p text:style-name="P74"><text:span text:style-name="_5f_pointillés_20_gris"><text:span text:style-name="T87">= 10,8 + 0,6</text:span></text:span></text:p>
              <text:p text:style-name="P74"><text:span text:style-name="_5f_pointillés_20_gris"><text:span text:style-name="T87">= 11,4</text:span></text:span></text:p>
            </text:list-header>
          </text:list>
        </text:list-item>
      </text:list>
      <text:list xml:id="list192752371072010" text:continue-list="list192752880357653" text:style-name="liste_5f_abc">
        <text:list-item>
          <text:p text:style-name="P67"><draw:frame draw:style-name="fr5" draw:name="Objet6" text:anchor-type="as-char" svg:width="1.298cm" svg:height="1.028cm" draw:z-index="2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text:p text:style-name="P83"/>
        </text:list-item>
      </text:list>
      <text:list xml:id="list192751028610319" text:continue-list="list192752982657591" text:style-name="_5f_Numérotation_20_des_20_exercices_20_livrets">
        <text:list-item>
          <text:list>
            <text:list-header>
              <text:p text:style-name="P70"><text:span text:style-name="_5f_pointillés_20_gris"><text:span text:style-name="T87">= </text:span></text:span><text:span text:style-name="_5f_pointillés_20_gris"><text:span text:style-name="T87"><draw:frame draw:style-name="fr4" draw:name="Objet7" text:anchor-type="as-char" svg:width="2.208cm" svg:height="0.873cm" draw:z-index="28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      <text:p text:style-name="P74"><text:span text:style-name="_5f_pointillés_20_gris"><text:span text:style-name="T87">= 16,2 </text:span></text:span><text:span text:style-name="_5f_pointillés_20_gris"><text:span text:style-name="T150">÷</text:span></text:span><text:span text:style-name="_5f_pointillés_20_gris"><text:span text:style-name="T87"> 9</text:span></text:span></text:p>
              <text:p text:style-name="P74"><text:span text:style-name="_5f_pointillés_20_gris"><text:span text:style-name="T87">= 1,8</text:span></text:span></text:p>
            </text:list-header>
          </text:list>
        </text:list-item>
      </text:list>
      <text:list xml:id="list192751196037429" text:continue-list="list192752371072010" text:style-name="liste_5f_abc">
        <text:list-item>
          <text:p text:style-name="P84"><text:span text:style-name="_5f_pointillés_20_gris"><text:span text:style-name="T85"><draw:frame draw:style-name="fr6" draw:name="Objet3" text:anchor-type="as-char" svg:y="-0.483cm" svg:width="1.275cm" svg:height="1.028cm" draw:z-index="29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/text:p>
          <text:p text:style-name="P76"><text:span text:style-name="_5f_pointillés_20_gris"><text:span text:style-name="T85"/></text:span></text:p>
          <text:list>
            <text:list-header>
              <text:p text:style-name="P71"><text:span text:style-name="_5f_pointillés_20_gris"><text:span text:style-name="T87">= </text:span></text:span><text:span text:style-name="_5f_pointillés_20_gris"><text:span text:style-name="T87"><draw:frame draw:style-name="fr4" draw:name="Objet16" text:anchor-type="as-char" svg:width="1.647cm" svg:height="0.873cm" draw:z-index="30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        <text:p text:style-name="P75"><text:span text:style-name="_5f_pointillés_20_gris"><text:span text:style-name="T87">= 1</text:span></text:span><text:span text:style-name="_5f_pointillés_20_gris"><text:span text:style-name="T88">0,8</text:span></text:span><text:span text:style-name="_5f_pointillés_20_gris"><text:span text:style-name="T87"> </text:span></text:span><text:span text:style-name="_5f_pointillés_20_gris"><text:span text:style-name="T150">÷</text:span></text:span><text:span text:style-name="_5f_pointillés_20_gris"><text:span text:style-name="T87"> </text:span></text:span><text:span text:style-name="_5f_pointillés_20_gris"><text:span text:style-name="T88">14,4</text:span></text:span></text:p>
              <text:p text:style-name="P75"><text:span text:style-name="_5f_pointillés_20_gris"><text:span text:style-name="T87">= </text:span></text:span><text:span text:style-name="_5f_pointillés_20_gris"><text:span text:style-name="T88">0,75</text:span></text:span></text:p>
            </text:list-header>
          </text:list>
        </text:list-item>
        <text:list-item>
          <text:p text:style-name="P67"><draw:frame draw:style-name="fr5" draw:name="Objet13" text:anchor-type="as-char" svg:width="1.298cm" svg:height="1.028cm" draw:z-index="31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text:p text:style-name="P83"/>
          <text:list>
            <text:list-header>
              <text:p text:style-name="P71"><text:span text:style-name="_5f_pointillés_20_gris"><text:span text:style-name="T87">= </text:span></text:span><text:span text:style-name="_5f_pointillés_20_gris"><text:span text:style-name="T87"><draw:frame draw:style-name="fr4" draw:name="Objet18" text:anchor-type="as-char" svg:width="2.208cm" svg:height="0.873cm" draw:z-index="32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        <text:p text:style-name="P75"><text:span text:style-name="_5f_pointillés_20_gris"><text:span text:style-name="T87">= 1</text:span></text:span><text:span text:style-name="_5f_pointillés_20_gris"><text:span text:style-name="T88">6,2</text:span></text:span><text:span text:style-name="_5f_pointillés_20_gris"><text:span text:style-name="T87"> </text:span></text:span><text:span text:style-name="_5f_pointillés_20_gris"><text:span text:style-name="T150">÷</text:span></text:span><text:span text:style-name="_5f_pointillés_20_gris"><text:span text:style-name="T87"> </text:span></text:span><text:span text:style-name="_5f_pointillés_20_gris"><text:span text:style-name="T88">14,4</text:span></text:span></text:p>
              <text:p text:style-name="P75"><text:span text:style-name="_5f_pointillés_20_gris"><text:span text:style-name="T129">= </text:span></text:span><text:span text:style-name="_5f_pointillés_20_gris"><text:span text:style-name="T130">1,125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Bitstream Vera Sans8" svg:font-family="'Bitstream Vera Sans'" style:font-family-generic="roman"/>
    <style:font-face style:name="Liberation Sans1" svg:font-family="'Liberation Sans'" style:font-family-generic="roman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itstream Vera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itstream Vera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7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7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style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Niveau_5f_jaune" style:display-name="_Niveau_jaune" style:family="text">
      <style:text-properties fo:color="#000000" loext:opacity="100%" style:font-name="Bitstream Vera Sans7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7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7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7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7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correction" style:display-name="_correction" style:family="text">
      <style:text-properties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7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7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7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en-tête_5f_exemple_5f_jaune" style:display-name="_en-tête_exemple_jaune" style:family="text">
      <style:text-properties style:use-window-font-color="true" loext:opacity="0%" style:font-name="Bitstream Vera Sans1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Exemple_5f_variable" style:display-name="Exemple_variable" style:family="text" style:parent-style-name="Exemple_5f_bold">
      <style:text-properties fo:color="#4d4d4d" loext:opacity="100%" style:font-name="Times New Roman" fo:font-family="'Times New Roman'" style:font-family-generic="roman" style:font-pitch="variable" fo:font-size="10pt" fo:font-style="italic" fo:font-weight="normal" style:font-size-asian="10pt" style:font-style-asian="italic" style:font-size-complex="10pt" style:font-style-complex="italic"/>
    </style:style>
    <style:style style:name="Exemple_5f_bold" style:display-name="Exemple_bold" style:family="text">
      <style:text-properties fo:color="#4d4d4d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_5f_taille12" style:display-name="_taille12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6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fo:font-style="normal" fo:font-weight="bold" officeooo:rsid="001f37b8" officeooo:paragraph-rsid="00281999" style:font-size-asian="20pt" style:font-style-asian="normal" style:font-weight-asian="bold" style:font-size-complex="20pt" style:font-style-complex="normal" style:font-weight-complex="bold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6b667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1_20__28_une_20_colonne_29__20_paire_20__28_G_29_" style:display-name="_Fiche éditeur série 1 (une colonne) paire (G)" style:page-layout-name="Mpm18" style:next-style-name="_5f_Fiche_20_éditeur_20_série_20_1_20__28_une_20_colonne_29__20__20_impaire_20__28_D_29_">
      <style:header>
        <text:p text:style-name="Entête_20_couleur"><text:span text:style-name="MT1">Série 1 :</text:span> <text:span text:style-name="MT1">Priorités opératoires</text:span></text:p>
      </style:header>
      <style:footer>
        <text:p text:style-name="MP22">Priorités, distributivité : Chapitre N1 </text:p>
      </style:footer>
    </style:master-page>
    <style:master-page style:name="_5f_Fiche_20_éditeur_20_série_20_1_20__28_une_20_colonne_29__20__20_impaire_20__28_D_29_" style:display-name="_Fiche éditeur série 1 (une colonne)  impaire (D)" style:page-layout-name="Mpm19" style:next-style-name="_5f_Fiche_20_éditeur_20_série_20_1_20__28_une_20_colonne_29__20_paire_20__28_G_29_">
      <style:header>
        <text:p text:style-name="Entête_20_couleur">Série 1 : Priorités opératoires</text:p>
      </style:header>
      <style:footer>
        <text:p text:style-name="MP23">Chapitre N1 : Priorité, distributivité</text:p>
      </style:footer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24"><draw:path text:anchor-type="paragraph" draw:z-index="8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34" draw:name="Forme3" draw:style-name="Mgr3" draw:text-style-name="MP26" svg:x1="16.852cm" svg:y1="0.36cm" svg:x2="20.498cm" svg:y2="0.36cm"><text:p/></draw:line>Calculer une expression avec parenthèses</text:p>
      </style:header>
      <style:footer>
        <text:p text:style-name="MP28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29"><draw:g text:anchor-type="paragraph" draw:z-index="37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9</text:page-number></text:p></draw:text-box></draw:frame><text:p text:style-name="MP31">Nombres <text:span text:style-name="MT6">décimaux</text:span> • A<text:span text:style-name="MT6">1</text:span></text:p></draw:text-box></draw:frame></text:p>
      </style:footer>
    </style:master-page>
    <style:master-page style:name="First_20_Page" style:display-name="First Page" style:page-layout-name="Mpm21" style:next-style-name="Standard"/>
    <style:master-page style:name="Envelope" style:page-layout-name="Mpm22"/>
    <style:master-page style:name="Index" style:page-layout-name="Mpm21"/>
    <style:master-page style:name="Footnote" style:page-layout-name="Mpm23"/>
    <style:master-page style:name="Landscape" style:page-layout-name="Mpm2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3T19:27:50.401000000</dc:date>
    <meta:editing-duration>PT9H53M21S</meta:editing-duration>
    <meta:editing-cycles>79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0" meta:object-count="20" meta:page-count="3" meta:paragraph-count="202" meta:word-count="1280" meta:character-count="4484" meta:non-whitespace-character-count="298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4</math:mn>
    </math:mfrac>
    <math:annotation math:encoding="StarMath 5.0">{5} over {4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row>
        <math:mn>17</math:mn>
        <math:mrow>
          <math:mi/>
          <math:mo math:stretchy="false">−</math:mo>
          <math:mi/>
        </math:mrow>
        <math:mn>5</math:mn>
      </math:mrow>
      <math:mn>3</math:mn>
    </math:mfrac>
    <math:annotation math:encoding="StarMath 5.0">{{17}` - `{5}} over {3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row>
        <math:mn>15</math:mn>
        <math:mi/>
        <math:mi math:fontstyle="normal">×</math:mi>
        <math:mi/>
        <math:mn>4</math:mn>
      </math:mrow>
      <math:mrow>
        <math:mn>3</math:mn>
        <math:mrow>
          <math:mi/>
          <math:mo math:stretchy="false">−</math:mo>
          <math:mi/>
        </math:mrow>
        <math:mn>2</math:mn>
      </math:mrow>
    </math:mfrac>
    <math:annotation math:encoding="StarMath 5.0">{{15}`×`{4}} over {{3}`-`{2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n>13</math:mn>
        <math:mi/>
        <math:mi math:fontstyle="normal">×</math:mi>
        <math:mi/>
        <math:mrow>
          <math:mo math:stretchy="false">(</math:mo>
          <math:mrow>
            <math:mn>4</math:mn>
            <math:mrow>
              <math:mi/>
              <math:mo math:stretchy="false">+</math:mo>
              <math:mi/>
            </math:mrow>
            <math:mn>7</math:mn>
          </math:mrow>
          <math:mo math:stretchy="false">)</math:mo>
        </math:mrow>
        <math:mrow>
          <math:mi/>
          <math:mo math:stretchy="false">−</math:mo>
          <math:mi/>
        </math:mrow>
        <math:mn>5</math:mn>
      </math:mrow>
      <math:mrow>
        <math:mn>13</math:mn>
        <math:mrow>
          <math:mi/>
          <math:mo math:stretchy="false">−</math:mo>
          <math:mi/>
        </math:mrow>
        <math:mrow>
          <math:mo math:stretchy="false">(</math:mo>
          <math:mrow>
            <math:mn>2</math:mn>
            <math:mi/>
            <math:mi math:fontstyle="normal">×</math:mi>
            <math:mi/>
            <math:mn>4</math:mn>
            <math:mrow>
              <math:mi/>
              <math:mo math:stretchy="false">+</math:mo>
              <math:mi/>
            </math:mrow>
            <math:mn>3</math:mn>
          </math:mrow>
          <math:mo math:stretchy="false">)</math:mo>
        </math:mrow>
      </math:mrow>
    </math:mfrac>
    <math:annotation math:encoding="StarMath 5.0">{{13}`×`({4}`+`{7})`-`{5}} over {{13}`-`({2}`×`{4}`+`{3})}</math:annotation>
  </math:semantics>
</math:math>
</file>

<file path=Object 13/content.xml><?xml version="1.0" encoding="utf-8"?>
<math xmlns="http://www.w3.org/1998/Math/MathML" display="block">
  <semantics>
    <mfrac>
      <mi>y</mi>
      <mi>z</mi>
    </mfrac>
    <annotation encoding="StarMath 5.0">{y} over {z}</annotation>
  </semantics>
</math>
</file>

<file path=Object 14/content.xml><?xml version="1.0" encoding="utf-8"?>
<math xmlns="http://www.w3.org/1998/Math/MathML" display="block">
  <semantics>
    <mfrac>
      <mn>5,4</mn>
      <mn>9</mn>
    </mfrac>
    <annotation encoding="StarMath 5.0">{5,4} over {9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row>
        <math:mi>x</math:mi>
        <math:mrow>
          <math:mi/>
          <math:mo math:stretchy="false">+</math:mo>
          <math:mi/>
        </math:mrow>
        <math:mi>y</math:mi>
      </math:mrow>
      <math:mi>z</math:mi>
    </math:mfrac>
    <math:annotation math:encoding="StarMath 5.0">{x`+`y} over {z}</math:annotation>
  </math:semantics>
</math:math>
</file>

<file path=Object 16/content.xml><?xml version="1.0" encoding="utf-8"?>
<math xmlns="http://www.w3.org/1998/Math/MathML" display="block">
  <semantics>
    <mfrac>
      <mrow>
        <mn>10,8</mn>
        <mrow>
          <mspace width="2em"/>
          <mo stretchy="false">+</mo>
          <mspace width="2em"/>
        </mrow>
        <mn>5,4</mn>
      </mrow>
      <mn>9</mn>
    </mfrac>
    <annotation encoding="StarMath 5.0">{10,8~+~5,4} over {9}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i>y</math:mi>
        <math:mrow>
          <math:mi/>
          <math:mo math:stretchy="false">+</math:mo>
          <math:mi/>
        </math:mrow>
        <math:mi>z</math:mi>
      </math:mrow>
    </math:mfrac>
    <math:annotation math:encoding="StarMath 5.0">{x} over {y`+`z}</math:annotation>
  </math:semantics>
</math:math>
</file>

<file path=Object 18/content.xml><?xml version="1.0" encoding="utf-8"?>
<math xmlns="http://www.w3.org/1998/Math/MathML" display="block">
  <semantics>
    <mfrac>
      <mn>10,8</mn>
      <mrow>
        <mn>5,4</mn>
        <mrow>
          <mspace width="2em"/>
          <mo stretchy="false">+</mo>
          <mspace width="2em"/>
        </mrow>
        <mn>9</mn>
      </mrow>
    </mfrac>
    <annotation encoding="StarMath 5.0">{10,8} over {5,4~+~9}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row>
        <math:mi>x</math:mi>
        <math:mrow>
          <math:mi/>
          <math:mo math:stretchy="false">+</math:mo>
          <math:mi/>
        </math:mrow>
        <math:mi>y</math:mi>
      </math:mrow>
      <math:mrow>
        <math:mi>y</math:mi>
        <math:mrow>
          <math:mi/>
          <math:mo math:stretchy="false">+</math:mo>
          <math:mi/>
        </math:mrow>
        <math:mi>z</math:mi>
      </math:mrow>
    </math:mfrac>
    <math:annotation math:encoding="StarMath 5.0">{x`+`y} over {y`+`z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row>
        <math:mn>17</math:mn>
        <math:mrow>
          <math:mi/>
          <math:mo math:stretchy="false">−</math:mo>
          <math:mi/>
        </math:mrow>
        <math:mn>15</math:mn>
      </math:mrow>
      <math:mrow>
        <math:mn>3</math:mn>
        <math:mrow>
          <math:mi/>
          <math:mo math:stretchy="false">+</math:mo>
          <math:mi/>
        </math:mrow>
        <math:mn>2</math:mn>
      </math:mrow>
    </math:mfrac>
    <math:annotation math:encoding="StarMath 5.0">{{17}`-`{15}} over {{3}`+`{2}}</math:annotation>
  </math:semantics>
</math:math>
</file>

<file path=Object 20/content.xml><?xml version="1.0" encoding="utf-8"?>
<math xmlns="http://www.w3.org/1998/Math/MathML" display="block">
  <semantics>
    <mfrac>
      <mrow>
        <mn>10,8</mn>
        <mrow>
          <mspace width="2em"/>
          <mo stretchy="false">+</mo>
          <mspace width="2em"/>
        </mrow>
        <mn>5,4</mn>
      </mrow>
      <mrow>
        <mn>5,4</mn>
        <mrow>
          <mspace width="2em"/>
          <mo stretchy="false">+</mo>
          <mspace width="2em"/>
        </mrow>
        <mn>9</mn>
      </mrow>
    </mfrac>
    <annotation encoding="StarMath 5.0">{10,8~+~5,4} over {5,4~+~9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</math:mn>
    </math:mfrac>
    <math:annotation math:encoding="StarMath 5.0">{15} over {3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8</math:mn>
      <math:mrow>
        <math:mn>5</math:mn>
        <math:mrow>
          <math:mi/>
          <math:mo math:stretchy="false">+</math:mo>
          <math:mi/>
        </math:mrow>
        <math:mn>4</math:mn>
      </math:mrow>
    </math:mfrac>
    <math:annotation math:encoding="StarMath 5.0">{8} over {{5}`+`{4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n>15</math:mn>
        <math:mi/>
        <math:mi math:fontstyle="normal">×</math:mi>
        <math:mi/>
        <math:mn>4</math:mn>
      </math:mrow>
      <math:mrow>
        <math:mn>3</math:mn>
        <math:mrow>
          <math:mi/>
          <math:mo math:stretchy="false">−</math:mo>
          <math:mi/>
        </math:mrow>
        <math:mn>2</math:mn>
      </math:mrow>
    </math:mfrac>
    <math:annotation math:encoding="StarMath 5.0">{{15}`×`{4}} over {{3}`-`{2}}</math:annotation>
  </math:semantics>
</math:math>
</file>

<file path=Object 6/content.xml><?xml version="1.0" encoding="utf-8"?>
<math xmlns="http://www.w3.org/1998/Math/MathML">
  <semantics>
    <mrow>
      <mfrac>
        <mrow>
          <mrow>
            <mn>15</mn>
          </mrow>
          <mrow>
            <mi/>
            <mo stretchy="false">+</mo>
            <mi/>
          </mrow>
          <mrow>
            <mn>4</mn>
          </mrow>
        </mrow>
        <mrow>
          <mrow>
            <mn>13</mn>
          </mrow>
          <mrow>
            <mi/>
            <mo stretchy="false">−</mo>
            <mi/>
          </mrow>
          <mrow>
            <mn>3</mn>
          </mrow>
        </mrow>
      </mfrac>
    </mrow>
    <annotation encoding="StarMath 5.0">{{15}`+`{4}} over {{13}`-`{3}}</annotation>
  </semantics>
</math>
</file>

<file path=Object 7/content.xml><?xml version="1.0" encoding="utf-8"?>
<math xmlns="http://www.w3.org/1998/Math/MathML" display="block">
  <semantics>
    <mfrac>
      <mn>81</mn>
      <mn>9</mn>
    </mfrac>
    <annotation encoding="StarMath 5.0">{81} over {9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row>
        <math:mn>45</math:mn>
        <math:mi math:fontstyle="normal">,</math:mi>
        <math:mn>5</math:mn>
      </math:mrow>
      <math:mrow>
        <math:mn>2</math:mn>
        <math:mi/>
        <math:mi math:fontstyle="normal">×</math:mi>
        <math:mi/>
        <math:mn>3</math:mn>
        <math:mrow>
          <math:mi/>
          <math:mo math:stretchy="false">−</math:mo>
          <math:mi/>
        </math:mrow>
        <math:mn>1</math:mn>
      </math:mrow>
    </math:mfrac>
    <math:annotation math:encoding="StarMath 5.0">{{45},{5}} over {{2}`×` {3} `-` {1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27</math:mn>
      <math:mrow>
        <math:mn>2</math:mn>
        <math:mi/>
        <math:mi math:fontstyle="normal">×</math:mi>
        <math:mi/>
        <math:mn>3</math:mn>
      </math:mrow>
    </math:mfrac>
    <math:annotation math:encoding="StarMath 5.0">{27} over {{2}`×` {3}}</math:annotation>
  </math:semantics>
</math:math>
</file>